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2" svg:font-family="'Ubuntu Light'" style:font-pitch="variable"/>
    <style:font-face style:name="Ubuntu Light" svg:font-family="'Ubuntu Light'" style:font-adornments="Bold" style:font-pitch="variable"/>
    <style:font-face style:name="Ubuntu Light1"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1" fo:font-size="12pt" fo:language="es" fo:country="ES" officeooo:rsid="000a187c" officeooo:paragraph-rsid="0001d969" style:font-size-asian="12pt" style:font-size-complex="12pt"/>
    </style:style>
    <style:style style:name="P2" style:family="paragraph" style:parent-style-name="Standard">
      <style:text-properties style:font-name="Ubuntu Light1" fo:font-size="12pt" fo:language="es" fo:country="ES" officeooo:rsid="000a187c" officeooo:paragraph-rsid="000ed084" style:font-size-asian="12pt" style:font-size-complex="12pt"/>
    </style:style>
    <style:style style:name="P3" style:family="paragraph" style:parent-style-name="Standard">
      <style:text-properties style:font-name="Ubuntu Light1" fo:font-size="12pt" fo:language="es" fo:country="ES" officeooo:rsid="00183a4e" officeooo:paragraph-rsid="0001d969" style:font-size-asian="12pt" style:font-size-complex="12pt"/>
    </style:style>
    <style:style style:name="P4" style:family="paragraph" style:parent-style-name="Standard">
      <style:text-properties style:font-name="Ubuntu Light1" fo:font-size="12pt" fo:language="es" fo:country="ES" officeooo:rsid="00183a4e" officeooo:paragraph-rsid="0011d08a" style:font-size-asian="12pt" style:font-size-complex="12pt"/>
    </style:style>
    <style:style style:name="P5" style:family="paragraph" style:parent-style-name="Standard">
      <style:text-properties style:font-name="Ubuntu Light1" fo:font-size="12pt" fo:language="es" fo:country="ES" officeooo:rsid="00183a4e" officeooo:paragraph-rsid="001b470e" style:font-size-asian="12pt" style:font-size-complex="12pt"/>
    </style:style>
    <style:style style:name="P6" style:family="paragraph" style:parent-style-name="Standard">
      <style:text-properties style:font-name="Ubuntu Light1" fo:font-size="12pt" fo:language="es" fo:country="ES" officeooo:rsid="0001d969" officeooo:paragraph-rsid="0001d969" style:font-size-asian="12pt" style:font-size-complex="12pt"/>
    </style:style>
    <style:style style:name="P7" style:family="paragraph" style:parent-style-name="Standard">
      <style:text-properties style:font-name="Ubuntu Light1" fo:font-size="12pt" fo:language="es" fo:country="ES" officeooo:rsid="000b503c" officeooo:paragraph-rsid="000ed084" style:font-size-asian="12pt" style:font-size-complex="12pt"/>
    </style:style>
    <style:style style:name="P8" style:family="paragraph" style:parent-style-name="Standard">
      <style:text-properties style:font-name="Ubuntu Light1" fo:font-size="12pt" fo:language="es" fo:country="ES" officeooo:rsid="0011d08a" officeooo:paragraph-rsid="0011d08a" style:font-size-asian="12pt" style:font-size-complex="12pt"/>
    </style:style>
    <style:style style:name="P9" style:family="paragraph" style:parent-style-name="Standard">
      <style:text-properties style:font-name="Ubuntu Light1" fo:font-size="12pt" fo:language="es" fo:country="ES" officeooo:rsid="0054f32c" officeooo:paragraph-rsid="0001d969" style:font-size-asian="12pt" style:font-size-complex="12pt"/>
    </style:style>
    <style:style style:name="P10" style:family="paragraph" style:parent-style-name="Standard">
      <style:text-properties style:font-name="Ubuntu Light1" fo:font-size="12pt" fo:language="es" fo:country="ES" officeooo:rsid="0058fae9" officeooo:paragraph-rsid="0001d969" style:font-size-asian="12pt" style:font-size-complex="12pt"/>
    </style:style>
    <style:style style:name="P11" style:family="paragraph" style:parent-style-name="Standard">
      <style:text-properties style:font-name="Ubuntu Light1" fo:font-size="12pt" fo:language="es" fo:country="ES" officeooo:rsid="0017ea73" officeooo:paragraph-rsid="0017ea73" style:font-size-asian="12pt" style:font-size-complex="12pt"/>
    </style:style>
    <style:style style:name="P12" style:family="paragraph" style:parent-style-name="Standard">
      <style:text-properties style:font-name="Ubuntu Light1" fo:font-size="12pt" fo:language="es" fo:country="ES" officeooo:rsid="001b470e" officeooo:paragraph-rsid="001b470e" style:font-size-asian="12pt" style:font-size-complex="12pt"/>
    </style:style>
    <style:style style:name="P13" style:family="paragraph" style:parent-style-name="Standard">
      <style:text-properties style:font-name="Ubuntu Light1" fo:font-size="12pt" fo:language="es" fo:country="ES" officeooo:rsid="000a173b" officeooo:paragraph-rsid="00b7125e" style:font-size-asian="12pt" style:font-size-complex="12pt"/>
    </style:style>
    <style:style style:name="P14" style:family="paragraph" style:parent-style-name="Standard">
      <style:text-properties style:font-name="Ubuntu Light1" fo:font-size="12pt" fo:language="es" fo:country="ES" officeooo:rsid="000a173b" officeooo:paragraph-rsid="00e0c7a3" style:font-size-asian="12pt" style:font-size-complex="12pt"/>
    </style:style>
    <style:style style:name="P15" style:family="paragraph" style:parent-style-name="Standard">
      <style:text-properties style:font-name="Ubuntu Light1" fo:font-size="12pt" fo:language="es" fo:country="ES" officeooo:rsid="000a173b" officeooo:paragraph-rsid="00f2488f" style:font-size-asian="12pt" style:font-size-complex="12pt"/>
    </style:style>
    <style:style style:name="P16" style:family="paragraph" style:parent-style-name="Standard">
      <style:text-properties style:font-name="Ubuntu Light1" fo:font-size="12pt" fo:language="es" fo:country="ES" officeooo:rsid="0003ba32" officeooo:paragraph-rsid="000b047e" style:font-size-asian="12pt" style:font-size-complex="12pt"/>
    </style:style>
    <style:style style:name="P17" style:family="paragraph" style:parent-style-name="Standard">
      <style:text-properties style:font-name="Ubuntu Light1" fo:font-size="12pt" fo:language="es" fo:country="ES" officeooo:rsid="0003ba32" officeooo:paragraph-rsid="018d6b3d" style:font-size-asian="12pt" style:font-size-complex="12pt"/>
    </style:style>
    <style:style style:name="P18" style:family="paragraph" style:parent-style-name="Standard">
      <style:text-properties style:font-name="Ubuntu Light1"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1"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1" fo:language="es" fo:country="ES" officeooo:rsid="00183a4e" officeooo:paragraph-rsid="00030ffd"/>
    </style:style>
    <style:style style:name="P21" style:family="paragraph" style:parent-style-name="Standard">
      <style:text-properties style:font-name="Ubuntu Light1" fo:language="es" fo:country="ES" officeooo:rsid="00183a4e" officeooo:paragraph-rsid="003e5953"/>
    </style:style>
    <style:style style:name="P22" style:family="paragraph" style:parent-style-name="Standard">
      <style:text-properties style:font-name="Ubuntu Light1" fo:language="es" fo:country="ES" officeooo:rsid="00383752" officeooo:paragraph-rsid="00383752"/>
    </style:style>
    <style:style style:name="P23" style:family="paragraph" style:parent-style-name="Standard">
      <style:text-properties style:font-name="Ubuntu Light1" fo:language="es" fo:country="ES" officeooo:rsid="00390a46" officeooo:paragraph-rsid="00390a46"/>
    </style:style>
    <style:style style:name="P24" style:family="paragraph" style:parent-style-name="Standard">
      <style:text-properties style:font-name="Ubuntu Light1" fo:language="es" fo:country="ES" officeooo:rsid="00390a46" officeooo:paragraph-rsid="003a0208"/>
    </style:style>
    <style:style style:name="P25" style:family="paragraph" style:parent-style-name="Standard">
      <style:text-properties style:font-name="Ubuntu Light1" fo:language="es" fo:country="ES" officeooo:paragraph-rsid="0167acdf"/>
    </style:style>
    <style:style style:name="P26" style:family="paragraph" style:parent-style-name="Standard">
      <style:text-properties style:font-name="Ubuntu Light1" fo:font-size="16pt" fo:language="es" fo:country="ES" officeooo:rsid="000b503c" officeooo:paragraph-rsid="0001d969" style:font-size-asian="16pt" style:font-size-complex="16pt"/>
    </style:style>
    <style:style style:name="P27" style:family="paragraph" style:parent-style-name="Standard">
      <style:text-properties style:font-name="Ubuntu Light1" fo:font-size="16pt" fo:language="es" fo:country="ES" officeooo:rsid="00183a4e" officeooo:paragraph-rsid="001f9b70" style:font-size-asian="16pt" style:font-size-complex="16pt"/>
    </style:style>
    <style:style style:name="P28" style:family="paragraph" style:parent-style-name="Standard">
      <style:text-properties style:font-name="Ubuntu Light1" fo:font-size="16pt" fo:language="es" fo:country="ES" officeooo:rsid="000b047e" officeooo:paragraph-rsid="01296bf1" style:font-size-asian="16pt" style:font-size-complex="16pt"/>
    </style:style>
    <style:style style:name="P29" style:family="paragraph" style:parent-style-name="Standard">
      <style:text-properties style:font-name="Ubuntu Light1" fo:font-size="10pt" fo:language="es" fo:country="ES" officeooo:paragraph-rsid="018d6b3d" style:font-size-asian="10pt" style:font-size-complex="10pt"/>
    </style:style>
    <style:style style:name="P30" style:family="paragraph" style:parent-style-name="Standard">
      <style:text-properties style:font-name="Ubuntu Light2" fo:language="es" fo:country="ES" officeooo:rsid="001eb7f6" officeooo:paragraph-rsid="00e0c7a3"/>
    </style:style>
    <style:style style:name="P31" style:family="paragraph" style:parent-style-name="Standard">
      <style:text-properties style:font-name="Ubuntu Light2" fo:language="es" fo:country="ES" officeooo:rsid="00b5ed1f" officeooo:paragraph-rsid="00b5ed1f"/>
    </style:style>
    <style:style style:name="P32" style:family="paragraph" style:parent-style-name="Standard">
      <style:text-properties style:font-name="Ubuntu Light2" fo:language="es" fo:country="ES" officeooo:rsid="00b5ed1f" officeooo:paragraph-rsid="00e0c7a3"/>
    </style:style>
    <style:style style:name="P33" style:family="paragraph" style:parent-style-name="Standard">
      <style:text-properties style:font-name="Ubuntu Light2" fo:language="es" fo:country="ES" officeooo:rsid="00b5ed1f" officeooo:paragraph-rsid="00f2488f"/>
    </style:style>
    <style:style style:name="P34" style:family="paragraph" style:parent-style-name="Standard">
      <style:text-properties style:font-name="Ubuntu Light2" fo:language="es" fo:country="ES" officeooo:rsid="00b5ed1f" officeooo:paragraph-rsid="00fc1a8a"/>
    </style:style>
    <style:style style:name="P35" style:family="paragraph" style:parent-style-name="Standard">
      <style:text-properties style:font-name="Ubuntu Light2" fo:language="es" fo:country="ES" officeooo:rsid="00b5ed1f" officeooo:paragraph-rsid="0101027b"/>
    </style:style>
    <style:style style:name="P36" style:family="paragraph" style:parent-style-name="Standard">
      <style:text-properties style:font-name="Ubuntu Light2" fo:language="es" fo:country="ES" officeooo:rsid="00b5ed1f" officeooo:paragraph-rsid="01051710"/>
    </style:style>
    <style:style style:name="P37" style:family="paragraph" style:parent-style-name="Standard">
      <style:text-properties style:font-name="Ubuntu Light2" fo:language="es" fo:country="ES" officeooo:rsid="00b5ed1f" officeooo:paragraph-rsid="010f50b1"/>
    </style:style>
    <style:style style:name="P38" style:family="paragraph" style:parent-style-name="Standard">
      <style:text-properties style:font-name="Ubuntu Light2" fo:language="es" fo:country="ES" officeooo:rsid="00b5ed1f" officeooo:paragraph-rsid="01117b2a"/>
    </style:style>
    <style:style style:name="P39" style:family="paragraph" style:parent-style-name="Standard">
      <style:text-properties style:font-name="Ubuntu Light2" fo:language="es" fo:country="ES" officeooo:rsid="00b5ed1f" officeooo:paragraph-rsid="0111e6ef"/>
    </style:style>
    <style:style style:name="P40" style:family="paragraph" style:parent-style-name="Standard">
      <style:text-properties style:font-name="Ubuntu Light2" fo:language="es" fo:country="ES" officeooo:rsid="00b5ed1f" officeooo:paragraph-rsid="011400b9"/>
    </style:style>
    <style:style style:name="P41" style:family="paragraph" style:parent-style-name="Standard">
      <style:text-properties style:font-name="Ubuntu Light2" fo:language="es" fo:country="ES" officeooo:rsid="00b5ed1f" officeooo:paragraph-rsid="01167b25"/>
    </style:style>
    <style:style style:name="P42" style:family="paragraph" style:parent-style-name="Standard">
      <style:text-properties style:font-name="Ubuntu Light2" fo:language="es" fo:country="ES" officeooo:rsid="00b5ed1f" officeooo:paragraph-rsid="0118f11e"/>
    </style:style>
    <style:style style:name="P43" style:family="paragraph" style:parent-style-name="Standard">
      <style:text-properties style:font-name="Ubuntu Light2" fo:language="es" fo:country="ES" officeooo:rsid="00b5ed1f" officeooo:paragraph-rsid="0119e409"/>
    </style:style>
    <style:style style:name="P44" style:family="paragraph" style:parent-style-name="Standard">
      <style:text-properties style:font-name="Ubuntu Light2" fo:language="es" fo:country="ES" officeooo:rsid="00b5ed1f" officeooo:paragraph-rsid="011a1090"/>
    </style:style>
    <style:style style:name="P45" style:family="paragraph" style:parent-style-name="Standard">
      <style:text-properties style:font-name="Ubuntu Light2" fo:language="es" fo:country="ES" officeooo:rsid="00b5ed1f" officeooo:paragraph-rsid="011e72fc"/>
    </style:style>
    <style:style style:name="P46" style:family="paragraph" style:parent-style-name="Standard">
      <style:text-properties style:font-name="Ubuntu Light2" fo:language="es" fo:country="ES" officeooo:rsid="00b5ed1f" officeooo:paragraph-rsid="011ef80b"/>
    </style:style>
    <style:style style:name="P47" style:family="paragraph" style:parent-style-name="Standard">
      <style:text-properties style:font-name="Ubuntu Light2" fo:language="es" fo:country="ES" officeooo:rsid="00b35ba1" officeooo:paragraph-rsid="00b5467d"/>
    </style:style>
    <style:style style:name="P48" style:family="paragraph" style:parent-style-name="Standard">
      <style:text-properties style:font-name="Ubuntu Light2" fo:language="es" fo:country="ES" officeooo:rsid="00b35ba1" officeooo:paragraph-rsid="00e0c7a3"/>
    </style:style>
    <style:style style:name="P49" style:family="paragraph" style:parent-style-name="Standard">
      <style:text-properties style:font-name="Ubuntu Light2" fo:language="es" fo:country="ES" officeooo:rsid="00b35ba1" officeooo:paragraph-rsid="00f2488f"/>
    </style:style>
    <style:style style:name="P50" style:family="paragraph" style:parent-style-name="Standard">
      <style:text-properties style:font-name="Ubuntu Light2" fo:language="es" fo:country="ES" officeooo:rsid="00b35ba1" officeooo:paragraph-rsid="00fc1a8a"/>
    </style:style>
    <style:style style:name="P51" style:family="paragraph" style:parent-style-name="Standard">
      <style:text-properties style:font-name="Ubuntu Light2" fo:language="es" fo:country="ES" officeooo:rsid="00b35ba1" officeooo:paragraph-rsid="0101027b"/>
    </style:style>
    <style:style style:name="P52" style:family="paragraph" style:parent-style-name="Standard">
      <style:text-properties style:font-name="Ubuntu Light2" fo:language="es" fo:country="ES" officeooo:rsid="00b35ba1" officeooo:paragraph-rsid="01051710"/>
    </style:style>
    <style:style style:name="P53" style:family="paragraph" style:parent-style-name="Standard">
      <style:text-properties style:font-name="Ubuntu Light2" fo:language="es" fo:country="ES" officeooo:rsid="00b35ba1" officeooo:paragraph-rsid="010f50b1"/>
    </style:style>
    <style:style style:name="P54" style:family="paragraph" style:parent-style-name="Standard">
      <style:text-properties style:font-name="Ubuntu Light2" fo:language="es" fo:country="ES" officeooo:rsid="00b35ba1" officeooo:paragraph-rsid="01117b2a"/>
    </style:style>
    <style:style style:name="P55" style:family="paragraph" style:parent-style-name="Standard">
      <style:text-properties style:font-name="Ubuntu Light2" fo:language="es" fo:country="ES" officeooo:rsid="00b35ba1" officeooo:paragraph-rsid="0111e6ef"/>
    </style:style>
    <style:style style:name="P56" style:family="paragraph" style:parent-style-name="Standard">
      <style:text-properties style:font-name="Ubuntu Light2" fo:language="es" fo:country="ES" officeooo:rsid="00b35ba1" officeooo:paragraph-rsid="011400b9"/>
    </style:style>
    <style:style style:name="P57" style:family="paragraph" style:parent-style-name="Standard">
      <style:text-properties style:font-name="Ubuntu Light2" fo:language="es" fo:country="ES" officeooo:rsid="00b35ba1" officeooo:paragraph-rsid="01167b25"/>
    </style:style>
    <style:style style:name="P58" style:family="paragraph" style:parent-style-name="Standard">
      <style:text-properties style:font-name="Ubuntu Light2" fo:language="es" fo:country="ES" officeooo:rsid="00b35ba1" officeooo:paragraph-rsid="0118f11e"/>
    </style:style>
    <style:style style:name="P59" style:family="paragraph" style:parent-style-name="Standard">
      <style:text-properties style:font-name="Ubuntu Light2" fo:language="es" fo:country="ES" officeooo:rsid="00be2b54" officeooo:paragraph-rsid="00e0c7a3"/>
    </style:style>
    <style:style style:name="P60" style:family="paragraph" style:parent-style-name="Standard">
      <style:text-properties style:font-name="Ubuntu Light2" fo:language="es" fo:country="ES" officeooo:rsid="0112e28e" officeooo:paragraph-rsid="011400b9"/>
    </style:style>
    <style:style style:name="P61" style:family="paragraph" style:parent-style-name="Standard">
      <style:text-properties style:font-name="Ubuntu Light2" fo:language="es" fo:country="ES" officeooo:rsid="0112e28e" officeooo:paragraph-rsid="01167b25"/>
    </style:style>
    <style:style style:name="P62" style:family="paragraph" style:parent-style-name="Standard">
      <style:text-properties style:font-name="Ubuntu Light2" fo:language="es" fo:country="ES" officeooo:rsid="0112e28e" officeooo:paragraph-rsid="0118f11e"/>
    </style:style>
    <style:style style:name="P63" style:family="paragraph" style:parent-style-name="Standard">
      <style:text-properties style:font-name="Ubuntu Light2" fo:language="es" fo:country="ES" officeooo:rsid="0119185f" officeooo:paragraph-rsid="0119185f"/>
    </style:style>
    <style:style style:name="P64" style:family="paragraph" style:parent-style-name="Standard">
      <style:text-properties style:font-name="Ubuntu Light2" fo:language="es" fo:country="ES" officeooo:rsid="0119185f" officeooo:paragraph-rsid="0119e409"/>
    </style:style>
    <style:style style:name="P65" style:family="paragraph" style:parent-style-name="Standard">
      <style:text-properties style:font-name="Ubuntu Light2" fo:language="es" fo:country="ES" officeooo:rsid="0119185f" officeooo:paragraph-rsid="011a1090"/>
    </style:style>
    <style:style style:name="P66" style:family="paragraph" style:parent-style-name="Standard">
      <style:text-properties style:font-name="Ubuntu Light2" fo:language="es" fo:country="ES" officeooo:rsid="011b0ce1" officeooo:paragraph-rsid="011e72fc"/>
    </style:style>
    <style:style style:name="P67" style:family="paragraph" style:parent-style-name="Standard">
      <style:text-properties style:font-name="Ubuntu Light2" fo:language="es" fo:country="ES" officeooo:rsid="011b0ce1" officeooo:paragraph-rsid="011ef80b"/>
    </style:style>
    <style:style style:name="P68" style:family="paragraph" style:parent-style-name="Standard">
      <style:text-properties style:font-name="Ubuntu Light2" fo:language="es" fo:country="ES" officeooo:rsid="011e72fc" officeooo:paragraph-rsid="011ef80b"/>
    </style:style>
    <style:style style:name="P69" style:family="paragraph" style:parent-style-name="Standard">
      <style:text-properties style:font-name="Ubuntu Light2" fo:language="es" fo:country="ES" officeooo:rsid="0111e6ef" officeooo:paragraph-rsid="0111e6ef"/>
    </style:style>
    <style:style style:name="P70" style:family="paragraph" style:parent-style-name="Standard">
      <style:text-properties style:font-name="Ubuntu Light2" fo:language="es" fo:country="ES" officeooo:rsid="01296bf1" officeooo:paragraph-rsid="01296bf1"/>
    </style:style>
    <style:style style:name="P71" style:family="paragraph" style:parent-style-name="Standard">
      <style:text-properties style:font-name="Ubuntu Light2" fo:language="es" fo:country="ES" officeooo:rsid="01296bf1" officeooo:paragraph-rsid="0129c9b7"/>
    </style:style>
    <style:style style:name="P72" style:family="paragraph" style:parent-style-name="Standard">
      <style:text-properties style:font-name="Ubuntu Light2" fo:language="es" fo:country="ES" officeooo:rsid="01322c4a" officeooo:paragraph-rsid="0136e285"/>
    </style:style>
    <style:style style:name="P73" style:family="paragraph" style:parent-style-name="Standard">
      <style:text-properties style:font-name="Ubuntu Light2" fo:language="es" fo:country="ES" officeooo:rsid="01322c4a" officeooo:paragraph-rsid="01322c4a"/>
    </style:style>
    <style:style style:name="P74" style:family="paragraph" style:parent-style-name="Standard">
      <style:text-properties style:font-name="Ubuntu Light2" fo:language="es" fo:country="ES" officeooo:rsid="013550aa" officeooo:paragraph-rsid="013550aa"/>
    </style:style>
    <style:style style:name="P75" style:family="paragraph" style:parent-style-name="Standard">
      <style:text-properties style:font-name="Ubuntu Light2" fo:language="es" fo:country="ES" officeooo:rsid="0137652f" officeooo:paragraph-rsid="0137652f"/>
    </style:style>
    <style:style style:name="P76" style:family="paragraph" style:parent-style-name="Standard">
      <style:text-properties style:font-name="Ubuntu Light2" fo:language="es" fo:country="ES" officeooo:rsid="013974b7" officeooo:paragraph-rsid="013974b7"/>
    </style:style>
    <style:style style:name="P77" style:family="paragraph" style:parent-style-name="Standard">
      <style:text-properties style:font-name="Ubuntu Light2" fo:language="es" fo:country="ES" officeooo:rsid="0140ee72" officeooo:paragraph-rsid="0140ee72"/>
    </style:style>
    <style:style style:name="P78" style:family="paragraph" style:parent-style-name="Standard">
      <style:text-properties fo:language="es" fo:country="ES" officeooo:rsid="01322c4a" officeooo:paragraph-rsid="01322c4a"/>
    </style:style>
    <style:style style:name="P79" style:family="paragraph" style:parent-style-name="Standard">
      <style:text-properties fo:language="es" fo:country="ES" officeooo:paragraph-rsid="01296bf1"/>
    </style:style>
    <style:style style:name="P80" style:family="paragraph" style:parent-style-name="Standard">
      <style:text-properties fo:language="es" fo:country="ES" officeooo:rsid="01296bf1" officeooo:paragraph-rsid="0129c9b7"/>
    </style:style>
    <style:style style:name="P81" style:family="paragraph" style:parent-style-name="Standard">
      <style:text-properties fo:language="es" fo:country="ES" officeooo:rsid="0129c9b7" officeooo:paragraph-rsid="0129c9b7"/>
    </style:style>
    <style:style style:name="P82" style:family="paragraph" style:parent-style-name="Standard">
      <style:text-properties fo:language="es" fo:country="ES" officeooo:rsid="0129c9b7" officeooo:paragraph-rsid="012a0328"/>
    </style:style>
    <style:style style:name="P83" style:family="paragraph" style:parent-style-name="Standard">
      <style:text-properties fo:language="es" fo:country="ES" officeooo:paragraph-rsid="0136e285"/>
    </style:style>
    <style:style style:name="P84" style:family="paragraph" style:parent-style-name="Standard">
      <style:text-properties fo:language="es" fo:country="ES" officeooo:rsid="0136e285" officeooo:paragraph-rsid="0136e285"/>
    </style:style>
    <style:style style:name="P85" style:family="paragraph" style:parent-style-name="Standard">
      <style:text-properties fo:language="es" fo:country="ES" officeooo:rsid="012c6897" officeooo:paragraph-rsid="012c6897"/>
    </style:style>
    <style:style style:name="P86" style:family="paragraph" style:parent-style-name="Text_20_body">
      <style:text-properties style:font-name="Ubuntu Light1" fo:language="es" fo:country="ES"/>
    </style:style>
    <style:style style:name="P87" style:family="paragraph" style:parent-style-name="Text_20_body">
      <style:text-properties style:font-name="Ubuntu Light1" fo:language="es" fo:country="ES" officeooo:rsid="0069e653" officeooo:paragraph-rsid="0069e653"/>
    </style:style>
    <style:style style:name="P88" style:family="paragraph" style:parent-style-name="Text_20_body">
      <style:text-properties style:font-name="Ubuntu Light1" fo:language="es" fo:country="ES" officeooo:rsid="00183a4e"/>
    </style:style>
    <style:style style:name="P89" style:family="paragraph" style:parent-style-name="Text_20_body">
      <style:text-properties style:font-name="Ubuntu Light1" fo:language="es" fo:country="ES" officeooo:rsid="00183a4e" officeooo:paragraph-rsid="0083ba94"/>
    </style:style>
    <style:style style:name="P90" style:family="paragraph" style:parent-style-name="Text_20_body">
      <style:text-properties style:font-name="Ubuntu Light1" fo:language="es" fo:country="ES" officeooo:rsid="00be2b54"/>
    </style:style>
    <style:style style:name="P91" style:family="paragraph" style:parent-style-name="Text_20_body">
      <style:text-properties style:font-name="Ubuntu Light1" fo:language="es" fo:country="ES" officeooo:rsid="00f16847" officeooo:paragraph-rsid="010f50b1"/>
    </style:style>
    <style:style style:name="P92" style:family="paragraph" style:parent-style-name="Text_20_body">
      <style:text-properties style:font-name="Ubuntu Light1" fo:language="es" fo:country="ES" officeooo:rsid="00f16847" officeooo:paragraph-rsid="01117b2a"/>
    </style:style>
    <style:style style:name="P93" style:family="paragraph" style:parent-style-name="Text_20_body">
      <style:text-properties style:font-name="Ubuntu Light1" fo:language="es" fo:country="ES" officeooo:rsid="00f16847" officeooo:paragraph-rsid="0111e6ef"/>
    </style:style>
    <style:style style:name="P94" style:family="paragraph" style:parent-style-name="Text_20_body">
      <style:text-properties style:font-name="Ubuntu Light1" fo:language="es" fo:country="ES" officeooo:rsid="00f16847" officeooo:paragraph-rsid="011400b9"/>
    </style:style>
    <style:style style:name="P95" style:family="paragraph" style:parent-style-name="Text_20_body">
      <style:text-properties style:font-name="Ubuntu Light1" fo:language="es" fo:country="ES" officeooo:rsid="00f16847" officeooo:paragraph-rsid="01167b25"/>
    </style:style>
    <style:style style:name="P96" style:family="paragraph" style:parent-style-name="Text_20_body">
      <style:text-properties style:font-name="Ubuntu Light1" fo:language="es" fo:country="ES" officeooo:rsid="00f16847" officeooo:paragraph-rsid="0118f11e"/>
    </style:style>
    <style:style style:name="P97" style:family="paragraph" style:parent-style-name="Text_20_body">
      <style:text-properties style:font-name="Ubuntu Light1" fo:language="es" fo:country="ES" officeooo:rsid="00f16847" officeooo:paragraph-rsid="0119e409"/>
    </style:style>
    <style:style style:name="P98" style:family="paragraph" style:parent-style-name="Text_20_body">
      <style:text-properties style:font-name="Ubuntu Light1" fo:language="es" fo:country="ES" officeooo:rsid="00f16847" officeooo:paragraph-rsid="011a1090"/>
    </style:style>
    <style:style style:name="P99" style:family="paragraph" style:parent-style-name="Text_20_body">
      <style:text-properties style:font-name="Ubuntu Light1" fo:language="es" fo:country="ES" officeooo:rsid="00f16847" officeooo:paragraph-rsid="011e72fc"/>
    </style:style>
    <style:style style:name="P100" style:family="paragraph" style:parent-style-name="Text_20_body">
      <style:text-properties style:font-name="Ubuntu Light1" fo:language="es" fo:country="ES" officeooo:rsid="00f16847" officeooo:paragraph-rsid="011ef80b"/>
    </style:style>
    <style:style style:name="P101" style:family="paragraph" style:parent-style-name="Text_20_body">
      <style:text-properties style:font-name="Ubuntu Light1" fo:language="es" fo:country="ES" officeooo:rsid="00f16847" officeooo:paragraph-rsid="00f2488f"/>
    </style:style>
    <style:style style:name="P102" style:family="paragraph" style:parent-style-name="Text_20_body">
      <style:text-properties style:font-name="Ubuntu Light1" fo:language="es" fo:country="ES" officeooo:rsid="00f16847" officeooo:paragraph-rsid="00fc1a8a"/>
    </style:style>
    <style:style style:name="P103" style:family="paragraph" style:parent-style-name="Text_20_body">
      <style:text-properties style:font-name="Ubuntu Light1" fo:language="es" fo:country="ES" officeooo:rsid="00f16847" officeooo:paragraph-rsid="0101027b"/>
    </style:style>
    <style:style style:name="P104" style:family="paragraph" style:parent-style-name="Text_20_body">
      <style:text-properties style:font-name="Ubuntu Light1" fo:language="es" fo:country="ES" officeooo:rsid="00f16847" officeooo:paragraph-rsid="01051710"/>
    </style:style>
    <style:style style:name="P105" style:family="paragraph" style:parent-style-name="Text_20_body">
      <style:text-properties style:font-name="Ubuntu Light1" fo:language="es" fo:country="ES" officeooo:rsid="0041b6e6" officeooo:paragraph-rsid="0041b6e6"/>
    </style:style>
    <style:style style:name="P106" style:family="paragraph" style:parent-style-name="Text_20_body">
      <style:text-properties style:font-name="Ubuntu Light1" fo:language="es" fo:country="ES" fo:font-weight="bold" style:font-weight-asian="bold" style:font-weight-complex="bold"/>
    </style:style>
    <style:style style:name="P107" style:family="paragraph" style:parent-style-name="Text_20_body">
      <style:text-properties style:font-name="Ubuntu Light1" fo:language="es" fo:country="ES" fo:font-weight="bold" officeooo:rsid="0041b6e6" officeooo:paragraph-rsid="0041b6e6" style:font-weight-asian="bold" style:font-weight-complex="bold"/>
    </style:style>
    <style:style style:name="P108" style:family="paragraph" style:parent-style-name="Text_20_body">
      <style:text-properties style:font-name="Ubuntu Light1" fo:language="es" fo:country="ES" fo:font-weight="bold" officeooo:rsid="00428409" officeooo:paragraph-rsid="00428409" style:font-weight-asian="bold" style:font-weight-complex="bold"/>
    </style:style>
    <style:style style:name="P109" style:family="paragraph" style:parent-style-name="Text_20_body">
      <style:text-properties style:font-name="Ubuntu Light1" fo:language="es" fo:country="ES" fo:font-weight="bold" officeooo:rsid="00428409" officeooo:paragraph-rsid="0063edf4" style:font-weight-asian="bold" style:font-weight-complex="bold"/>
    </style:style>
    <style:style style:name="P110" style:family="paragraph" style:parent-style-name="Text_20_body">
      <style:text-properties style:font-name="Ubuntu Light1" fo:language="es" fo:country="ES" fo:font-weight="bold" officeooo:rsid="00428409" officeooo:paragraph-rsid="007a9eaa" style:font-weight-asian="bold" style:font-weight-complex="bold"/>
    </style:style>
    <style:style style:name="P111" style:family="paragraph" style:parent-style-name="Text_20_body">
      <style:text-properties style:font-name="Ubuntu Light1" fo:language="es" fo:country="ES" fo:font-weight="bold" officeooo:rsid="0063edf4" officeooo:paragraph-rsid="007a9eaa" style:font-weight-asian="bold" style:font-weight-complex="bold"/>
    </style:style>
    <style:style style:name="P112" style:family="paragraph" style:parent-style-name="Text_20_body">
      <style:text-properties style:font-name="Ubuntu Light1" fo:language="es" fo:country="ES" fo:font-weight="bold" officeooo:rsid="0051d624" officeooo:paragraph-rsid="0051d624" style:font-weight-asian="bold" style:font-weight-complex="bold"/>
    </style:style>
    <style:style style:name="P113" style:family="paragraph" style:parent-style-name="Text_20_body">
      <style:text-properties style:font-name="Ubuntu Light1" fo:language="es" fo:country="ES" fo:font-weight="bold" officeooo:rsid="005f793d" officeooo:paragraph-rsid="005f793d" style:font-weight-asian="bold" style:font-weight-complex="bold"/>
    </style:style>
    <style:style style:name="P114" style:family="paragraph" style:parent-style-name="Text_20_body">
      <style:text-properties style:font-name="Ubuntu Light1" fo:language="es" fo:country="ES" fo:font-weight="bold" officeooo:paragraph-rsid="0083ba94" style:font-weight-asian="bold" style:font-weight-complex="bold"/>
    </style:style>
    <style:style style:name="P115" style:family="paragraph" style:parent-style-name="Text_20_body">
      <style:text-properties style:font-name="Ubuntu Light1" fo:language="es" fo:country="ES" fo:font-weight="bold" officeooo:paragraph-rsid="01ae89fe" style:font-weight-asian="bold" style:font-weight-complex="bold"/>
    </style:style>
    <style:style style:name="P116" style:family="paragraph" style:parent-style-name="Text_20_body">
      <style:text-properties style:font-name="Ubuntu Light1" fo:language="es" fo:country="ES" fo:font-weight="bold" officeooo:paragraph-rsid="01b33222" style:font-weight-asian="bold" style:font-weight-complex="bold"/>
    </style:style>
    <style:style style:name="P117" style:family="paragraph" style:parent-style-name="Text_20_body">
      <style:text-properties style:font-name="Ubuntu Light1" fo:language="es" fo:country="ES" officeooo:rsid="00428409" officeooo:paragraph-rsid="00428409"/>
    </style:style>
    <style:style style:name="P118" style:family="paragraph" style:parent-style-name="Text_20_body">
      <style:text-properties style:font-name="Ubuntu Light1" fo:language="es" fo:country="ES" officeooo:rsid="00441710" officeooo:paragraph-rsid="00441710"/>
    </style:style>
    <style:style style:name="P119" style:family="paragraph" style:parent-style-name="Text_20_body">
      <style:text-properties style:font-name="Ubuntu Light1" fo:language="es" fo:country="ES" officeooo:rsid="0044f59f" officeooo:paragraph-rsid="0044f59f"/>
    </style:style>
    <style:style style:name="P120" style:family="paragraph" style:parent-style-name="Text_20_body">
      <style:text-properties style:font-name="Ubuntu Light1" fo:language="es" fo:country="ES" fo:font-weight="normal" officeooo:rsid="0067a899" officeooo:paragraph-rsid="007a9eaa" style:font-weight-asian="normal" style:font-weight-complex="normal"/>
    </style:style>
    <style:style style:name="P121" style:family="paragraph" style:parent-style-name="Text_20_body">
      <style:text-properties style:font-name="Ubuntu Light1" fo:language="es" fo:country="ES" officeooo:rsid="0075b988"/>
    </style:style>
    <style:style style:name="P122" style:family="paragraph" style:parent-style-name="Text_20_body">
      <style:text-properties style:font-name="Ubuntu Light1" fo:language="es" fo:country="ES" officeooo:rsid="00030ffd"/>
    </style:style>
    <style:style style:name="P123" style:family="paragraph" style:parent-style-name="Text_20_body">
      <style:text-properties style:font-name="Ubuntu Light1" fo:language="es" fo:country="ES" officeooo:rsid="005051dd" officeooo:paragraph-rsid="005051dd"/>
    </style:style>
    <style:style style:name="P124" style:family="paragraph" style:parent-style-name="Text_20_body">
      <style:text-properties style:font-name="Ubuntu Light1" fo:language="es" fo:country="ES" officeooo:rsid="0051d624" officeooo:paragraph-rsid="0051d624"/>
    </style:style>
    <style:style style:name="P125" style:family="paragraph" style:parent-style-name="Text_20_body">
      <style:text-properties style:font-name="Ubuntu Light1" fo:language="es" fo:country="ES" officeooo:rsid="005b9b1b" officeooo:paragraph-rsid="005b9b1b"/>
    </style:style>
    <style:style style:name="P126" style:family="paragraph" style:parent-style-name="Text_20_body">
      <style:text-properties style:font-name="Ubuntu Light1" fo:language="es" fo:country="ES" officeooo:rsid="005ca7ea" officeooo:paragraph-rsid="005ca7ea"/>
    </style:style>
    <style:style style:name="P127" style:family="paragraph" style:parent-style-name="Text_20_body">
      <style:text-properties style:font-name="Ubuntu Light1" fo:language="es" fo:country="ES" officeooo:rsid="005f793d" officeooo:paragraph-rsid="005f793d"/>
    </style:style>
    <style:style style:name="P128" style:family="paragraph" style:parent-style-name="Text_20_body">
      <style:text-properties style:font-name="Ubuntu Light1" fo:language="es" fo:country="ES" officeooo:rsid="007d182b"/>
    </style:style>
    <style:style style:name="P129" style:family="paragraph" style:parent-style-name="Text_20_body">
      <style:text-properties style:font-name="Ubuntu Light1" fo:language="es" fo:country="ES" officeooo:paragraph-rsid="0083ba94"/>
    </style:style>
    <style:style style:name="P130" style:family="paragraph" style:parent-style-name="Text_20_body">
      <style:text-properties style:font-name="Ubuntu Light1" fo:language="es" fo:country="ES" officeooo:paragraph-rsid="0087b784"/>
    </style:style>
    <style:style style:name="P131" style:family="paragraph" style:parent-style-name="Text_20_body">
      <style:text-properties style:font-name="Ubuntu Light1" fo:language="es" fo:country="ES" officeooo:rsid="00b35ba1"/>
    </style:style>
    <style:style style:name="P132" style:family="paragraph" style:parent-style-name="Text_20_body">
      <style:text-properties style:font-name="Ubuntu Light1" fo:language="es" fo:country="ES" officeooo:rsid="016b0def" officeooo:paragraph-rsid="016b0def"/>
    </style:style>
    <style:style style:name="P133" style:family="paragraph" style:parent-style-name="Text_20_body">
      <style:text-properties style:font-name="Ubuntu Light1" fo:language="es" fo:country="ES" officeooo:paragraph-rsid="01790f8b"/>
    </style:style>
    <style:style style:name="P134" style:family="paragraph" style:parent-style-name="Text_20_body">
      <style:text-properties style:font-name="Ubuntu Light1" fo:language="es" fo:country="ES" officeooo:paragraph-rsid="017c296c"/>
    </style:style>
    <style:style style:name="P135" style:family="paragraph" style:parent-style-name="Text_20_body">
      <style:text-properties style:font-name="Ubuntu Light1" fo:language="es" fo:country="ES" officeooo:paragraph-rsid="01ae89fe"/>
    </style:style>
    <style:style style:name="P136" style:family="paragraph" style:parent-style-name="Text_20_body">
      <style:text-properties style:font-name="Ubuntu Light1" fo:language="es" fo:country="ES" officeooo:rsid="01ae89fe" officeooo:paragraph-rsid="01ae89fe"/>
    </style:style>
    <style:style style:name="P137" style:family="paragraph" style:parent-style-name="Text_20_body">
      <style:text-properties style:font-name="Ubuntu Light1" fo:language="es" fo:country="ES" officeooo:paragraph-rsid="01b33222"/>
    </style:style>
    <style:style style:name="P138" style:family="paragraph" style:parent-style-name="Text_20_body">
      <style:text-properties style:font-name="Ubuntu Light1" fo:language="es" fo:country="ES" officeooo:rsid="01b96cb4" officeooo:paragraph-rsid="01b96cb4"/>
    </style:style>
    <style:style style:name="P139" style:family="paragraph" style:parent-style-name="Text_20_body">
      <style:text-properties style:font-name="Ubuntu Light1" fo:language="es" fo:country="ES" officeooo:rsid="01b9e2de" officeooo:paragraph-rsid="01b9e2de"/>
    </style:style>
    <style:style style:name="P140" style:family="paragraph" style:parent-style-name="Text_20_body">
      <style:text-properties style:font-name="Ubuntu Light1" fo:language="es" fo:country="ES" officeooo:rsid="0169a66e" officeooo:paragraph-rsid="0169a66e"/>
    </style:style>
    <style:style style:name="P141" style:family="paragraph" style:parent-style-name="Text_20_body">
      <style:text-properties style:font-name="Ubuntu Light1" fo:language="es" fo:country="ES" officeooo:rsid="016a6b72" officeooo:paragraph-rsid="016a6b72"/>
    </style:style>
    <style:style style:name="P142" style:family="paragraph" style:parent-style-name="Text_20_body">
      <style:text-properties style:font-name="Ubuntu Light1" fo:language="es" fo:country="ES" officeooo:rsid="016c32f7" officeooo:paragraph-rsid="016c32f7"/>
    </style:style>
    <style:style style:name="P143" style:family="paragraph" style:parent-style-name="Text_20_body">
      <style:text-properties style:font-name="Ubuntu Light1" fo:language="es" fo:country="ES" officeooo:rsid="016e1920" officeooo:paragraph-rsid="016e1920"/>
    </style:style>
    <style:style style:name="P144" style:family="paragraph" style:parent-style-name="Text_20_body">
      <style:text-properties style:font-name="Ubuntu Light1" fo:language="es" fo:country="ES" officeooo:rsid="0194c3e7" officeooo:paragraph-rsid="0194c3e7"/>
    </style:style>
    <style:style style:name="P145" style:family="paragraph" style:parent-style-name="Text_20_body">
      <style:text-properties style:font-name="Ubuntu Light1" fo:font-size="16pt" fo:language="es" fo:country="ES" officeooo:paragraph-rsid="0001d969" style:font-size-asian="16pt" style:font-size-complex="16pt"/>
    </style:style>
    <style:style style:name="P146" style:family="paragraph" style:parent-style-name="Text_20_body">
      <style:text-properties style:font-name="Ubuntu Light1" fo:font-size="16pt" fo:language="es" fo:country="ES" officeooo:rsid="0001d969" officeooo:paragraph-rsid="0001d969" style:font-size-asian="16pt" style:font-size-complex="16pt"/>
    </style:style>
    <style:style style:name="P147" style:family="paragraph" style:parent-style-name="Text_20_body">
      <style:text-properties style:font-name="Ubuntu Light1" fo:font-size="12pt" fo:language="es" fo:country="ES" style:font-size-asian="12pt" style:font-size-complex="12pt"/>
    </style:style>
    <style:style style:name="P148" style:family="paragraph" style:parent-style-name="Text_20_body">
      <style:text-properties style:font-name="Ubuntu Light1" fo:font-size="12pt" fo:language="es" fo:country="ES" officeooo:rsid="00248279" officeooo:paragraph-rsid="00248279" style:font-size-asian="12pt" style:font-size-complex="12pt"/>
    </style:style>
    <style:style style:name="P149" style:family="paragraph" style:parent-style-name="Text_20_body">
      <style:text-properties style:font-name="Ubuntu Light1" fo:font-size="12pt" fo:language="es" fo:country="ES" officeooo:rsid="00248279" officeooo:paragraph-rsid="009803c0" style:font-size-asian="12pt" style:font-size-complex="12pt"/>
    </style:style>
    <style:style style:name="P150" style:family="paragraph" style:parent-style-name="Text_20_body">
      <style:text-properties style:font-name="Ubuntu Light1" fo:font-size="12pt" fo:language="es" fo:country="ES" officeooo:rsid="0001d969" officeooo:paragraph-rsid="0001d969" style:font-size-asian="12pt" style:font-size-complex="12pt"/>
    </style:style>
    <style:style style:name="P151" style:family="paragraph" style:parent-style-name="Text_20_body">
      <style:text-properties style:font-name="Ubuntu Light1" fo:font-size="12pt" fo:language="es" fo:country="ES" officeooo:rsid="0029f883" officeooo:paragraph-rsid="0029f883" style:font-size-asian="12pt" style:font-size-complex="12pt"/>
    </style:style>
    <style:style style:name="P152" style:family="paragraph" style:parent-style-name="Text_20_body">
      <style:text-properties style:font-name="Ubuntu Light1" fo:font-size="12pt" fo:language="es" fo:country="ES" officeooo:rsid="0095dbb1" officeooo:paragraph-rsid="0095dbb1" style:font-size-asian="12pt" style:font-size-complex="12pt"/>
    </style:style>
    <style:style style:name="P153" style:family="paragraph" style:parent-style-name="Text_20_body">
      <style:text-properties style:font-name="Ubuntu Light1" fo:font-size="12pt" fo:language="es" fo:country="ES" officeooo:rsid="00a68f71" officeooo:paragraph-rsid="00a68f71" style:font-size-asian="12pt" style:font-size-complex="12pt"/>
    </style:style>
    <style:style style:name="P154" style:family="paragraph" style:parent-style-name="Text_20_body">
      <style:text-properties style:font-name="Ubuntu Light1" fo:font-size="12pt" fo:language="es" fo:country="ES" officeooo:rsid="0003ba32" officeooo:paragraph-rsid="0146bd79" style:font-size-asian="12pt" style:font-size-complex="12pt"/>
    </style:style>
    <style:style style:name="P155" style:family="paragraph" style:parent-style-name="Text_20_body">
      <style:text-properties style:font-name="Ubuntu Light1" fo:font-size="12pt" fo:language="es" fo:country="ES" officeooo:rsid="014a9ef3" officeooo:paragraph-rsid="014a9ef3" style:font-size-asian="12pt" style:font-size-complex="12pt"/>
    </style:style>
    <style:style style:name="P156" style:family="paragraph" style:parent-style-name="Text_20_body">
      <style:text-properties style:font-name="Ubuntu Light1" fo:font-size="12pt" fo:language="es" fo:country="ES" officeooo:rsid="014c51da" officeooo:paragraph-rsid="014c51da" style:font-size-asian="12pt" style:font-size-complex="12pt"/>
    </style:style>
    <style:style style:name="P157" style:family="paragraph" style:parent-style-name="Text_20_body">
      <style:text-properties style:font-name="Ubuntu Light1" fo:font-size="12pt" fo:language="es" fo:country="ES" officeooo:rsid="014d97f1" officeooo:paragraph-rsid="014d97f1" style:font-size-asian="12pt" style:font-size-complex="12pt"/>
    </style:style>
    <style:style style:name="P158" style:family="paragraph" style:parent-style-name="Text_20_body">
      <style:text-properties style:font-name="Ubuntu Light1" fo:font-size="12pt" fo:language="es" fo:country="ES" officeooo:rsid="014d97f1" officeooo:paragraph-rsid="01504a6b" style:font-size-asian="12pt" style:font-size-complex="12pt"/>
    </style:style>
    <style:style style:name="P159" style:family="paragraph" style:parent-style-name="Text_20_body">
      <style:text-properties style:font-name="Ubuntu Light1" fo:font-size="12pt" fo:language="es" fo:country="ES" officeooo:rsid="014d97f1" officeooo:paragraph-rsid="01549990" style:font-size-asian="12pt" style:font-size-complex="12pt"/>
    </style:style>
    <style:style style:name="P160" style:family="paragraph" style:parent-style-name="Text_20_body">
      <style:text-properties style:font-name="Ubuntu Light1" fo:font-size="12pt" fo:language="es" fo:country="ES" officeooo:rsid="014db1cf" officeooo:paragraph-rsid="014db1cf" style:font-size-asian="12pt" style:font-size-complex="12pt"/>
    </style:style>
    <style:style style:name="P161" style:family="paragraph" style:parent-style-name="Text_20_body">
      <style:text-properties style:font-name="Ubuntu Light1" fo:font-size="12pt" fo:language="es" fo:country="ES" officeooo:rsid="01516e4d" officeooo:paragraph-rsid="01516e4d" style:font-size-asian="12pt" style:font-size-complex="12pt"/>
    </style:style>
    <style:style style:name="P162" style:family="paragraph" style:parent-style-name="Text_20_body">
      <style:text-properties style:font-name="Ubuntu Light1" fo:font-size="12pt" fo:language="es" fo:country="ES" officeooo:rsid="01563cb3" officeooo:paragraph-rsid="01563cb3" style:font-size-asian="12pt" style:font-size-complex="12pt"/>
    </style:style>
    <style:style style:name="P163" style:family="paragraph" style:parent-style-name="Text_20_body">
      <style:text-properties style:font-name="Ubuntu Light1" fo:font-size="12pt" fo:language="es" fo:country="ES" officeooo:paragraph-rsid="003c8356" style:font-size-asian="12pt" style:font-size-complex="12pt"/>
    </style:style>
    <style:style style:name="P164" style:family="paragraph" style:parent-style-name="Text_20_body">
      <style:text-properties style:font-name="Ubuntu Light1" fo:font-size="12pt" fo:language="es" fo:country="ES" officeooo:rsid="00095de5" officeooo:paragraph-rsid="00a20c5f" style:font-size-asian="12pt" style:font-size-complex="12pt"/>
    </style:style>
    <style:style style:name="P165" style:family="paragraph" style:parent-style-name="Text_20_body">
      <style:text-properties style:font-name="Ubuntu Light1" fo:font-size="12pt" fo:language="es" fo:country="ES" officeooo:rsid="01d15b26" officeooo:paragraph-rsid="01d15b26" style:font-size-asian="12pt" style:font-size-complex="12pt"/>
    </style:style>
    <style:style style:name="P166" style:family="paragraph" style:parent-style-name="Text_20_body">
      <style:text-properties style:font-name="Ubuntu Light1" fo:font-size="12pt" fo:language="es" fo:country="ES" officeooo:rsid="01c54714" officeooo:paragraph-rsid="01cf8cd9" style:font-size-asian="12pt" style:font-size-complex="12pt"/>
    </style:style>
    <style:style style:name="P167" style:family="paragraph" style:parent-style-name="Text_20_body">
      <style:text-properties style:font-name="Ubuntu Light1" fo:font-size="12pt" fo:language="es" fo:country="ES" officeooo:rsid="01cf8cd9" officeooo:paragraph-rsid="01d15b26" style:font-size-asian="12pt" style:font-size-complex="12pt"/>
    </style:style>
    <style:style style:name="P168" style:family="paragraph" style:parent-style-name="Text_20_body">
      <style:text-properties style:font-name="Ubuntu Light1" fo:font-size="12pt" fo:language="es" fo:country="ES" officeooo:rsid="01cf8cd9" officeooo:paragraph-rsid="01cf8cd9" style:font-size-asian="12pt" style:font-size-complex="12pt"/>
    </style:style>
    <style:style style:name="P169" style:family="paragraph" style:parent-style-name="Text_20_body">
      <style:text-properties style:font-name="Ubuntu Light1" fo:font-size="12pt" fo:language="es" fo:country="ES" fo:font-weight="normal" style:font-size-asian="12pt" style:font-weight-asian="normal" style:font-size-complex="12pt" style:font-weight-complex="normal"/>
    </style:style>
    <style:style style:name="P170" style:family="paragraph" style:parent-style-name="Text_20_body">
      <style:text-properties style:font-name="Ubuntu Light1" fo:font-size="12pt" fo:language="es" fo:country="ES" fo:font-weight="normal" officeooo:rsid="002c5d7f" style:font-size-asian="12pt" style:font-weight-asian="normal" style:font-size-complex="12pt" style:font-weight-complex="normal"/>
    </style:style>
    <style:style style:name="P171" style:family="paragraph" style:parent-style-name="Text_20_body">
      <style:text-properties style:font-name="Ubuntu Light1" fo:font-size="12pt" fo:language="es" fo:country="ES" fo:font-weight="bold" style:font-size-asian="12pt" style:font-weight-asian="bold" style:font-size-complex="12pt" style:font-weight-complex="bold"/>
    </style:style>
    <style:style style:name="P172" style:family="paragraph" style:parent-style-name="Text_20_body">
      <style:text-properties style:font-name="Ubuntu Light1" fo:font-size="12pt" fo:language="es" fo:country="ES" fo:font-weight="bold" officeooo:rsid="00f16847" officeooo:paragraph-rsid="00f2488f" style:font-size-asian="12pt" style:font-weight-asian="bold" style:font-size-complex="12pt" style:font-weight-complex="bold"/>
    </style:style>
    <style:style style:name="P173" style:family="paragraph" style:parent-style-name="Text_20_body">
      <style:text-properties style:font-name="Ubuntu Light1" fo:font-size="12pt" fo:language="es" fo:country="ES" fo:font-weight="bold" officeooo:rsid="014d97f1" officeooo:paragraph-rsid="014d97f1" style:font-size-asian="12pt" style:font-weight-asian="bold" style:font-size-complex="12pt" style:font-weight-complex="bold"/>
    </style:style>
    <style:style style:name="P174" style:family="paragraph" style:parent-style-name="Text_20_body">
      <style:text-properties style:font-name="Ubuntu Light1" fo:font-size="12pt" fo:language="es" fo:country="ES" fo:font-weight="bold" officeooo:rsid="00be19a1" officeooo:paragraph-rsid="00be19a1" style:font-size-asian="12pt" style:font-weight-asian="bold" style:font-size-complex="12pt" style:font-weight-complex="bold"/>
    </style:style>
    <style:style style:name="P175" style:family="paragraph" style:parent-style-name="Text_20_body">
      <style:text-properties style:font-name="Ubuntu Light1" fo:font-size="12pt" fo:language="es" fo:country="ES" style:font-size-asian="10.5pt" style:font-size-complex="12pt"/>
    </style:style>
    <style:style style:name="P176" style:family="paragraph" style:parent-style-name="Text_20_body">
      <style:text-properties style:font-name="Ubuntu Light1" fo:font-size="12pt" fo:language="es" fo:country="ES" officeooo:rsid="01ef5618" officeooo:paragraph-rsid="01ef5618" style:font-size-asian="10.5pt" style:font-size-complex="12pt"/>
    </style:style>
    <style:style style:name="P177" style:family="paragraph" style:parent-style-name="Text_20_body">
      <style:text-properties fo:font-size="12pt" fo:language="es" fo:country="ES" officeooo:rsid="0028a2d4" officeooo:paragraph-rsid="0028a2d4" style:font-size-asian="12pt" style:font-size-complex="12pt"/>
    </style:style>
    <style:style style:name="P178" style:family="paragraph" style:parent-style-name="Text_20_body">
      <style:text-properties fo:font-size="12pt" fo:language="es" fo:country="ES" officeooo:rsid="0028c47d" officeooo:paragraph-rsid="0028c47d" style:font-size-asian="12pt" style:font-size-complex="12pt"/>
    </style:style>
    <style:style style:name="P179" style:family="paragraph" style:parent-style-name="Text_20_body">
      <style:text-properties fo:font-size="12pt" fo:language="es" fo:country="ES" officeooo:rsid="01cc52b1" officeooo:paragraph-rsid="01cc52b1" style:font-size-asian="12pt" style:font-size-complex="12pt"/>
    </style:style>
    <style:style style:name="P180" style:family="paragraph" style:parent-style-name="Text_20_body">
      <style:text-properties fo:font-size="12pt" fo:language="es" fo:country="ES" officeooo:rsid="01c9c08b" officeooo:paragraph-rsid="01c9c08b" style:font-size-asian="12pt" style:font-size-complex="12pt"/>
    </style:style>
    <style:style style:name="P181" style:family="paragraph" style:parent-style-name="Text_20_body">
      <style:text-properties style:font-name="Ubuntu Light2" fo:font-size="12pt" fo:language="es" fo:country="ES" style:font-size-asian="12pt" style:font-size-complex="12pt"/>
    </style:style>
    <style:style style:name="P182" style:family="paragraph" style:parent-style-name="Text_20_body">
      <style:text-properties style:font-name="Ubuntu Light2" fo:font-size="12pt" fo:language="es" fo:country="ES" officeooo:rsid="0026b7ff" officeooo:paragraph-rsid="00248279" style:font-size-asian="12pt" style:font-size-complex="12pt"/>
    </style:style>
    <style:style style:name="P183" style:family="paragraph" style:parent-style-name="Text_20_body">
      <style:text-properties style:font-name="Ubuntu Light2" fo:font-size="12pt" fo:language="es" fo:country="ES" officeooo:rsid="0026b7ff" officeooo:paragraph-rsid="0096c1ac" style:font-size-asian="12pt" style:font-size-complex="12pt"/>
    </style:style>
    <style:style style:name="P184" style:family="paragraph" style:parent-style-name="Text_20_body">
      <style:text-properties style:font-name="Ubuntu Light2" fo:font-size="12pt" fo:language="es" fo:country="ES" officeooo:rsid="0024c501" officeooo:paragraph-rsid="009803c0" style:font-size-asian="12pt" style:font-size-complex="12pt"/>
    </style:style>
    <style:style style:name="P185" style:family="paragraph" style:parent-style-name="Text_20_body">
      <style:text-properties style:font-name="Ubuntu Light2" fo:language="es" fo:country="ES"/>
    </style:style>
    <style:style style:name="P186" style:family="paragraph" style:parent-style-name="Text_20_body">
      <style:text-properties style:font-name="Ubuntu Light2" fo:language="es" fo:country="ES" fo:font-weight="bold" style:font-weight-asian="bold" style:font-weight-complex="bold"/>
    </style:style>
    <style:style style:name="P187" style:family="paragraph" style:parent-style-name="Text_20_body">
      <style:text-properties style:font-name="Ubuntu Light2" fo:language="es" fo:country="ES" officeooo:rsid="0091f409" officeooo:paragraph-rsid="0091f409"/>
    </style:style>
    <style:style style:name="P188" style:family="paragraph" style:parent-style-name="Text_20_body">
      <style:text-properties style:font-name="Ubuntu Light2" fo:language="es" fo:country="ES" officeooo:rsid="0091f409" officeooo:paragraph-rsid="009375f2"/>
    </style:style>
    <style:style style:name="P189" style:family="paragraph" style:parent-style-name="Text_20_body">
      <style:text-properties fo:language="es" fo:country="ES"/>
    </style:style>
    <style:style style:name="P190" style:family="paragraph" style:parent-style-name="Text_20_body">
      <style:text-properties fo:language="es" fo:country="ES" officeooo:rsid="005051dd" officeooo:paragraph-rsid="005051dd"/>
    </style:style>
    <style:style style:name="P191" style:family="paragraph" style:parent-style-name="Text_20_body">
      <style:text-properties fo:language="es" fo:country="ES" officeooo:paragraph-rsid="0051d624"/>
    </style:style>
    <style:style style:name="P192" style:family="paragraph" style:parent-style-name="Text_20_body">
      <style:text-properties fo:language="es" fo:country="ES" officeooo:paragraph-rsid="00544fb6"/>
    </style:style>
    <style:style style:name="P193" style:family="paragraph" style:parent-style-name="Text_20_body">
      <style:text-properties fo:language="es" fo:country="ES" fo:font-weight="bold" officeooo:rsid="005b0cb0" officeooo:paragraph-rsid="005b0cb0" style:font-weight-asian="bold" style:font-weight-complex="bold"/>
    </style:style>
    <style:style style:name="P194" style:family="paragraph" style:parent-style-name="Text_20_body">
      <style:text-properties fo:language="es" fo:country="ES" officeooo:rsid="005f793d" officeooo:paragraph-rsid="005f793d"/>
    </style:style>
    <style:style style:name="P195" style:family="paragraph" style:parent-style-name="Text_20_body">
      <style:text-properties fo:language="es" fo:country="ES" officeooo:paragraph-rsid="003e5953"/>
    </style:style>
    <style:style style:name="P196" style:family="paragraph" style:parent-style-name="Text_20_body">
      <style:text-properties fo:language="es" fo:country="ES" officeooo:paragraph-rsid="0177f408"/>
    </style:style>
    <style:style style:name="P197" style:family="paragraph" style:parent-style-name="Text_20_body">
      <style:text-properties fo:language="es" fo:country="ES" officeooo:rsid="012fe761" officeooo:paragraph-rsid="01877301"/>
    </style:style>
    <style:style style:name="P198" style:family="paragraph" style:parent-style-name="Text_20_body">
      <style:text-properties fo:language="es" fo:country="ES" officeooo:rsid="01877301" officeooo:paragraph-rsid="01877301"/>
    </style:style>
    <style:style style:name="P199" style:family="paragraph" style:parent-style-name="Text_20_body">
      <style:text-properties fo:language="es" fo:country="ES" officeooo:paragraph-rsid="01ae89fe"/>
    </style:style>
    <style:style style:name="P200" style:family="paragraph" style:parent-style-name="Text_20_body">
      <style:text-properties fo:language="es" fo:country="ES" officeooo:paragraph-rsid="01d76de9"/>
    </style:style>
    <style:style style:name="P201" style:family="paragraph" style:parent-style-name="Text_20_body">
      <style:text-properties officeooo:paragraph-rsid="00248279"/>
    </style:style>
    <style:style style:name="P202" style:family="paragraph" style:parent-style-name="Quotations">
      <style:text-properties style:font-name="Ubuntu Light1" fo:language="es" fo:country="ES"/>
    </style:style>
    <style:style style:name="P203"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1" fo:font-size="12pt" fo:language="es" fo:country="ES" officeooo:rsid="00248279" officeooo:paragraph-rsid="0096c1ac" style:font-size-asian="12pt" style:font-size-complex="12pt"/>
    </style:style>
    <style:style style:name="P204" style:family="paragraph" style:parent-style-name="Text_20_body" style:master-page-name="">
      <style:paragraph-properties style:page-number="auto"/>
      <style:text-properties style:font-name="Ubuntu Light1" fo:font-size="12pt" fo:language="es" fo:country="ES" officeooo:rsid="00248279" officeooo:paragraph-rsid="009803c0" style:font-size-asian="12pt" style:font-size-complex="12pt"/>
    </style:style>
    <style:style style:name="P2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2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2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2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2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51710"/>
    </style:style>
    <style:style style:name="P21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2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2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2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2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2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2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2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2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2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2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2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2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2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2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22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0f2488f"/>
    </style:style>
    <style:style style:name="P22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0fc1a8a"/>
    </style:style>
    <style:style style:name="P22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1027b"/>
    </style:style>
    <style:style style:name="P22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51710"/>
    </style:style>
    <style:style style:name="P22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f50b1"/>
    </style:style>
    <style:style style:name="P23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17b2a"/>
    </style:style>
    <style:style style:name="P23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1e6ef"/>
    </style:style>
    <style:style style:name="P2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400b9"/>
    </style:style>
    <style:style style:name="P2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2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2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2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2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2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2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2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2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2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4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4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4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46"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47"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48"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49"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50"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paragraph-rsid="00dddeda"/>
    </style:style>
    <style:style style:name="P251"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1" fo:language="es" fo:country="ES" fo:font-weight="normal" style:font-weight-asian="normal" style:font-weight-complex="normal"/>
    </style:style>
    <style:style style:name="P252" style:family="paragraph" style:parent-style-name="Subtitle">
      <style:text-properties fo:language="es" fo:country="ES"/>
    </style:style>
    <style:style style:name="P253" style:family="paragraph" style:parent-style-name="Title">
      <style:text-properties fo:language="es" fo:country="ES" officeooo:rsid="000c63f9"/>
    </style:style>
    <style:style style:name="P254" style:family="paragraph" style:parent-style-name="Contents_20_Heading">
      <style:paragraph-properties fo:break-before="page"/>
    </style:style>
    <style:style style:name="P255" style:family="paragraph" style:parent-style-name="Standard" style:list-style-name="L1">
      <style:text-properties style:font-name="Ubuntu Light1" fo:font-size="12pt" fo:language="es" fo:country="ES" officeooo:rsid="000a187c" officeooo:paragraph-rsid="0001d969" style:font-size-asian="12pt" style:font-size-complex="12pt"/>
    </style:style>
    <style:style style:name="P256" style:family="paragraph" style:parent-style-name="Standard" style:list-style-name="">
      <style:text-properties style:font-name="Ubuntu Light1" fo:font-size="12pt" fo:language="es" fo:country="ES" officeooo:rsid="0003ba32" officeooo:paragraph-rsid="018d6b3d" style:font-size-asian="12pt" style:font-size-complex="12pt"/>
    </style:style>
    <style:style style:name="P257" style:family="paragraph" style:parent-style-name="Standard" style:list-style-name="L6">
      <style:text-properties style:font-name="Ubuntu Light1" fo:language="es" fo:country="ES" officeooo:rsid="00383752" officeooo:paragraph-rsid="00383752"/>
    </style:style>
    <style:style style:name="P258" style:family="paragraph" style:parent-style-name="Standard">
      <style:text-properties style:font-name="Ubuntu Light1" fo:font-size="16pt" fo:language="es" fo:country="ES" officeooo:rsid="00095de5" officeooo:paragraph-rsid="018d6b3d" style:font-size-asian="16pt" style:font-size-complex="16pt"/>
    </style:style>
    <style:style style:name="P259" style:family="paragraph" style:parent-style-name="Standard">
      <style:text-properties style:font-name="Ubuntu Light1" fo:font-size="16pt" fo:language="es" fo:country="ES" officeooo:rsid="000a173b" officeooo:paragraph-rsid="0199c109" style:font-size-asian="16pt" style:font-size-complex="16pt"/>
    </style:style>
    <style:style style:name="P260" style:family="paragraph" style:parent-style-name="Standard" style:list-style-name="L15">
      <style:text-properties officeooo:paragraph-rsid="01f20e6c"/>
    </style:style>
    <style:style style:name="P261" style:family="paragraph" style:parent-style-name="Standard" style:list-style-name="L15">
      <style:text-properties style:font-name="Ubuntu Light2" fo:language="es" fo:country="ES" officeooo:rsid="00b7125e" officeooo:paragraph-rsid="00ca9856"/>
    </style:style>
    <style:style style:name="P262" style:family="paragraph" style:parent-style-name="Standard" style:list-style-name="L15">
      <style:text-properties style:font-name="Ubuntu Light2" fo:language="es" fo:country="ES" officeooo:rsid="00b7125e" officeooo:paragraph-rsid="00b7125e"/>
    </style:style>
    <style:style style:name="P263" style:family="paragraph" style:parent-style-name="Standard" style:list-style-name="L15">
      <style:text-properties style:font-name="Ubuntu Light2" fo:language="es" fo:country="ES" officeooo:rsid="00b7125e" officeooo:paragraph-rsid="00e0c7a3"/>
    </style:style>
    <style:style style:name="P264" style:family="paragraph" style:parent-style-name="Standard" style:list-style-name="L15">
      <style:text-properties style:font-name="Ubuntu Light2" fo:language="es" fo:country="ES" officeooo:rsid="00b7125e" officeooo:paragraph-rsid="00f2488f"/>
    </style:style>
    <style:style style:name="P265" style:family="paragraph" style:parent-style-name="Standard" style:list-style-name="L15">
      <style:text-properties style:font-name="Ubuntu Light2" fo:language="es" fo:country="ES" officeooo:rsid="00b7125e" officeooo:paragraph-rsid="00fc1a8a"/>
    </style:style>
    <style:style style:name="P266" style:family="paragraph" style:parent-style-name="Standard" style:list-style-name="L15">
      <style:text-properties style:font-name="Ubuntu Light2" fo:language="es" fo:country="ES" officeooo:rsid="00b7125e" officeooo:paragraph-rsid="0101abbf"/>
    </style:style>
    <style:style style:name="P267" style:family="paragraph" style:parent-style-name="Standard" style:list-style-name="L15">
      <style:text-properties style:font-name="Ubuntu Light2" fo:language="es" fo:country="ES" officeooo:rsid="00b7125e" officeooo:paragraph-rsid="0101027b"/>
    </style:style>
    <style:style style:name="P268" style:family="paragraph" style:parent-style-name="Standard" style:list-style-name="L15">
      <style:text-properties style:font-name="Ubuntu Light2" fo:language="es" fo:country="ES" officeooo:rsid="00b7125e" officeooo:paragraph-rsid="01051710"/>
    </style:style>
    <style:style style:name="P269" style:family="paragraph" style:parent-style-name="Standard" style:list-style-name="L15">
      <style:text-properties style:font-name="Ubuntu Light2" fo:language="es" fo:country="ES" officeooo:rsid="00b7125e" officeooo:paragraph-rsid="010f50b1"/>
    </style:style>
    <style:style style:name="P270" style:family="paragraph" style:parent-style-name="Standard" style:list-style-name="L15">
      <style:text-properties style:font-name="Ubuntu Light2" fo:language="es" fo:country="ES" officeooo:rsid="00b7125e" officeooo:paragraph-rsid="01117b2a"/>
    </style:style>
    <style:style style:name="P271" style:family="paragraph" style:parent-style-name="Standard" style:list-style-name="L15">
      <style:text-properties style:font-name="Ubuntu Light2" fo:language="es" fo:country="ES" officeooo:rsid="00b7125e" officeooo:paragraph-rsid="0111e6ef"/>
    </style:style>
    <style:style style:name="P272" style:family="paragraph" style:parent-style-name="Standard" style:list-style-name="L15">
      <style:text-properties style:font-name="Ubuntu Light2" fo:language="es" fo:country="ES" officeooo:rsid="00b7125e" officeooo:paragraph-rsid="011400b9"/>
    </style:style>
    <style:style style:name="P273" style:family="paragraph" style:parent-style-name="Standard" style:list-style-name="L15">
      <style:text-properties style:font-name="Ubuntu Light2" fo:language="es" fo:country="ES" officeooo:rsid="00b7125e" officeooo:paragraph-rsid="01167b25"/>
    </style:style>
    <style:style style:name="P274" style:family="paragraph" style:parent-style-name="Standard" style:list-style-name="L15">
      <style:text-properties style:font-name="Ubuntu Light2" fo:language="es" fo:country="ES" officeooo:rsid="00b7125e" officeooo:paragraph-rsid="0118f11e"/>
    </style:style>
    <style:style style:name="P275" style:family="paragraph" style:parent-style-name="Standard" style:list-style-name="L15">
      <style:text-properties style:font-name="Ubuntu Light2" fo:language="es" fo:country="ES" officeooo:rsid="00b7125e" officeooo:paragraph-rsid="0119e409"/>
    </style:style>
    <style:style style:name="P276" style:family="paragraph" style:parent-style-name="Standard" style:list-style-name="L15">
      <style:text-properties style:font-name="Ubuntu Light2" fo:language="es" fo:country="ES" officeooo:rsid="00b7125e" officeooo:paragraph-rsid="011a1090"/>
    </style:style>
    <style:style style:name="P277" style:family="paragraph" style:parent-style-name="Standard" style:list-style-name="L15">
      <style:text-properties style:font-name="Ubuntu Light2" fo:language="es" fo:country="ES" officeooo:rsid="00b7125e" officeooo:paragraph-rsid="011e72fc"/>
    </style:style>
    <style:style style:name="P278" style:family="paragraph" style:parent-style-name="Standard" style:list-style-name="L15">
      <style:text-properties style:font-name="Ubuntu Light2" fo:language="es" fo:country="ES" officeooo:rsid="00b7125e" officeooo:paragraph-rsid="011ef80b"/>
    </style:style>
    <style:style style:name="P279" style:family="paragraph" style:parent-style-name="Standard" style:list-style-name="L15">
      <style:text-properties style:font-name="Ubuntu Light2" fo:language="es" fo:country="ES" officeooo:rsid="00b7125e" officeooo:paragraph-rsid="01f20e6c"/>
    </style:style>
    <style:style style:name="P280" style:family="paragraph" style:parent-style-name="Standard" style:list-style-name="L16">
      <style:text-properties style:font-name="Ubuntu Light2" fo:language="es" fo:country="ES" officeooo:rsid="0129c9b7" officeooo:paragraph-rsid="0129c9b7"/>
    </style:style>
    <style:style style:name="P281" style:family="paragraph" style:parent-style-name="Standard" style:list-style-name="L17">
      <style:text-properties style:font-name="Ubuntu Light2" fo:language="es" fo:country="ES" officeooo:rsid="0137652f" officeooo:paragraph-rsid="013814a0"/>
    </style:style>
    <style:style style:name="P282" style:family="paragraph" style:parent-style-name="Standard" style:list-style-name="L17">
      <style:text-properties style:font-name="Ubuntu Light2" fo:language="es" fo:country="ES" officeooo:rsid="013814a0" officeooo:paragraph-rsid="013814a0"/>
    </style:style>
    <style:style style:name="P283" style:family="paragraph" style:parent-style-name="Standard" style:list-style-name="L17">
      <style:text-properties style:font-name="Ubuntu Light2" fo:language="es" fo:country="ES" officeooo:rsid="013814a0" officeooo:paragraph-rsid="013bc38e"/>
    </style:style>
    <style:style style:name="P284" style:family="paragraph" style:parent-style-name="Standard" style:list-style-name="L17">
      <style:text-properties style:font-name="Ubuntu Light2" fo:language="es" fo:country="ES" officeooo:rsid="013974b7" officeooo:paragraph-rsid="013974b7"/>
    </style:style>
    <style:style style:name="P285" style:family="paragraph" style:parent-style-name="Standard" style:list-style-name="L17">
      <style:text-properties style:font-name="Ubuntu Light2" fo:language="es" fo:country="ES" officeooo:rsid="013e44bf" officeooo:paragraph-rsid="013e44bf"/>
    </style:style>
    <style:style style:name="P286" style:family="paragraph" style:parent-style-name="Standard">
      <style:text-properties style:font-name="Ubuntu Light2" fo:language="es" fo:country="ES" officeooo:rsid="0119185f" officeooo:paragraph-rsid="01f20e6c"/>
    </style:style>
    <style:style style:name="P287" style:family="paragraph" style:parent-style-name="Standard">
      <style:text-properties style:font-name="Ubuntu Light2" fo:language="es" fo:country="ES" officeooo:rsid="00b5ed1f" officeooo:paragraph-rsid="01f20e6c"/>
    </style:style>
    <style:style style:name="P288" style:family="paragraph" style:parent-style-name="Standard" style:list-style-name="L16">
      <style:text-properties fo:language="es" fo:country="ES" officeooo:rsid="0129c9b7" officeooo:paragraph-rsid="0129c9b7"/>
    </style:style>
    <style:style style:name="P289" style:family="paragraph" style:parent-style-name="Standard" style:list-style-name="L17">
      <style:text-properties fo:language="es" fo:country="ES" officeooo:rsid="0137652f" officeooo:paragraph-rsid="013814a0"/>
    </style:style>
    <style:style style:name="P290" style:family="paragraph" style:parent-style-name="Standard" style:list-style-name="L17">
      <style:text-properties fo:language="es" fo:country="ES" officeooo:rsid="0139540c" officeooo:paragraph-rsid="0139540c"/>
    </style:style>
    <style:style style:name="P291" style:family="paragraph" style:parent-style-name="Standard" style:list-style-name="L17">
      <style:text-properties fo:language="es" fo:country="ES" officeooo:rsid="013974b7" officeooo:paragraph-rsid="013974b7"/>
    </style:style>
    <style:style style:name="P292" style:family="paragraph" style:parent-style-name="Standard" style:list-style-name="L17">
      <style:text-properties fo:language="es" fo:country="ES" officeooo:rsid="013bc38e" officeooo:paragraph-rsid="013bc38e"/>
    </style:style>
    <style:style style:name="P293" style:family="paragraph" style:parent-style-name="Standard" style:list-style-name="L17">
      <style:text-properties fo:language="es" fo:country="ES" officeooo:rsid="013dfba0" officeooo:paragraph-rsid="013dfba0"/>
    </style:style>
    <style:style style:name="P294" style:family="paragraph" style:parent-style-name="Standard" style:list-style-name="L17">
      <style:text-properties fo:language="es" fo:country="ES" officeooo:rsid="013e44bf" officeooo:paragraph-rsid="013e44bf"/>
    </style:style>
    <style:style style:name="P295"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2" fo:font-size="12pt" fo:language="es" fo:country="ES" fo:font-weight="bold" officeooo:rsid="00be2b54" officeooo:paragraph-rsid="00f2488f" style:font-size-asian="12pt" style:font-weight-asian="bold" style:font-size-complex="12pt" style:font-weight-complex="bold"/>
    </style:style>
    <style:style style:name="P296" style:family="paragraph" style:parent-style-name="Text_20_body" style:list-style-name="L2">
      <style:text-properties style:font-name="Ubuntu Light1" fo:language="es" fo:country="ES"/>
    </style:style>
    <style:style style:name="P297" style:family="paragraph" style:parent-style-name="Text_20_body" style:list-style-name="L3">
      <style:text-properties style:font-name="Ubuntu Light1" fo:language="es" fo:country="ES"/>
    </style:style>
    <style:style style:name="P298" style:family="paragraph" style:parent-style-name="Text_20_body" style:list-style-name="L4">
      <style:text-properties style:font-name="Ubuntu Light1" fo:language="es" fo:country="ES"/>
    </style:style>
    <style:style style:name="P299" style:family="paragraph" style:parent-style-name="Text_20_body" style:list-style-name="L7">
      <style:text-properties style:font-name="Ubuntu Light1" fo:language="es" fo:country="ES" officeooo:rsid="0041b6e6" officeooo:paragraph-rsid="0041b6e6"/>
    </style:style>
    <style:style style:name="P300" style:family="paragraph" style:parent-style-name="Text_20_body" style:list-style-name="L7">
      <style:text-properties style:font-name="Ubuntu Light1" fo:language="es" fo:country="ES" officeooo:rsid="00428409" officeooo:paragraph-rsid="00428409"/>
    </style:style>
    <style:style style:name="P301" style:family="paragraph" style:parent-style-name="Text_20_body" style:list-style-name="L8">
      <style:text-properties style:font-name="Ubuntu Light1" fo:language="es" fo:country="ES" officeooo:paragraph-rsid="004d0e80"/>
    </style:style>
    <style:style style:name="P302" style:family="paragraph" style:parent-style-name="Text_20_body" style:list-style-name="L8">
      <style:text-properties style:font-name="Ubuntu Light1" fo:language="es" fo:country="ES" officeooo:rsid="0124d6eb" officeooo:paragraph-rsid="0124d6eb"/>
    </style:style>
    <style:style style:name="P303" style:family="paragraph" style:parent-style-name="Text_20_body" style:list-style-name="L9">
      <style:text-properties style:font-name="Ubuntu Light1" fo:language="es" fo:country="ES" officeooo:rsid="0069e653" officeooo:paragraph-rsid="0069e653"/>
    </style:style>
    <style:style style:name="P304" style:family="paragraph" style:parent-style-name="Text_20_body" style:list-style-name="L9">
      <style:text-properties style:font-name="Ubuntu Light1" fo:language="es" fo:country="ES"/>
    </style:style>
    <style:style style:name="P305" style:family="paragraph" style:parent-style-name="Text_20_body">
      <style:text-properties style:font-name="Ubuntu Light1" fo:language="es" fo:country="ES" officeooo:rsid="00183a4e"/>
    </style:style>
    <style:style style:name="P306" style:family="paragraph" style:parent-style-name="Text_20_body" style:list-style-name="L10">
      <style:text-properties style:font-name="Ubuntu Light1" fo:language="es" fo:country="ES"/>
    </style:style>
    <style:style style:name="P307" style:family="paragraph" style:parent-style-name="Text_20_body" style:list-style-name="L11">
      <style:text-properties style:font-name="Ubuntu Light1" fo:language="es" fo:country="ES"/>
    </style:style>
    <style:style style:name="P308" style:family="paragraph" style:parent-style-name="Text_20_body" style:list-style-name="L12">
      <style:text-properties style:font-name="Ubuntu Light1" fo:language="es" fo:country="ES" officeooo:paragraph-rsid="0087b784"/>
    </style:style>
    <style:style style:name="P309" style:family="paragraph" style:parent-style-name="Text_20_body" style:list-style-name="L12">
      <style:text-properties style:font-name="Ubuntu Light1" fo:language="es" fo:country="ES" fo:font-weight="bold" officeooo:rsid="007ddde0" officeooo:paragraph-rsid="0087b784" style:font-weight-asian="bold" style:font-weight-complex="bold"/>
    </style:style>
    <style:style style:name="P310" style:family="paragraph" style:parent-style-name="Text_20_body">
      <style:text-properties style:font-name="Ubuntu Light1" fo:language="es" fo:country="ES" fo:font-weight="bold" officeooo:rsid="01a553c5" style:font-weight-asian="bold" style:font-weight-complex="bold"/>
    </style:style>
    <style:style style:name="P311" style:family="paragraph" style:parent-style-name="Text_20_body">
      <style:text-properties style:font-name="Ubuntu Light1" fo:language="es" fo:country="ES" fo:font-weight="bold" officeooo:rsid="00183a4e" style:font-weight-asian="bold" style:font-weight-complex="bold"/>
    </style:style>
    <style:style style:name="P312" style:family="paragraph" style:parent-style-name="Text_20_body" style:list-style-name="L15">
      <style:text-properties style:font-name="Ubuntu Light1" fo:language="es" fo:country="ES"/>
    </style:style>
    <style:style style:name="P313" style:family="paragraph" style:parent-style-name="Text_20_body" style:list-style-name="L15">
      <style:text-properties style:font-name="Ubuntu Light1" fo:language="es" fo:country="ES" officeooo:rsid="00b7125e"/>
    </style:style>
    <style:style style:name="P314" style:family="paragraph" style:parent-style-name="Text_20_body" style:list-style-name="L18">
      <style:text-properties style:font-name="Ubuntu Light1" fo:language="es" fo:country="ES" officeooo:rsid="016e1920" officeooo:paragraph-rsid="016e1920"/>
    </style:style>
    <style:style style:name="P315" style:family="paragraph" style:parent-style-name="Text_20_body" style:list-style-name="L22">
      <style:text-properties style:font-name="Ubuntu Light1" fo:language="es" fo:country="ES"/>
    </style:style>
    <style:style style:name="P316" style:family="paragraph" style:parent-style-name="Text_20_body">
      <style:text-properties style:font-name="Ubuntu Light1" fo:language="es" fo:country="ES" officeooo:rsid="01abe3b3"/>
    </style:style>
    <style:style style:name="P317" style:family="paragraph" style:parent-style-name="Text_20_body" style:list-style-name="L23">
      <style:text-properties style:font-name="Ubuntu Light1" fo:language="es" fo:country="ES"/>
    </style:style>
    <style:style style:name="P318" style:family="paragraph" style:parent-style-name="Text_20_body" style:list-style-name="L23">
      <style:text-properties style:font-name="Ubuntu Light1" fo:language="es" fo:country="ES" officeooo:paragraph-rsid="01b078d5"/>
    </style:style>
    <style:style style:name="P319" style:family="paragraph" style:parent-style-name="Text_20_body" style:list-style-name="L23">
      <style:text-properties style:font-name="Ubuntu Light1" fo:language="es" fo:country="ES" officeooo:paragraph-rsid="01ae89fe"/>
    </style:style>
    <style:style style:name="P320" style:family="paragraph" style:parent-style-name="Text_20_body">
      <style:text-properties style:font-name="Ubuntu Light1" fo:language="es" fo:country="ES" officeooo:rsid="01ae89fe" officeooo:paragraph-rsid="01ae89fe"/>
    </style:style>
    <style:style style:name="P321" style:family="paragraph" style:parent-style-name="Text_20_body">
      <style:text-properties style:font-name="Ubuntu Light1" fo:language="es" fo:country="ES" officeooo:rsid="01b96cb4" officeooo:paragraph-rsid="01b96cb4"/>
    </style:style>
    <style:style style:name="P322" style:family="paragraph" style:parent-style-name="Text_20_body" style:list-style-name="L24">
      <style:text-properties style:font-name="Ubuntu Light1" fo:language="es" fo:country="ES" officeooo:rsid="01b96cb4" officeooo:paragraph-rsid="01b96cb4"/>
    </style:style>
    <style:style style:name="P323" style:family="paragraph" style:parent-style-name="Text_20_body">
      <style:text-properties style:font-name="Ubuntu Light1" fo:language="es" fo:country="ES" officeooo:rsid="00f16847" officeooo:paragraph-rsid="01f20e6c"/>
    </style:style>
    <style:style style:name="P324" style:family="paragraph" style:parent-style-name="Text_20_body">
      <style:text-properties style:font-name="Ubuntu Light1" fo:language="es" fo:country="ES" officeooo:rsid="0202033c" officeooo:paragraph-rsid="0202033c"/>
    </style:style>
    <style:style style:name="P325" style:family="paragraph" style:parent-style-name="Text_20_body">
      <style:text-properties style:font-name="Ubuntu Light1" fo:font-size="12pt" fo:language="es" fo:country="ES" style:font-size-asian="12pt" style:font-size-complex="12pt"/>
    </style:style>
    <style:style style:name="P326" style:family="paragraph" style:parent-style-name="Text_20_body" style:list-style-name="L5">
      <style:text-properties style:font-name="Ubuntu Light1" fo:font-size="12pt" fo:language="es" fo:country="ES" officeooo:rsid="0029f883" officeooo:paragraph-rsid="0029f883" style:font-size-asian="12pt" style:font-size-complex="12pt"/>
    </style:style>
    <style:style style:name="P327" style:family="paragraph" style:parent-style-name="Text_20_body">
      <style:text-properties style:font-name="Ubuntu Light1" fo:font-size="12pt" fo:language="es" fo:country="ES" officeooo:rsid="012e480e" style:font-size-asian="12pt" style:font-size-complex="12pt"/>
    </style:style>
    <style:style style:name="P328" style:family="paragraph" style:parent-style-name="Text_20_body">
      <style:text-properties style:font-name="Ubuntu Light1" fo:font-size="12pt" fo:language="es" fo:country="ES" officeooo:rsid="012e480e" officeooo:paragraph-rsid="0177f408" style:font-size-asian="12pt" style:font-size-complex="12pt"/>
    </style:style>
    <style:style style:name="P329" style:family="paragraph" style:parent-style-name="Text_20_body">
      <style:text-properties style:font-name="Ubuntu Light1" fo:font-size="12pt" fo:language="es" fo:country="ES" officeooo:rsid="01877301" officeooo:paragraph-rsid="01877301" style:font-size-asian="12pt" style:font-size-complex="12pt"/>
    </style:style>
    <style:style style:name="P330" style:family="paragraph" style:parent-style-name="Text_20_body">
      <style:text-properties style:font-name="Ubuntu Light1" fo:font-size="12pt" fo:language="es" fo:country="ES" officeooo:rsid="0187abf6" officeooo:paragraph-rsid="0187abf6" style:font-size-asian="12pt" style:font-size-complex="12pt"/>
    </style:style>
    <style:style style:name="P331" style:family="paragraph" style:parent-style-name="Text_20_body" style:list-style-name="L19">
      <style:text-properties style:font-name="Ubuntu Light1" fo:font-size="12pt" fo:language="es" fo:country="ES" officeooo:rsid="0187abf6" officeooo:paragraph-rsid="0187abf6" style:font-size-asian="12pt" style:font-size-complex="12pt"/>
    </style:style>
    <style:style style:name="P332" style:family="paragraph" style:parent-style-name="Text_20_body">
      <style:text-properties style:font-name="Ubuntu Light1" fo:font-size="12pt" fo:language="es" fo:country="ES" officeooo:rsid="0187abf6" officeooo:paragraph-rsid="01f4f684" style:font-size-asian="12pt" style:font-size-complex="12pt"/>
    </style:style>
    <style:style style:name="P333" style:family="paragraph" style:parent-style-name="Text_20_body" style:list-style-name="L20">
      <style:text-properties style:font-name="Ubuntu Light1" fo:font-size="12pt" fo:language="es" fo:country="ES" officeooo:rsid="014a9ef3" officeooo:paragraph-rsid="014a9ef3" style:font-size-asian="12pt" style:font-size-complex="12pt"/>
    </style:style>
    <style:style style:name="P334" style:family="paragraph" style:parent-style-name="Text_20_body">
      <style:text-properties style:font-name="Ubuntu Light1" fo:font-size="12pt" fo:language="es" fo:country="ES" officeooo:rsid="014db1cf" officeooo:paragraph-rsid="01549990" style:font-size-asian="12pt" style:font-size-complex="12pt"/>
    </style:style>
    <style:style style:name="P335" style:family="paragraph" style:parent-style-name="Text_20_body">
      <style:text-properties style:font-name="Ubuntu Light1" fo:font-size="12pt" fo:language="es" fo:country="ES" officeooo:rsid="01504a6b" officeooo:paragraph-rsid="01504a6b" style:font-size-asian="12pt" style:font-size-complex="12pt"/>
    </style:style>
    <style:style style:name="P336" style:family="paragraph" style:parent-style-name="Text_20_body">
      <style:text-properties style:font-name="Ubuntu Light1" fo:font-size="12pt" fo:language="es" fo:country="ES" officeooo:rsid="01d3fc27" officeooo:paragraph-rsid="01d76de9" style:font-size-asian="12pt" style:font-size-complex="12pt"/>
    </style:style>
    <style:style style:name="P337" style:family="paragraph" style:parent-style-name="Text_20_body" style:list-style-name="L25">
      <style:text-properties style:font-name="Ubuntu Light1" fo:font-size="12pt" fo:language="es" fo:country="ES" officeooo:rsid="01d3fc27" officeooo:paragraph-rsid="01d76de9" style:font-size-asian="12pt" style:font-size-complex="12pt"/>
    </style:style>
    <style:style style:name="P338" style:family="paragraph" style:parent-style-name="Text_20_body">
      <style:text-properties style:font-name="Ubuntu Light1" fo:font-size="12pt" fo:language="es" fo:country="ES" officeooo:paragraph-rsid="01d76de9" style:font-size-asian="12pt" style:font-size-complex="12pt"/>
    </style:style>
    <style:style style:name="P339" style:family="paragraph" style:parent-style-name="Text_20_body">
      <style:text-properties style:font-name="Ubuntu Light1" fo:font-size="12pt" fo:language="es" fo:country="ES" officeooo:rsid="01c53db1" officeooo:paragraph-rsid="01c53db1" style:font-size-asian="12pt" style:font-size-complex="12pt"/>
    </style:style>
    <style:style style:name="P340" style:family="paragraph" style:parent-style-name="Text_20_body">
      <style:text-properties style:font-name="Ubuntu Light1" fo:font-size="12pt" fo:language="es" fo:country="ES" officeooo:rsid="01c68472" officeooo:paragraph-rsid="01c68472" style:font-size-asian="12pt" style:font-size-complex="12pt"/>
    </style:style>
    <style:style style:name="P341" style:family="paragraph" style:parent-style-name="Text_20_body">
      <style:text-properties style:font-name="Ubuntu Light1" fo:font-size="12pt" fo:language="es" fo:country="ES" officeooo:rsid="01c68472" officeooo:paragraph-rsid="01caad28" style:font-size-asian="12pt" style:font-size-complex="12pt"/>
    </style:style>
    <style:style style:name="P342" style:family="paragraph" style:parent-style-name="Text_20_body">
      <style:text-properties style:font-name="Ubuntu Light1" fo:font-size="12pt" fo:language="es" fo:country="ES" officeooo:rsid="01cc52b1" officeooo:paragraph-rsid="01cc52b1" style:font-size-asian="12pt" style:font-size-complex="12pt"/>
    </style:style>
    <style:style style:name="P343" style:family="paragraph" style:parent-style-name="Text_20_body">
      <style:text-properties style:font-name="Ubuntu Light1" fo:font-size="12pt" fo:language="es" fo:country="ES" officeooo:rsid="01c9c08b" officeooo:paragraph-rsid="01c9c08b" style:font-size-asian="12pt" style:font-size-complex="12pt"/>
    </style:style>
    <style:style style:name="P344" style:family="paragraph" style:parent-style-name="Text_20_body">
      <style:text-properties style:font-name="Ubuntu Light1" fo:font-size="12pt" fo:language="es" fo:country="ES" officeooo:rsid="01caad28" officeooo:paragraph-rsid="01caad28" style:font-size-asian="12pt" style:font-size-complex="12pt"/>
    </style:style>
    <style:style style:name="P345" style:family="paragraph" style:parent-style-name="Text_20_body">
      <style:text-properties style:font-name="Ubuntu Light1" fo:font-size="12pt" fo:language="es" fo:country="ES" officeooo:rsid="01d15b26" officeooo:paragraph-rsid="01cf8cd9" style:font-size-asian="12pt" style:font-size-complex="12pt"/>
    </style:style>
    <style:style style:name="P346" style:family="paragraph" style:parent-style-name="Text_20_body">
      <style:text-properties style:font-name="Ubuntu Light1" fo:font-size="12pt" fo:language="es" fo:country="ES" officeooo:rsid="010a4a30" officeooo:paragraph-rsid="01b45523" style:font-size-asian="12pt" style:font-size-complex="12pt"/>
    </style:style>
    <style:style style:name="P347" style:family="paragraph" style:parent-style-name="Text_20_body" style:list-style-name="L11">
      <style:text-properties style:font-name="Ubuntu Light1" fo:font-size="12pt" fo:language="es" fo:country="ES" fo:font-weight="normal" officeooo:rsid="00183a4e" style:font-size-asian="12pt" style:font-weight-asian="normal" style:font-size-complex="12pt" style:font-weight-complex="normal"/>
    </style:style>
    <style:style style:name="P348" style:family="paragraph" style:parent-style-name="Text_20_body" style:list-style-name="L11">
      <style:text-properties style:font-name="Ubuntu Light1" fo:font-size="12pt" fo:language="es" fo:country="ES" fo:font-weight="normal" officeooo:rsid="0081a121" style:font-size-asian="12pt" style:font-weight-asian="normal" style:font-size-complex="12pt" style:font-weight-complex="normal"/>
    </style:style>
    <style:style style:name="P349" style:family="paragraph" style:parent-style-name="Text_20_body">
      <style:text-properties style:font-name="Ubuntu Light1" fo:font-size="12pt" fo:language="es" fo:country="ES" fo:font-weight="normal" officeooo:rsid="015cffa9" officeooo:paragraph-rsid="015cffa9" style:font-size-asian="12pt" style:font-weight-asian="normal" style:font-size-complex="12pt" style:font-weight-complex="normal"/>
    </style:style>
    <style:style style:name="P350" style:family="paragraph" style:parent-style-name="Text_20_body">
      <style:text-properties style:font-name="Ubuntu Light1" fo:font-size="12pt" fo:language="es" fo:country="ES" fo:font-weight="normal" officeooo:rsid="015e4082" officeooo:paragraph-rsid="015e4082" style:font-size-asian="12pt" style:font-weight-asian="normal" style:font-size-complex="12pt" style:font-weight-complex="normal"/>
    </style:style>
    <style:style style:name="P351" style:family="paragraph" style:parent-style-name="Text_20_body">
      <style:text-properties style:font-name="Ubuntu Light1" fo:font-size="12pt" fo:language="es" fo:country="ES" fo:font-weight="normal" officeooo:rsid="010a4a30" officeooo:paragraph-rsid="01ffdba2" style:font-size-asian="12pt" style:font-weight-asian="normal" style:font-size-complex="12pt" style:font-weight-complex="normal"/>
    </style:style>
    <style:style style:name="P352" style:family="paragraph" style:parent-style-name="Text_20_body" style:list-style-name="L14">
      <style:text-properties style:font-name="Ubuntu Light1" fo:font-size="12pt" fo:language="es" fo:country="ES" officeooo:rsid="01ef5618" officeooo:paragraph-rsid="01ef5618" style:font-size-asian="10.5pt" style:font-size-complex="12pt"/>
    </style:style>
    <style:style style:name="P353" style:family="paragraph" style:parent-style-name="Text_20_body">
      <style:text-properties style:font-name="Ubuntu Light1" fo:font-size="12pt" fo:language="es" fo:country="ES" fo:font-weight="bold" officeooo:rsid="012fe761" style:font-size-asian="12pt" style:font-weight-asian="bold" style:font-size-complex="12pt" style:font-weight-complex="bold"/>
    </style:style>
    <style:style style:name="P354" style:family="paragraph" style:parent-style-name="Text_20_body">
      <style:text-properties style:font-name="Ubuntu Light1" fo:font-size="12pt" fo:language="es" fo:country="ES" fo:font-weight="bold" officeooo:rsid="015cffa9" officeooo:paragraph-rsid="015cffa9" style:font-size-asian="12pt" style:font-weight-asian="bold" style:font-size-complex="12pt" style:font-weight-complex="bold"/>
    </style:style>
    <style:style style:name="P355" style:family="paragraph" style:parent-style-name="Text_20_body">
      <style:text-properties style:font-name="Ubuntu Light1" fo:font-size="12pt" fo:language="es" fo:country="ES" fo:font-weight="bold" officeooo:rsid="01c68472" officeooo:paragraph-rsid="01c68472" style:font-size-asian="12pt" style:font-weight-asian="bold" style:font-size-complex="12pt" style:font-weight-complex="bold"/>
    </style:style>
    <style:style style:name="P356" style:family="paragraph" style:parent-style-name="Text_20_body">
      <style:text-properties style:font-name="Ubuntu Light1" fo:font-size="12pt" fo:language="es" fo:country="ES" fo:font-weight="bold" officeooo:rsid="01c99102" officeooo:paragraph-rsid="01c99102" style:font-size-asian="12pt" style:font-weight-asian="bold" style:font-size-complex="12pt" style:font-weight-complex="bold"/>
    </style:style>
    <style:style style:name="P357" style:family="paragraph" style:parent-style-name="Text_20_body">
      <style:text-properties style:font-name="Ubuntu Light1" fo:font-size="12pt" fo:language="es" fo:country="ES" fo:font-weight="bold" officeooo:rsid="0187abf6" officeooo:paragraph-rsid="01ffdba2" style:font-size-asian="12pt" style:font-weight-asian="bold" style:font-size-complex="12pt" style:font-weight-complex="bold"/>
    </style:style>
    <style:style style:name="P358" style:family="paragraph" style:parent-style-name="Text_20_body">
      <style:text-properties style:font-name="Ubuntu Light1" fo:font-size="12pt" fo:language="es" fo:country="ES" fo:font-weight="bold" officeooo:rsid="010a4a30" officeooo:paragraph-rsid="02002e2e" style:font-size-asian="12pt" style:font-weight-asian="bold" style:font-size-complex="12pt" style:font-weight-complex="bold"/>
    </style:style>
    <style:style style:name="P359" style:family="paragraph" style:parent-style-name="Text_20_body">
      <style:text-properties style:font-name="Ubuntu Light1" fo:font-size="12pt" fo:language="es" fo:country="ES" fo:font-weight="bold" officeooo:rsid="02008aec" officeooo:paragraph-rsid="02008aec" style:font-size-asian="12pt" style:font-weight-asian="bold" style:font-size-complex="12pt" style:font-weight-complex="bold"/>
    </style:style>
    <style:style style:name="P360" style:family="paragraph" style:parent-style-name="Text_20_body">
      <style:text-properties style:font-name="Ubuntu Light1" fo:font-size="16pt" fo:language="es" fo:country="ES" officeooo:paragraph-rsid="0003ba32" style:font-size-asian="16pt" style:font-size-complex="16pt"/>
    </style:style>
    <style:style style:name="P361" style:family="paragraph" style:parent-style-name="Text_20_body">
      <style:text-properties style:font-name="Ubuntu Light2" fo:font-size="12pt" fo:language="es" fo:country="ES" officeooo:rsid="00248279" officeooo:paragraph-rsid="00248279" style:font-size-asian="12pt" style:font-size-complex="12pt"/>
    </style:style>
    <style:style style:name="P362" style:family="paragraph" style:parent-style-name="Text_20_body">
      <style:text-properties style:font-name="Ubuntu Light2" fo:font-size="12pt" fo:language="es" fo:country="ES" officeooo:rsid="0125f7a4" officeooo:paragraph-rsid="01f4f684" style:font-size-asian="12pt" style:font-size-complex="12pt"/>
    </style:style>
    <style:style style:name="P363" style:family="paragraph" style:parent-style-name="Text_20_body">
      <style:text-properties style:font-name="Ubuntu Light2" fo:font-size="12pt" fo:language="es" fo:country="ES" officeooo:rsid="0125f7a4" officeooo:paragraph-rsid="01f692d9" style:font-size-asian="12pt" style:font-size-complex="12pt"/>
    </style:style>
    <style:style style:name="P364" style:family="paragraph" style:parent-style-name="Text_20_body">
      <style:text-properties style:font-name="Ubuntu Light2" fo:font-size="12pt" fo:language="es" fo:country="ES" officeooo:rsid="01877301" officeooo:paragraph-rsid="01f4f684" style:font-size-asian="12pt" style:font-size-complex="12pt"/>
    </style:style>
    <style:style style:name="P365" style:family="paragraph" style:parent-style-name="Text_20_body">
      <style:text-properties style:font-name="Ubuntu Light2" fo:font-size="12pt" officeooo:rsid="010a4a30" officeooo:paragraph-rsid="010a4a30" style:font-size-asian="12pt" style:font-size-complex="12pt"/>
    </style:style>
    <style:style style:name="P366" style:family="paragraph" style:parent-style-name="Text_20_body">
      <style:text-properties style:font-name="Ubuntu Light2" fo:font-size="12pt" officeooo:rsid="010a4a30" officeooo:paragraph-rsid="02035287" style:font-size-asian="12pt" style:font-size-complex="12pt"/>
    </style:style>
    <style:style style:name="P367" style:family="paragraph" style:parent-style-name="Text_20_body" style:list-style-name="L13">
      <style:text-properties style:font-name="Ubuntu Light2" fo:language="es" fo:country="ES" officeooo:rsid="0091f409" officeooo:paragraph-rsid="0091f409"/>
    </style:style>
    <style:style style:name="P368" style:family="paragraph" style:parent-style-name="Text_20_body" style:list-style-name="L13">
      <style:text-properties style:font-name="Ubuntu Light2" fo:language="es" fo:country="ES" officeooo:rsid="0091f409" officeooo:paragraph-rsid="009375f2"/>
    </style:style>
    <style:style style:name="P369" style:family="paragraph" style:parent-style-name="Text_20_body" style:list-style-name="L8">
      <style:text-properties fo:language="es" fo:country="ES" officeooo:paragraph-rsid="0044f59f"/>
    </style:style>
    <style:style style:name="P370" style:family="paragraph" style:parent-style-name="Text_20_body" style:list-style-name="L8">
      <style:text-properties fo:language="es" fo:country="ES" officeooo:paragraph-rsid="004d0e80"/>
    </style:style>
    <style:style style:name="P371" style:family="paragraph" style:parent-style-name="Text_20_body" style:list-style-name="L9">
      <style:text-properties fo:language="es" fo:country="ES"/>
    </style:style>
    <style:style style:name="P372" style:family="paragraph" style:parent-style-name="Text_20_body" style:list-style-name="L19">
      <style:text-properties fo:language="es" fo:country="ES" officeooo:rsid="0187abf6" officeooo:paragraph-rsid="0187abf6"/>
    </style:style>
    <style:style style:name="P373" style:family="paragraph" style:parent-style-name="Text_20_body" style:list-style-name="L21">
      <style:text-properties fo:language="es" fo:country="ES" officeooo:paragraph-rsid="015e4082"/>
    </style:style>
    <style:style style:name="P374" style:family="paragraph" style:parent-style-name="Text_20_body" style:list-style-name="L21">
      <style:text-properties fo:language="es" fo:country="ES" officeooo:rsid="015e4082" officeooo:paragraph-rsid="015e4082"/>
    </style:style>
    <style:style style:name="P375" style:family="paragraph" style:parent-style-name="Text_20_body">
      <style:text-properties fo:color="#000000" style:font-name="Ubuntu Light1" fo:font-size="12pt" fo:language="es" fo:country="ES" style:font-size-asian="12pt" style:font-size-complex="12pt"/>
    </style:style>
    <style:style style:name="P376" style:family="paragraph" style:parent-style-name="Text_20_body">
      <style:text-properties fo:color="#000000" style:font-name="Ubuntu Light1" fo:font-size="12pt" fo:language="es" fo:country="ES" officeooo:rsid="001a4256" style:font-size-asian="12pt" style:font-size-complex="12pt"/>
    </style:style>
    <style:style style:name="P377" style:family="paragraph" style:parent-style-name="Text_20_body">
      <style:text-properties fo:color="#000000" style:font-name="Ubuntu Light1" fo:font-size="12pt" fo:language="es" fo:country="ES" officeooo:rsid="001eb7f6" style:font-size-asian="12pt" style:font-size-complex="12pt"/>
    </style:style>
    <style:style style:name="P378" style:family="paragraph" style:parent-style-name="Text_20_body" style:list-style-name="L23">
      <style:text-properties fo:color="#000000" style:font-name="Ubuntu Light1" fo:font-size="12pt" fo:language="es" fo:country="ES" style:font-size-asian="12pt" style:font-size-complex="12pt"/>
    </style:style>
    <style:style style:name="P379" style:family="paragraph" style:parent-style-name="Text_20_body" style:list-style-name="L23">
      <style:text-properties fo:color="#000000" style:font-name="Ubuntu Light1" fo:font-size="12pt" fo:language="es" fo:country="ES" officeooo:paragraph-rsid="01ae89fe" style:font-size-asian="12pt" style:font-size-complex="12pt"/>
    </style:style>
    <style:style style:name="P380" style:family="paragraph" style:parent-style-name="Text_20_body">
      <style:text-properties fo:color="#000000" style:font-name="Ubuntu Light1" fo:font-size="12pt" fo:language="es" fo:country="ES" officeooo:rsid="00318381" officeooo:paragraph-rsid="01ae89fe" style:font-size-asian="12pt" style:font-size-complex="12pt"/>
    </style:style>
    <style:style style:name="P381" style:family="paragraph" style:parent-style-name="Text_20_body">
      <style:text-properties fo:color="#000000" style:font-name="Ubuntu Light1" fo:font-size="12pt" fo:language="es" fo:country="ES" officeooo:paragraph-rsid="01ae89fe" style:font-size-asian="12pt" style:font-size-complex="12pt"/>
    </style:style>
    <style:style style:name="P382" style:family="paragraph" style:parent-style-name="Text_20_body">
      <style:text-properties fo:color="#000000" style:font-name="Ubuntu Light1" fo:font-size="12pt" fo:language="es" fo:country="ES" fo:font-weight="bold" style:font-size-asian="12pt" style:font-weight-asian="bold" style:font-size-complex="12pt" style:font-weight-complex="bold"/>
    </style:style>
    <style:style style:name="P383" style:family="paragraph" style:parent-style-name="Text_20_body">
      <style:text-properties fo:color="#000000" style:font-name="Ubuntu Light1" fo:font-size="12pt" fo:language="es" fo:country="ES" fo:font-weight="bold" officeooo:rsid="00207815" style:font-size-asian="12pt" style:font-weight-asian="bold" style:font-size-complex="12pt" style:font-weight-complex="bold"/>
    </style:style>
    <style:style style:name="P384" style:family="paragraph" style:parent-style-name="Text_20_body">
      <style:text-properties fo:color="#000000" style:font-name="Ubuntu Light1" fo:font-size="12pt" fo:language="es" fo:country="ES" fo:font-weight="bold" officeooo:paragraph-rsid="01ae89fe" style:font-size-asian="12pt" style:font-weight-asian="bold" style:font-size-complex="12pt" style:font-weight-complex="bold"/>
    </style:style>
    <style:style style:name="P385" style:family="paragraph" style:parent-style-name="Text_20_body">
      <style:text-properties fo:color="#000000" style:font-name="Ubuntu Light1" fo:font-size="12pt" fo:language="es" fo:country="ES" fo:font-weight="bold" officeooo:rsid="00318381" officeooo:paragraph-rsid="01ae89fe" style:font-size-asian="12pt" style:font-weight-asian="bold" style:font-size-complex="12pt" style:font-weight-complex="bold"/>
    </style:style>
    <style:style style:name="P386" style:family="paragraph" style:parent-style-name="Text_20_body" style:list-style-name="L25">
      <style:text-properties fo:font-size="12pt" fo:language="es" fo:country="ES" officeooo:rsid="01be2300" officeooo:paragraph-rsid="01d76de9" style:font-size-asian="12pt" style:font-size-complex="12pt"/>
    </style:style>
    <style:style style:name="P387" style:family="paragraph" style:parent-style-name="Text_20_body" style:list-style-name="L25">
      <style:text-properties fo:font-size="12pt" fo:language="es" fo:country="ES" officeooo:rsid="01c242d8" officeooo:paragraph-rsid="01d76de9" style:font-size-asian="12pt" style:font-size-complex="12pt"/>
    </style:style>
    <style:style style:name="P388" style:family="paragraph" style:parent-style-name="Text_20_body">
      <style:text-properties fo:font-size="12pt" officeooo:rsid="004c77f3" officeooo:paragraph-rsid="004c77f3" style:font-size-asian="12pt" style:font-size-complex="12pt"/>
    </style:style>
    <style:style style:name="P389" style:family="paragraph" style:parent-style-name="Text_20_body">
      <style:text-properties fo:font-size="12pt" officeooo:rsid="004c77f3" officeooo:paragraph-rsid="02035287" style:font-size-asian="12pt" style:font-size-complex="12pt"/>
    </style:style>
    <style:style style:name="P390" style:family="paragraph" style:parent-style-name="Text_20_body">
      <style:text-properties officeooo:paragraph-rsid="01fd3897"/>
    </style:style>
    <style:style style:name="P3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f20e6c"/>
    </style:style>
    <style:style style:name="P39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f20e6c"/>
    </style:style>
    <style:style style:name="P393"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rsid="00c555f5" officeooo:paragraph-rsid="00d87ffc"/>
    </style:style>
    <style:style style:name="P394"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rsid="00dddeda" officeooo:paragraph-rsid="00e0c7a3"/>
    </style:style>
    <style:style style:name="P395"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fo:language="es" fo:country="ES" officeooo:rsid="00d02488" officeooo:paragraph-rsid="00dddeda"/>
    </style:style>
    <style:style style:name="P396" style:family="paragraph" style:parent-style-name="Heading_20_3">
      <style:text-properties style:font-name="Ubuntu Light1" fo:language="es" fo:country="ES"/>
    </style:style>
    <style:style style:name="P397" style:family="paragraph" style:parent-style-name="Heading_20_3">
      <style:text-properties style:font-name="Ubuntu Light1" fo:language="es" fo:country="ES" officeooo:rsid="00030ffd"/>
    </style:style>
    <style:style style:name="P398" style:family="paragraph" style:parent-style-name="Heading_20_3">
      <style:text-properties style:font-name="Ubuntu Light1" fo:language="es" fo:country="ES" officeooo:rsid="00030ffd" officeooo:paragraph-rsid="003c8356"/>
    </style:style>
    <style:style style:name="P399" style:family="paragraph" style:parent-style-name="Heading_20_3" style:list-style-name="">
      <style:text-properties style:font-name="Ubuntu Light1" fo:language="es" fo:country="ES" officeooo:paragraph-rsid="0061d951"/>
    </style:style>
    <style:style style:name="P400" style:family="paragraph" style:parent-style-name="Heading_20_3" style:list-style-name="">
      <style:text-properties style:font-name="Ubuntu Light1" fo:language="es" fo:country="ES" officeooo:paragraph-rsid="003e5953"/>
    </style:style>
    <style:style style:name="P401" style:family="paragraph" style:parent-style-name="Heading_20_3" style:list-style-name="">
      <style:text-properties style:font-name="Ubuntu Light1" fo:font-size="16pt" fo:language="es" fo:country="ES" officeooo:rsid="000a173b" style:font-size-asian="16pt" style:font-size-complex="16pt"/>
    </style:style>
    <style:style style:name="P402" style:family="paragraph" style:parent-style-name="Heading_20_3" style:list-style-name="">
      <style:text-properties style:font-name="Ubuntu Light1" fo:font-size="16pt" fo:language="es" fo:country="ES" officeooo:rsid="000a173b" officeooo:paragraph-rsid="012c6897" style:font-size-asian="16pt" style:font-size-complex="16pt"/>
    </style:style>
    <style:style style:name="P403" style:family="paragraph" style:parent-style-name="Heading_20_3" style:list-style-name="">
      <style:text-properties style:font-name="Ubuntu Light1" fo:font-size="16pt" fo:language="es" fo:country="ES" officeooo:rsid="000a173b" officeooo:paragraph-rsid="00a20c5f" style:font-size-asian="16pt" style:font-size-complex="16pt"/>
    </style:style>
    <style:style style:name="P404" style:family="paragraph" style:parent-style-name="Heading_20_3" style:list-style-name="">
      <style:text-properties fo:language="es" fo:country="ES" officeooo:rsid="00030ffd" officeooo:paragraph-rsid="003e5953"/>
    </style:style>
    <style:style style:name="P405" style:family="paragraph" style:parent-style-name="Heading_20_3" style:list-style-name="">
      <style:text-properties style:font-name="Ubuntu Light2" fo:font-size="16pt" fo:language="es" fo:country="ES" officeooo:rsid="00be2b54" officeooo:paragraph-rsid="00b35ba1" style:font-size-asian="16pt" style:font-size-complex="16pt"/>
    </style:style>
    <style:style style:name="P406" style:family="paragraph" style:parent-style-name="Heading_20_3">
      <style:paragraph-properties fo:break-before="page"/>
      <style:text-properties style:font-name="Ubuntu Light1" fo:language="es" fo:country="ES" officeooo:rsid="00030ffd" officeooo:paragraph-rsid="0061d951"/>
    </style:style>
    <style:style style:name="P407" style:family="paragraph" style:parent-style-name="Heading_20_3">
      <style:paragraph-properties fo:break-before="page"/>
      <style:text-properties style:font-name="Ubuntu Light1" fo:language="es" fo:country="ES" officeooo:rsid="00030ffd" officeooo:paragraph-rsid="003e5953"/>
    </style:style>
    <style:style style:name="P408" style:family="paragraph" style:parent-style-name="Heading_20_3">
      <style:paragraph-properties fo:break-before="page"/>
      <style:text-properties style:font-name="Ubuntu Light1" fo:language="es" fo:country="ES" officeooo:paragraph-rsid="00b35ba1"/>
    </style:style>
    <style:style style:name="P409" style:family="paragraph" style:parent-style-name="Heading_20_3">
      <style:paragraph-properties fo:break-before="page"/>
      <style:text-properties style:font-name="Ubuntu Light1" fo:language="es" fo:country="ES" officeooo:paragraph-rsid="012c6897"/>
    </style:style>
    <style:style style:name="P410" style:family="paragraph" style:parent-style-name="Heading_20_3">
      <style:paragraph-properties fo:break-before="page"/>
      <style:text-properties style:font-name="Ubuntu Light1" fo:language="es" fo:country="ES" officeooo:paragraph-rsid="00a68f71"/>
    </style:style>
    <style:style style:name="P411" style:family="paragraph" style:parent-style-name="Heading_20_3">
      <style:paragraph-properties fo:break-before="page"/>
      <style:text-properties style:font-name="Ubuntu Light1" fo:language="es" fo:country="ES" officeooo:paragraph-rsid="00a20c5f"/>
    </style:style>
    <style:style style:name="P412" style:family="paragraph" style:parent-style-name="Heading_20_3">
      <style:paragraph-properties fo:break-before="page"/>
      <style:text-properties style:font-name="Ubuntu Light1" fo:font-size="16pt" fo:language="es" fo:country="ES" officeooo:rsid="0003ba32" officeooo:paragraph-rsid="0146bd79" style:font-size-asian="16pt" style:font-size-complex="16pt"/>
    </style:style>
    <style:style style:name="P413" style:family="paragraph" style:parent-style-name="Heading_20_3">
      <style:paragraph-properties fo:break-before="page"/>
      <style:text-properties style:font-name="Ubuntu Light1" fo:font-size="16pt" fo:language="es" fo:country="ES" officeooo:rsid="0003ba32" officeooo:paragraph-rsid="000b047e" style:font-size-asian="16pt" style:font-size-complex="16pt"/>
    </style:style>
    <style:style style:name="P414" style:family="paragraph" style:parent-style-name="Heading_20_3">
      <style:paragraph-properties fo:break-before="page"/>
      <style:text-properties style:font-name="Ubuntu Light1" fo:font-size="16pt" fo:language="es" fo:country="ES" officeooo:rsid="00a20c5f" officeooo:paragraph-rsid="00a20c5f" style:font-size-asian="16pt" style:font-size-complex="16pt"/>
    </style:style>
    <style:style style:name="P415" style:family="paragraph" style:parent-style-name="Heading_20_3">
      <style:paragraph-properties fo:break-before="page"/>
      <style:text-properties style:font-name="Ubuntu Light1" fo:font-size="16pt" fo:language="es" fo:country="ES" officeooo:rsid="01b08646" officeooo:paragraph-rsid="00a20c5f" style:font-size-asian="16pt" style:font-size-complex="16pt"/>
    </style:style>
    <style:style style:name="P416" style:family="paragraph" style:parent-style-name="Heading_20_3">
      <style:paragraph-properties fo:break-before="page"/>
      <style:text-properties fo:language="es" fo:country="ES" officeooo:rsid="00030ffd" officeooo:paragraph-rsid="003e5953"/>
    </style:style>
    <style:style style:name="P417" style:family="paragraph" style:parent-style-name="Heading_20_3">
      <style:paragraph-properties fo:break-before="page"/>
      <style:text-properties fo:language="es" fo:country="ES" officeooo:paragraph-rsid="012c6897"/>
    </style:style>
    <style:style style:name="P418" style:family="paragraph" style:parent-style-name="Heading_20_3">
      <loext:graphic-properties draw:fill="none"/>
      <style:paragraph-properties fo:margin-left="0in" fo:margin-right="0in" fo:margin-top="0.0972in" fo:margin-bottom="0.0835in" loext:contextual-spacing="false" fo:text-indent="0in" style:auto-text-indent="false" fo:break-before="page" fo:background-color="transparent">
        <style:tab-stops>
          <style:tab-stop style:position="0in"/>
        </style:tab-stops>
      </style:paragraph-properties>
      <style:text-properties fo:language="es" fo:country="ES"/>
    </style:style>
    <style:style style:name="P419" style:family="paragraph" style:parent-style-name="Heading_20_2">
      <style:text-properties style:font-name="Ubuntu Light1" fo:font-size="16pt" fo:language="es" fo:country="ES" officeooo:paragraph-rsid="0001d969" style:font-size-asian="16pt" style:font-size-complex="16pt"/>
    </style:style>
    <style:style style:name="P420" style:family="paragraph" style:parent-style-name="Heading_20_2" style:list-style-name="">
      <style:text-properties style:font-name="Ubuntu Light1" fo:font-size="16pt" fo:language="es" fo:country="ES" style:font-size-asian="16pt" style:font-size-complex="16pt"/>
    </style:style>
    <style:style style:name="P421" style:family="paragraph" style:parent-style-name="Heading_20_2" style:list-style-name="">
      <style:text-properties style:font-name="Ubuntu Light1" fo:font-size="16pt" fo:language="es" fo:country="ES" officeooo:paragraph-rsid="0001d969" style:font-size-asian="16pt" style:font-size-complex="16pt"/>
    </style:style>
    <style:style style:name="P422" style:family="paragraph" style:parent-style-name="Heading_20_2" style:list-style-name="">
      <style:text-properties style:font-name="Ubuntu Light1" fo:font-size="16pt" fo:language="es" fo:country="ES" officeooo:rsid="0001d969" officeooo:paragraph-rsid="0001d969" style:font-size-asian="16pt" style:font-size-complex="16pt"/>
    </style:style>
    <style:style style:name="P423" style:family="paragraph" style:parent-style-name="Heading_20_2">
      <style:text-properties style:font-name="Ubuntu Light1" fo:font-size="16pt" fo:language="es" fo:country="ES" officeooo:rsid="01d76de9" style:font-size-asian="16pt" style:font-size-complex="16pt"/>
    </style:style>
    <style:style style:name="P424" style:family="paragraph" style:parent-style-name="Heading_20_2">
      <style:text-properties style:font-name="Ubuntu Light1" fo:font-size="16pt" fo:language="es" fo:country="ES" officeooo:rsid="01d8b032" style:font-size-asian="16pt" style:font-size-complex="16pt"/>
    </style:style>
    <style:style style:name="P425" style:family="paragraph" style:parent-style-name="Heading_20_2" style:list-style-name="">
      <style:text-properties style:font-name="Ubuntu Light1" fo:font-size="16pt" fo:language="es" fo:country="ES" style:text-underline-style="solid" style:text-underline-width="auto" style:text-underline-color="font-color" officeooo:rsid="0003ba32" officeooo:paragraph-rsid="0003ba32" style:font-size-asian="16pt" style:font-size-complex="16pt"/>
    </style:style>
    <style:style style:name="P426" style:family="paragraph" style:parent-style-name="Heading_20_2" style:list-style-name="">
      <style:text-properties style:font-name="Ubuntu Light1" fo:font-size="12pt" fo:language="es" fo:country="ES" officeooo:rsid="0001d969" officeooo:paragraph-rsid="0001d969" style:font-size-asian="12pt" style:font-size-complex="12pt"/>
    </style:style>
    <style:style style:name="P427" style:family="paragraph" style:parent-style-name="Heading_20_2">
      <style:text-properties style:font-name="Ubuntu Light1" fo:language="es" fo:country="ES" officeooo:rsid="0001d969" officeooo:paragraph-rsid="0001d969"/>
    </style:style>
    <style:style style:name="P428" style:family="paragraph" style:parent-style-name="Heading_20_2" style:list-style-name="">
      <style:text-properties fo:language="es" fo:country="ES"/>
    </style:style>
    <style:style style:name="P429" style:family="paragraph" style:parent-style-name="Heading_20_2" style:list-style-name="">
      <style:text-properties fo:language="es" fo:country="ES" officeooo:paragraph-rsid="003c8356"/>
    </style:style>
    <style:style style:name="P430" style:family="paragraph" style:parent-style-name="Heading_20_2">
      <style:paragraph-properties fo:break-before="page"/>
      <style:text-properties style:font-name="Ubuntu Light1" fo:font-size="16pt" fo:language="es" fo:country="ES" style:font-size-asian="16pt" style:font-size-complex="16pt"/>
    </style:style>
    <style:style style:name="P431" style:family="paragraph" style:parent-style-name="Heading_20_2">
      <style:paragraph-properties fo:break-before="page"/>
      <style:text-properties style:font-name="Ubuntu Light1" fo:font-size="16pt" fo:language="es" fo:country="ES" officeooo:rsid="0001d969" style:font-size-asian="16pt" style:font-size-complex="16pt"/>
    </style:style>
    <style:style style:name="P432" style:family="paragraph" style:parent-style-name="Heading_20_2">
      <style:paragraph-properties fo:break-before="page"/>
      <style:text-properties style:font-name="Ubuntu Light1" fo:font-size="16pt" fo:language="es" fo:country="ES" officeooo:rsid="0001d969" officeooo:paragraph-rsid="0001d969" style:font-size-asian="16pt" style:font-size-complex="16pt"/>
    </style:style>
    <style:style style:name="P433" style:family="paragraph" style:parent-style-name="Heading_20_2">
      <style:paragraph-properties fo:break-before="page"/>
      <style:text-properties style:font-name="Ubuntu Light1" fo:font-size="16pt" fo:language="es" fo:country="ES" officeooo:paragraph-rsid="0001d969" style:font-size-asian="16pt" style:font-size-complex="16pt"/>
    </style:style>
    <style:style style:name="P434" style:family="paragraph" style:parent-style-name="Heading_20_2">
      <style:paragraph-properties fo:break-before="page"/>
      <style:text-properties style:font-name="Ubuntu Light1" fo:font-size="16pt" fo:language="es" fo:country="ES" officeooo:rsid="01d8b032" officeooo:paragraph-rsid="01d8b032" style:font-size-asian="16pt" style:font-size-complex="16pt"/>
    </style:style>
    <style:style style:name="P435" style:family="paragraph" style:parent-style-name="Heading_20_2">
      <style:paragraph-properties fo:break-before="page"/>
      <style:text-properties style:font-name="Ubuntu Light1" fo:language="es" fo:country="ES"/>
    </style:style>
    <style:style style:name="P436" style:family="paragraph" style:parent-style-name="Heading_20_2">
      <style:paragraph-properties fo:break-before="page"/>
      <style:text-properties style:font-name="Ubuntu Light1" fo:language="es" fo:country="ES" officeooo:rsid="00030ffd" officeooo:paragraph-rsid="003f6dd9"/>
    </style:style>
    <style:style style:name="P437" style:family="paragraph" style:parent-style-name="Heading_20_2">
      <style:paragraph-properties fo:break-before="page"/>
      <style:text-properties style:font-name="Ubuntu Light1" fo:language="es" fo:country="ES" officeooo:rsid="00030ffd" officeooo:paragraph-rsid="003c8356"/>
    </style:style>
    <style:style style:name="P438"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fo:language="es" fo:country="ES" officeooo:paragraph-rsid="00a85904"/>
    </style:style>
    <style:style style:name="P439" style:family="paragraph" style:parent-style-name="Heading_20_1" style:list-style-name="">
      <style:text-properties style:font-name="Ubuntu Light1" fo:language="es" fo:country="ES"/>
    </style:style>
    <style:style style:name="P440" style:family="paragraph" style:parent-style-name="Heading_20_1">
      <style:paragraph-properties fo:break-before="page"/>
      <style:text-properties style:font-name="Ubuntu Light1" fo:language="es" fo:country="ES"/>
    </style:style>
    <style:style style:name="P441" style:family="paragraph" style:parent-style-name="Heading_20_1">
      <style:paragraph-properties fo:break-before="page"/>
      <style:text-properties style:font-name="Ubuntu Light1" fo:font-size="18pt" fo:language="es" fo:country="ES" style:font-size-asian="18pt" style:font-size-complex="18pt"/>
    </style:style>
    <style:style style:name="P442" style:family="paragraph" style:parent-style-name="Heading_20_1">
      <style:paragraph-properties fo:break-before="page"/>
      <style:text-properties fo:language="es" fo:country="ES" officeooo:paragraph-rsid="01d76de9"/>
    </style:style>
    <style:style style:name="P443" style:family="paragraph" style:parent-style-name="Heading_20_1">
      <style:paragraph-properties fo:break-before="page"/>
      <style:text-properties style:font-name="Ubuntu Light2" fo:font-size="18pt" fo:language="es" fo:country="ES" style:font-size-asian="18pt" style:font-size-complex="18pt"/>
    </style:style>
    <style:style style:name="P444" style:family="paragraph" style:parent-style-name="Heading_20_1">
      <style:paragraph-properties fo:break-before="page"/>
      <style:text-properties style:font-name="Ubuntu Light2" fo:font-size="18pt" fo:language="es" fo:country="ES" officeooo:rsid="01f692d9" officeooo:paragraph-rsid="01f692d9" style:font-size-asian="18pt" style:font-size-complex="18pt"/>
    </style:style>
    <style:style style:name="P445" style:family="paragraph" style:parent-style-name="Contents_20_1">
      <style:paragraph-properties>
        <style:tab-stops>
          <style:tab-stop style:position="6.6929in" style:type="right"/>
        </style:tab-stops>
      </style:paragraph-properties>
    </style:style>
    <style:style style:name="P446" style:family="paragraph" style:parent-style-name="Contents_20_2">
      <style:paragraph-properties>
        <style:tab-stops>
          <style:tab-stop style:position="6.4965in" style:type="right"/>
        </style:tab-stops>
      </style:paragraph-properties>
    </style:style>
    <style:style style:name="P447" style:family="paragraph" style:parent-style-name="Contents_20_3">
      <style:paragraph-properties>
        <style:tab-stops>
          <style:tab-stop style:position="6.3in" style:type="right"/>
        </style:tab-stops>
      </style:paragraph-properties>
    </style:style>
    <style:style style:name="P448" style:family="paragraph" style:parent-style-name="Heading_20_5">
      <style:text-properties style:font-name="Ubuntu Light1" fo:font-size="12pt" fo:language="es" fo:country="ES" officeooo:rsid="012e480e" officeooo:paragraph-rsid="0147b04a" style:font-size-asian="12pt" style:font-size-complex="12pt"/>
    </style:style>
    <style:style style:name="T1" style:family="text">
      <style:text-properties fo:font-size="16pt" officeooo:rsid="00095de5" style:font-size-asian="16pt" style:font-size-complex="16pt"/>
    </style:style>
    <style:style style:name="T2" style:family="text">
      <style:text-properties fo:font-size="16pt" officeooo:rsid="005051dd" style:font-size-asian="16pt" style:font-size-complex="16pt"/>
    </style:style>
    <style:style style:name="T3" style:family="text">
      <style:text-properties fo:font-size="16pt" officeooo:rsid="009def99" style:font-size-asian="16pt" style:font-size-complex="16pt"/>
    </style:style>
    <style:style style:name="T4" style:family="text">
      <style:text-properties fo:font-size="16pt" officeooo:rsid="000b047e" style:font-size-asian="16pt" style:font-size-complex="16pt"/>
    </style:style>
    <style:style style:name="T5" style:family="text">
      <style:text-properties fo:font-size="16pt" officeooo:rsid="0162aab8" style:font-size-asian="16pt" style:font-size-complex="16pt"/>
    </style:style>
    <style:style style:name="T6" style:family="text">
      <style:text-properties fo:font-size="16pt" officeooo:rsid="00a0fdff" style:font-size-asian="16pt" style:font-size-complex="16pt"/>
    </style:style>
    <style:style style:name="T7" style:family="text">
      <style:text-properties fo:font-size="16pt" officeooo:rsid="00a20c5f" style:font-size-asian="16pt" style:font-size-complex="16pt"/>
    </style:style>
    <style:style style:name="T8" style:family="text">
      <style:text-properties officeooo:rsid="000b503c"/>
    </style:style>
    <style:style style:name="T9" style:family="text">
      <style:text-properties officeooo:rsid="005b65b1"/>
    </style:style>
    <style:style style:name="T10" style:family="text">
      <style:text-properties officeooo:rsid="005720a0"/>
    </style:style>
    <style:style style:name="T11" style:family="text">
      <style:text-properties officeooo:rsid="0058bea8"/>
    </style:style>
    <style:style style:name="T12" style:family="text">
      <style:text-properties officeooo:rsid="00030ffd"/>
    </style:style>
    <style:style style:name="T13" style:family="text">
      <style:text-properties officeooo:rsid="000a173b"/>
    </style:style>
    <style:style style:name="T14" style:family="text">
      <style:text-properties officeooo:rsid="001a4256"/>
    </style:style>
    <style:style style:name="T15" style:family="text">
      <style:text-properties officeooo:rsid="000d9e21"/>
    </style:style>
    <style:style style:name="T16" style:family="text">
      <style:text-properties officeooo:rsid="000ed084"/>
    </style:style>
    <style:style style:name="T17" style:family="text">
      <style:text-properties officeooo:rsid="0011d08a"/>
    </style:style>
    <style:style style:name="T18" style:family="text">
      <style:text-properties officeooo:rsid="00138b35"/>
    </style:style>
    <style:style style:name="T19" style:family="text">
      <style:text-properties officeooo:rsid="0014c955"/>
    </style:style>
    <style:style style:name="T20" style:family="text">
      <style:text-properties officeooo:rsid="001623f3"/>
    </style:style>
    <style:style style:name="T21" style:family="text">
      <style:text-properties officeooo:rsid="00162ebb"/>
    </style:style>
    <style:style style:name="T22" style:family="text">
      <style:text-properties officeooo:rsid="0017ea73"/>
    </style:style>
    <style:style style:name="T23" style:family="text">
      <style:text-properties officeooo:rsid="0019a598"/>
    </style:style>
    <style:style style:name="T24" style:family="text">
      <style:text-properties officeooo:rsid="001b470e"/>
    </style:style>
    <style:style style:name="T25" style:family="text">
      <style:text-properties officeooo:rsid="001d0631"/>
    </style:style>
    <style:style style:name="T26" style:family="text">
      <style:text-properties officeooo:rsid="001f9b70"/>
    </style:style>
    <style:style style:name="T27" style:family="text">
      <style:text-properties style:font-name="Ubuntu Light2"/>
    </style:style>
    <style:style style:name="T28" style:family="text">
      <style:text-properties style:font-name="Ubuntu Light2" fo:font-size="12pt" fo:language="es" fo:country="ES" fo:font-weight="normal" officeooo:rsid="00b7125e" style:font-size-asian="12pt" style:font-weight-asian="normal" style:font-size-complex="12pt" style:font-weight-complex="normal"/>
    </style:style>
    <style:style style:name="T29" style:family="text">
      <style:text-properties style:font-name="Ubuntu Light2" fo:font-size="12pt" fo:language="es" fo:country="ES" fo:font-weight="normal" officeooo:rsid="01f20e6c" style:font-size-asian="12pt" style:font-weight-asian="normal" style:font-size-complex="12pt" style:font-weight-complex="normal"/>
    </style:style>
    <style:style style:name="T30" style:family="text">
      <style:text-properties style:font-name="Ubuntu Light2" fo:font-size="12pt" fo:language="es" fo:country="ES" fo:font-weight="normal" officeooo:rsid="01f334df" style:font-size-asian="12pt" style:font-weight-asian="normal" style:font-size-complex="12pt" style:font-weight-complex="normal"/>
    </style:style>
    <style:style style:name="T31" style:family="text">
      <style:text-properties style:font-name="Ubuntu Light2" fo:font-size="12pt" fo:language="es" fo:country="ES" officeooo:rsid="00248279" style:font-size-asian="12pt" style:font-size-complex="12pt"/>
    </style:style>
    <style:style style:name="T32" style:family="text">
      <style:text-properties style:font-name="Ubuntu Light2" fo:font-size="12pt" fo:language="es" fo:country="ES" officeooo:rsid="01fd3897" style:font-size-asian="12pt" style:font-size-complex="12pt"/>
    </style:style>
    <style:style style:name="T33" style:family="text">
      <style:text-properties style:font-name="Ubuntu Light2" officeooo:rsid="0024c501"/>
    </style:style>
    <style:style style:name="T34" style:family="text">
      <style:text-properties style:font-name="Ubuntu Light2" officeooo:rsid="00263eeb"/>
    </style:style>
    <style:style style:name="T35" style:family="text">
      <style:text-properties style:font-name="Ubuntu Light2" officeooo:rsid="0026b7ff"/>
    </style:style>
    <style:style style:name="T36" style:family="text">
      <style:text-properties style:font-name="Ubuntu Light2" fo:language="es" fo:country="ES"/>
    </style:style>
    <style:style style:name="T37" style:family="text">
      <style:text-properties style:font-name="Ubuntu Light2" fo:language="es" fo:country="ES" officeooo:rsid="0200b2ea"/>
    </style:style>
    <style:style style:name="T38" style:family="text">
      <style:text-properties style:font-name="Ubuntu Light2" officeooo:rsid="011ef80b"/>
    </style:style>
    <style:style style:name="T39" style:family="text">
      <style:text-properties style:font-name="Ubuntu Light2" officeooo:rsid="01296bf1"/>
    </style:style>
    <style:style style:name="T40" style:family="text">
      <style:text-properties style:font-name="Ubuntu Light2" officeooo:rsid="017f351f"/>
    </style:style>
    <style:style style:name="T41" style:family="text">
      <style:text-properties style:font-name="Ubuntu Light2" officeooo:rsid="0129c9b7"/>
    </style:style>
    <style:style style:name="T42" style:family="text">
      <style:text-properties style:font-name="Ubuntu Light2" officeooo:rsid="017f727e"/>
    </style:style>
    <style:style style:name="T43" style:family="text">
      <style:text-properties style:font-name="Ubuntu Light2" officeooo:rsid="012a0328"/>
    </style:style>
    <style:style style:name="T44" style:family="text">
      <style:text-properties style:font-name="Ubuntu Light2" officeooo:rsid="01322c4a"/>
    </style:style>
    <style:style style:name="T45" style:family="text">
      <style:text-properties style:font-name="Ubuntu Light2" officeooo:rsid="01800581"/>
    </style:style>
    <style:style style:name="T46" style:family="text">
      <style:text-properties style:font-name="Ubuntu Light2" officeooo:rsid="01819103"/>
    </style:style>
    <style:style style:name="T47" style:family="text">
      <style:text-properties style:font-name="Ubuntu Light2" officeooo:rsid="0167acdf"/>
    </style:style>
    <style:style style:name="T48" style:family="text">
      <style:text-properties style:font-name="Ubuntu Light2" officeooo:rsid="01820568"/>
    </style:style>
    <style:style style:name="T49" style:family="text">
      <style:text-properties style:font-name="Ubuntu Light2" officeooo:rsid="0133afd4"/>
    </style:style>
    <style:style style:name="T50" style:family="text">
      <style:text-properties style:font-name="Ubuntu Light2" officeooo:rsid="013814a0"/>
    </style:style>
    <style:style style:name="T51" style:family="text">
      <style:text-properties style:font-name="Ubuntu Light2" officeooo:rsid="013ac62c"/>
    </style:style>
    <style:style style:name="T52" style:family="text">
      <style:text-properties style:font-name="Ubuntu Light2" officeooo:rsid="013ca3e9"/>
    </style:style>
    <style:style style:name="T53" style:family="text">
      <style:text-properties style:font-name="Ubuntu Light1"/>
    </style:style>
    <style:style style:name="T54" style:family="text">
      <style:text-properties style:font-name="Ubuntu Light1" fo:font-size="12pt" fo:language="es" fo:country="ES" officeooo:rsid="00c05df1" style:font-size-asian="12pt" style:font-size-complex="12pt"/>
    </style:style>
    <style:style style:name="T55" style:family="text">
      <style:text-properties style:font-name="Ubuntu Light1" fo:font-size="12pt" fo:language="es" fo:country="ES" officeooo:rsid="00248279" style:font-size-asian="12pt" style:font-size-complex="12pt"/>
    </style:style>
    <style:style style:name="T56" style:family="text">
      <style:text-properties style:font-name="Ubuntu Light1" fo:font-size="12pt" fo:language="es" fo:country="ES" officeooo:rsid="01f0a944" style:font-size-asian="12pt" style:font-size-complex="12pt"/>
    </style:style>
    <style:style style:name="T57" style:family="text">
      <style:text-properties style:font-name="Ubuntu Light1" fo:font-size="12pt" fo:language="es" fo:country="ES" fo:font-weight="bold" officeooo:rsid="00f3e84d" style:font-size-asian="12pt" style:font-weight-asian="bold" style:font-size-complex="12pt" style:font-weight-complex="bold"/>
    </style:style>
    <style:style style:name="T58" style:family="text">
      <style:text-properties style:font-name="Ubuntu Light1" fo:font-size="12pt" fo:font-weight="normal" style:font-size-asian="12pt" style:font-weight-asian="normal" style:font-size-complex="12pt" style:font-weight-complex="normal"/>
    </style:style>
    <style:style style:name="T59" style:family="text">
      <style:text-properties style:font-name="Ubuntu Light1" fo:font-size="12pt" fo:font-weight="normal" officeooo:rsid="002c5d7f" style:font-size-asian="12pt" style:font-weight-asian="normal" style:font-size-complex="12pt" style:font-weight-complex="normal"/>
    </style:style>
    <style:style style:name="T60" style:family="text">
      <style:text-properties style:font-name="Ubuntu Light1" fo:font-size="12pt" fo:font-weight="normal" officeooo:rsid="015cffa9" style:font-size-asian="12pt" style:font-weight-asian="normal" style:font-size-complex="12pt" style:font-weight-complex="normal"/>
    </style:style>
    <style:style style:name="T61" style:family="text">
      <style:text-properties style:font-name="Ubuntu Light1" fo:font-size="12pt" fo:font-weight="normal" officeooo:rsid="015fa03d" style:font-size-asian="12pt" style:font-weight-asian="normal" style:font-size-complex="12pt" style:font-weight-complex="normal"/>
    </style:style>
    <style:style style:name="T62" style:family="text">
      <style:text-properties style:font-name="Ubuntu Light1" fo:font-size="12pt" fo:font-weight="normal" officeooo:rsid="015d5ce4" style:font-size-asian="12pt" style:font-weight-asian="normal" style:font-size-complex="12pt" style:font-weight-complex="normal"/>
    </style:style>
    <style:style style:name="T63" style:family="text">
      <style:text-properties style:font-name="Ubuntu Light1" fo:font-size="12pt" fo:font-weight="normal" officeooo:rsid="015e4082" style:font-size-asian="12pt" style:font-weight-asian="normal" style:font-size-complex="12pt" style:font-weight-complex="normal"/>
    </style:style>
    <style:style style:name="T64" style:family="text">
      <style:text-properties style:font-name="Ubuntu Light1" fo:font-size="12pt" style:font-size-asian="12pt" style:font-size-complex="12pt"/>
    </style:style>
    <style:style style:name="T65" style:family="text">
      <style:text-properties style:font-name="Ubuntu Light1" fo:font-size="12pt" officeooo:rsid="00b35ba1" style:font-size-asian="12pt" style:font-size-complex="12pt"/>
    </style:style>
    <style:style style:name="T66" style:family="text">
      <style:text-properties style:font-name="Ubuntu Light1" fo:font-size="12pt" officeooo:rsid="005051dd" style:font-size-asian="12pt" style:font-size-complex="12pt"/>
    </style:style>
    <style:style style:name="T67" style:family="text">
      <style:text-properties style:font-name="Ubuntu Light1" fo:font-size="12pt" officeooo:rsid="01785581" style:font-size-asian="12pt" style:font-size-complex="12pt"/>
    </style:style>
    <style:style style:name="T68" style:family="text">
      <style:text-properties style:font-name="Ubuntu Light1" fo:font-size="12pt" officeooo:rsid="012fe761" style:font-size-asian="12pt" style:font-size-complex="12pt"/>
    </style:style>
    <style:style style:name="T69" style:family="text">
      <style:text-properties style:font-name="Ubuntu Light1" fo:font-size="12pt" officeooo:rsid="018886fc" style:font-size-asian="12pt" style:font-size-complex="12pt"/>
    </style:style>
    <style:style style:name="T70" style:family="text">
      <style:text-properties style:font-name="Ubuntu Light1" fo:font-size="12pt" officeooo:rsid="01877301" style:font-size-asian="12pt" style:font-size-complex="12pt"/>
    </style:style>
    <style:style style:name="T71" style:family="text">
      <style:text-properties style:font-name="Ubuntu Light1" fo:font-size="12pt" officeooo:rsid="0174653f" style:font-size-asian="12pt" style:font-size-complex="12pt"/>
    </style:style>
    <style:style style:name="T72" style:family="text">
      <style:text-properties style:font-name="Ubuntu Light1" fo:font-size="12pt" fo:font-weight="bold" style:font-size-asian="12pt" style:font-weight-asian="bold" style:font-size-complex="12pt" style:font-weight-complex="bold"/>
    </style:style>
    <style:style style:name="T73" style:family="text">
      <style:text-properties style:font-name="Ubuntu Light1" fo:font-size="12pt" fo:font-weight="bold" officeooo:rsid="00b35ba1" style:font-size-asian="12pt" style:font-weight-asian="bold" style:font-size-complex="12pt" style:font-weight-complex="bold"/>
    </style:style>
    <style:style style:name="T74" style:family="text">
      <style:text-properties style:font-name="Ubuntu Light1" fo:font-size="12pt" fo:font-weight="bold" officeooo:rsid="00c33786" style:font-size-asian="12pt" style:font-weight-asian="bold" style:font-size-complex="12pt" style:font-weight-complex="bold"/>
    </style:style>
    <style:style style:name="T75" style:family="text">
      <style:text-properties style:font-name="Ubuntu Light1" fo:font-size="12pt" fo:font-weight="bold" officeooo:rsid="0187abf6" style:font-size-asian="12pt" style:font-weight-asian="bold" style:font-size-complex="12pt" style:font-weight-complex="bold"/>
    </style:style>
    <style:style style:name="T76" style:family="text">
      <style:text-properties style:font-name="Ubuntu Light1" fo:font-size="12pt" fo:font-weight="bold" officeooo:rsid="015cffa9" style:font-size-asian="12pt" style:font-weight-asian="bold" style:font-size-complex="12pt" style:font-weight-complex="bold"/>
    </style:style>
    <style:style style:name="T77" style:family="text">
      <style:text-properties style:font-name="Ubuntu Light1" fo:font-size="12pt" fo:font-weight="bold" officeooo:rsid="015e4082" style:font-size-asian="12pt" style:font-weight-asian="bold" style:font-size-complex="12pt" style:font-weight-complex="bold"/>
    </style:style>
    <style:style style:name="T78" style:family="text">
      <style:text-properties style:font-name="Ubuntu Light1" fo:font-size="12pt" fo:font-weight="bold" officeooo:rsid="012e480e" style:font-size-asian="12pt" style:font-weight-asian="bold" style:font-size-complex="12pt" style:font-weight-complex="bold"/>
    </style:style>
    <style:style style:name="T79" style:family="text">
      <style:text-properties style:font-name="Ubuntu Light1" fo:font-size="12pt" fo:font-weight="bold" officeooo:rsid="00f3e84d" style:font-size-asian="12pt" style:font-weight-asian="bold" style:font-size-complex="12pt" style:font-weight-complex="bold"/>
    </style:style>
    <style:style style:name="T80" style:family="text">
      <style:text-properties style:font-name="Ubuntu Light1" officeooo:rsid="0044f59f"/>
    </style:style>
    <style:style style:name="T81" style:family="text">
      <style:text-properties style:font-name="Ubuntu Light1" officeooo:rsid="00030ffd"/>
    </style:style>
    <style:style style:name="T82" style:family="text">
      <style:text-properties style:font-name="Ubuntu Light1" fo:font-weight="bold" style:font-weight-asian="bold" style:font-weight-complex="bold"/>
    </style:style>
    <style:style style:name="T83" style:family="text">
      <style:text-properties style:font-name="Ubuntu Light1" fo:font-weight="bold" officeooo:rsid="0044f59f" style:font-weight-asian="bold" style:font-weight-complex="bold"/>
    </style:style>
    <style:style style:name="T84" style:family="text">
      <style:text-properties style:font-name="Ubuntu Light1" officeooo:rsid="0051d624"/>
    </style:style>
    <style:style style:name="T85" style:family="text">
      <style:text-properties style:font-name="Ubuntu Light1" officeooo:rsid="00529166"/>
    </style:style>
    <style:style style:name="T86" style:family="text">
      <style:text-properties style:font-name="Ubuntu Light1" officeooo:rsid="00544fb6"/>
    </style:style>
    <style:style style:name="T87" style:family="text">
      <style:text-properties style:font-name="Ubuntu Light1" officeooo:rsid="005600d3"/>
    </style:style>
    <style:style style:name="T88" style:family="text">
      <style:text-properties style:font-name="Ubuntu Light1" fo:font-size="16pt" style:font-size-asian="16pt" style:font-size-complex="16pt"/>
    </style:style>
    <style:style style:name="T89" style:family="text">
      <style:text-properties style:font-name="Ubuntu Light1" fo:font-size="16pt" officeooo:rsid="000a173b" style:font-size-asian="16pt" style:font-size-complex="16pt"/>
    </style:style>
    <style:style style:name="T90" style:family="text">
      <style:text-properties style:font-name="Ubuntu Light1" fo:font-size="16pt" officeooo:rsid="0003ba32" style:font-size-asian="16pt" style:font-size-complex="16pt"/>
    </style:style>
    <style:style style:name="T91" style:family="text">
      <style:text-properties style:font-name="Ubuntu Light1" fo:font-size="16pt" officeooo:rsid="005051dd" style:font-size-asian="16pt" style:font-size-complex="16pt"/>
    </style:style>
    <style:style style:name="T92" style:family="text">
      <style:text-properties style:font-name="Ubuntu Light1" fo:font-size="16pt" officeooo:rsid="009def99" style:font-size-asian="16pt" style:font-size-complex="16pt"/>
    </style:style>
    <style:style style:name="T93" style:family="text">
      <style:text-properties style:font-name="Ubuntu Light1" fo:font-size="16pt" officeooo:rsid="000b047e" style:font-size-asian="16pt" style:font-size-complex="16pt"/>
    </style:style>
    <style:style style:name="T94" style:family="text">
      <style:text-properties style:font-name="Ubuntu Light1" fo:font-size="18pt" officeooo:rsid="01e6c1f4" style:font-size-asian="18pt" style:font-size-complex="18pt"/>
    </style:style>
    <style:style style:name="T95" style:family="text">
      <style:text-properties style:font-name="Ubuntu Light1" fo:font-size="18pt" officeooo:rsid="01d76de9" style:font-size-asian="18pt" style:font-size-complex="18pt"/>
    </style:style>
    <style:style style:name="T96" style:family="text">
      <style:text-properties style:font-name="Ubuntu Light1" officeooo:rsid="0001d969"/>
    </style:style>
    <style:style style:name="T97" style:family="text">
      <style:text-properties style:font-name="Ubuntu Light1" officeooo:rsid="0028c47d"/>
    </style:style>
    <style:style style:name="T98" style:family="text">
      <style:text-properties style:font-name="Ubuntu Light1" officeooo:rsid="0029f883"/>
    </style:style>
    <style:style style:name="T99" style:family="text">
      <style:text-properties style:font-name="Ubuntu Light1" officeooo:rsid="00183a4e"/>
    </style:style>
    <style:style style:name="T100" style:family="text">
      <style:text-properties style:font-name="Ubuntu Light1" officeooo:rsid="01d3fc27"/>
    </style:style>
    <style:style style:name="T101" style:family="text">
      <style:text-properties style:font-name="Ubuntu Light1" officeooo:rsid="01d5dc6d"/>
    </style:style>
    <style:style style:name="T102" style:family="text">
      <style:text-properties style:font-name="Ubuntu Light1" officeooo:rsid="01caad28"/>
    </style:style>
    <style:style style:name="T103" style:family="text">
      <style:text-properties style:font-name="Ubuntu Light1" officeooo:rsid="0024e7c5"/>
    </style:style>
    <style:style style:name="T104" style:family="text">
      <style:text-properties style:font-name="Ubuntu Light1" officeooo:rsid="00426e30"/>
    </style:style>
    <style:style style:name="T105" style:family="text">
      <style:text-properties fo:font-size="12pt" style:font-size-asian="12pt" style:font-size-complex="12pt"/>
    </style:style>
    <style:style style:name="T106" style:family="text">
      <style:text-properties fo:font-size="12pt" officeooo:rsid="012e480e" style:font-size-asian="12pt" style:font-size-complex="12pt"/>
    </style:style>
    <style:style style:name="T107" style:family="text">
      <style:text-properties fo:font-size="12pt" officeooo:rsid="0145d660" style:font-size-asian="12pt" style:font-size-complex="12pt"/>
    </style:style>
    <style:style style:name="T108" style:family="text">
      <style:text-properties fo:font-size="12pt" officeooo:rsid="017c296c" style:font-size-asian="12pt" style:font-size-complex="12pt"/>
    </style:style>
    <style:style style:name="T109" style:family="text">
      <style:text-properties fo:font-size="12pt" officeooo:rsid="019e8576" style:font-size-asian="12pt" style:font-size-complex="12pt"/>
    </style:style>
    <style:style style:name="T110" style:family="text">
      <style:text-properties fo:font-size="12pt" officeooo:rsid="000b047e" style:font-size-asian="12pt" style:font-size-complex="12pt"/>
    </style:style>
    <style:style style:name="T111" style:family="text">
      <style:text-properties fo:font-size="12pt" officeooo:rsid="00b35ba1" style:font-size-asian="12pt" style:font-size-complex="12pt"/>
    </style:style>
    <style:style style:name="T112" style:family="text">
      <style:text-properties fo:font-size="12pt" officeooo:rsid="00095de5" style:font-size-asian="12pt" style:font-size-complex="12pt"/>
    </style:style>
    <style:style style:name="T113" style:family="text">
      <style:text-properties fo:font-size="12pt" officeooo:rsid="0199c109" style:font-size-asian="12pt" style:font-size-complex="12pt"/>
    </style:style>
    <style:style style:name="T114" style:family="text">
      <style:text-properties fo:font-size="12pt" officeooo:rsid="00183a4e" style:font-size-asian="12pt" style:font-size-complex="12pt"/>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10bd4ea" style:font-size-asian="12pt" style:font-weight-asian="bold" style:font-size-complex="12pt" style:font-weight-complex="bold"/>
    </style:style>
    <style:style style:name="T117" style:family="text">
      <style:text-properties fo:font-size="12pt" fo:font-weight="bold" officeooo:rsid="010f50b1" style:font-size-asian="12pt" style:font-weight-asian="bold" style:font-size-complex="12pt" style:font-weight-complex="bold"/>
    </style:style>
    <style:style style:name="T118" style:family="text">
      <style:text-properties fo:font-size="12pt" fo:font-weight="bold" officeooo:rsid="01117b2a" style:font-size-asian="12pt" style:font-weight-asian="bold" style:font-size-complex="12pt" style:font-weight-complex="bold"/>
    </style:style>
    <style:style style:name="T119" style:family="text">
      <style:text-properties fo:font-size="12pt" fo:font-weight="bold" officeooo:rsid="0111e6ef" style:font-size-asian="12pt" style:font-weight-asian="bold" style:font-size-complex="12pt" style:font-weight-complex="bold"/>
    </style:style>
    <style:style style:name="T120" style:family="text">
      <style:text-properties fo:font-size="12pt" fo:font-weight="bold" officeooo:rsid="0112e28e" style:font-size-asian="12pt" style:font-weight-asian="bold" style:font-size-complex="12pt" style:font-weight-complex="bold"/>
    </style:style>
    <style:style style:name="T121" style:family="text">
      <style:text-properties fo:font-size="12pt" fo:font-weight="bold" officeooo:rsid="011400b9" style:font-size-asian="12pt" style:font-weight-asian="bold" style:font-size-complex="12pt" style:font-weight-complex="bold"/>
    </style:style>
    <style:style style:name="T122" style:family="text">
      <style:text-properties fo:font-size="12pt" fo:font-weight="bold" officeooo:rsid="01167b25" style:font-size-asian="12pt" style:font-weight-asian="bold" style:font-size-complex="12pt" style:font-weight-complex="bold"/>
    </style:style>
    <style:style style:name="T123" style:family="text">
      <style:text-properties fo:font-size="12pt" fo:font-weight="bold" officeooo:rsid="0118f11e" style:font-size-asian="12pt" style:font-weight-asian="bold" style:font-size-complex="12pt" style:font-weight-complex="bold"/>
    </style:style>
    <style:style style:name="T124" style:family="text">
      <style:text-properties fo:font-size="12pt" fo:font-weight="bold" officeooo:rsid="01196c0d" style:font-size-asian="12pt" style:font-weight-asian="bold" style:font-size-complex="12pt" style:font-weight-complex="bold"/>
    </style:style>
    <style:style style:name="T125" style:family="text">
      <style:text-properties fo:font-size="12pt" fo:font-weight="bold" officeooo:rsid="0119e409" style:font-size-asian="12pt" style:font-weight-asian="bold" style:font-size-complex="12pt" style:font-weight-complex="bold"/>
    </style:style>
    <style:style style:name="T126" style:family="text">
      <style:text-properties fo:font-size="12pt" fo:font-weight="bold" officeooo:rsid="011b0ce1" style:font-size-asian="12pt" style:font-weight-asian="bold" style:font-size-complex="12pt" style:font-weight-complex="bold"/>
    </style:style>
    <style:style style:name="T127" style:family="text">
      <style:text-properties fo:font-size="12pt" fo:font-weight="bold" officeooo:rsid="011e72fc" style:font-size-asian="12pt" style:font-weight-asian="bold" style:font-size-complex="12pt" style:font-weight-complex="bold"/>
    </style:style>
    <style:style style:name="T128" style:family="text">
      <style:text-properties fo:font-size="12pt" fo:font-weight="bold" officeooo:rsid="011ef80b" style:font-size-asian="12pt" style:font-weight-asian="bold" style:font-size-complex="12pt" style:font-weight-complex="bold"/>
    </style:style>
    <style:style style:name="T129" style:family="text">
      <style:text-properties fo:font-size="12pt" fo:font-weight="bold" officeooo:rsid="00b35ba1" style:font-size-asian="12pt" style:font-weight-asian="bold" style:font-size-complex="12pt" style:font-weight-complex="bold"/>
    </style:style>
    <style:style style:name="T130" style:family="text">
      <style:text-properties fo:font-size="12pt" fo:font-weight="bold" officeooo:rsid="00c33786" style:font-size-asian="12pt" style:font-weight-asian="bold" style:font-size-complex="12pt" style:font-weight-complex="bold"/>
    </style:style>
    <style:style style:name="T131" style:family="text">
      <style:text-properties fo:font-size="12pt" fo:font-weight="bold" officeooo:rsid="00f3e84d" style:font-size-asian="12pt" style:font-weight-asian="bold" style:font-size-complex="12pt" style:font-weight-complex="bold"/>
    </style:style>
    <style:style style:name="T132" style:family="text">
      <style:text-properties fo:font-size="12pt" fo:font-weight="bold" officeooo:rsid="00f98585" style:font-size-asian="12pt" style:font-weight-asian="bold" style:font-size-complex="12pt" style:font-weight-complex="bold"/>
    </style:style>
    <style:style style:name="T133" style:family="text">
      <style:text-properties fo:font-size="12pt" fo:font-weight="bold" officeooo:rsid="00fc1a8a" style:font-size-asian="12pt" style:font-weight-asian="bold" style:font-size-complex="12pt" style:font-weight-complex="bold"/>
    </style:style>
    <style:style style:name="T134" style:family="text">
      <style:text-properties fo:font-size="12pt" fo:font-weight="bold" officeooo:rsid="00fe8e90" style:font-size-asian="12pt" style:font-weight-asian="bold" style:font-size-complex="12pt" style:font-weight-complex="bold"/>
    </style:style>
    <style:style style:name="T135" style:family="text">
      <style:text-properties fo:font-size="12pt" fo:font-weight="bold" officeooo:rsid="0101027b" style:font-size-asian="12pt" style:font-weight-asian="bold" style:font-size-complex="12pt" style:font-weight-complex="bold"/>
    </style:style>
    <style:style style:name="T136" style:family="text">
      <style:text-properties fo:font-size="12pt" fo:font-weight="bold" officeooo:rsid="01051710" style:font-size-asian="12pt" style:font-weight-asian="bold" style:font-size-complex="12pt" style:font-weight-complex="bold"/>
    </style:style>
    <style:style style:name="T137" style:family="text">
      <style:text-properties fo:font-size="12pt" fo:font-weight="bold" officeooo:rsid="01f20e6c" style:font-size-asian="12pt" style:font-weight-asian="bold" style:font-size-complex="12pt" style:font-weight-complex="bold"/>
    </style:style>
    <style:style style:name="T138" style:family="text">
      <style:text-properties fo:font-size="12pt" style:text-underline-style="none" fo:font-weight="bold" style:font-size-asian="12pt" style:font-weight-asian="bold" style:font-size-complex="12pt" style:font-weight-complex="bold"/>
    </style:style>
    <style:style style:name="T139" style:family="text">
      <style:text-properties fo:font-size="12pt" fo:font-weight="normal" officeooo:rsid="0081a121" style:font-size-asian="12pt" style:font-weight-asian="normal" style:font-size-complex="12pt" style:font-weight-complex="normal"/>
    </style:style>
    <style:style style:name="T140" style:family="text">
      <style:text-properties fo:font-weight="bold" style:font-weight-asian="bold" style:font-weight-complex="bold"/>
    </style:style>
    <style:style style:name="T141" style:family="text">
      <style:text-properties fo:font-weight="bold" officeooo:rsid="007ddde0" style:font-weight-asian="bold" style:font-weight-complex="bold"/>
    </style:style>
    <style:style style:name="T142" style:family="text">
      <style:text-properties fo:font-weight="bold" officeooo:rsid="00183a4e" style:font-weight-asian="bold" style:font-weight-complex="bold"/>
    </style:style>
    <style:style style:name="T143" style:family="text">
      <style:text-properties fo:font-weight="bold" officeooo:rsid="019a8902" style:font-weight-asian="bold" style:font-weight-complex="bold"/>
    </style:style>
    <style:style style:name="T144" style:family="text">
      <style:text-properties fo:font-weight="bold" officeooo:rsid="01f001ba" style:font-weight-asian="bold" style:font-weight-complex="bold"/>
    </style:style>
    <style:style style:name="T145" style:family="text">
      <style:text-properties officeooo:rsid="00350327"/>
    </style:style>
    <style:style style:name="T146" style:family="text">
      <style:text-properties officeooo:rsid="003666c2"/>
    </style:style>
    <style:style style:name="T147" style:family="text">
      <style:text-properties officeooo:rsid="003a0208"/>
    </style:style>
    <style:style style:name="T148" style:family="text">
      <style:text-properties officeooo:rsid="00441710"/>
    </style:style>
    <style:style style:name="T149" style:family="text">
      <style:text-properties officeooo:rsid="0044f59f"/>
    </style:style>
    <style:style style:name="T150" style:family="text">
      <style:text-properties officeooo:rsid="006583d1"/>
    </style:style>
    <style:style style:name="T151" style:family="text">
      <style:text-properties officeooo:rsid="00682d27"/>
    </style:style>
    <style:style style:name="T152" style:family="text">
      <style:text-properties officeooo:rsid="006b1929"/>
    </style:style>
    <style:style style:name="T153" style:family="text">
      <style:text-properties officeooo:rsid="006cc226"/>
    </style:style>
    <style:style style:name="T154" style:family="text">
      <style:text-properties officeooo:rsid="007519f5"/>
    </style:style>
    <style:style style:name="T155" style:family="text">
      <style:text-properties officeooo:rsid="00794a38"/>
    </style:style>
    <style:style style:name="T156" style:family="text">
      <style:text-properties officeooo:rsid="007ddde0"/>
    </style:style>
    <style:style style:name="T157" style:family="text">
      <style:text-properties fo:language="es" fo:country="ES"/>
    </style:style>
    <style:style style:name="T158" style:family="text">
      <style:text-properties fo:language="es" fo:country="ES" officeooo:rsid="00c73e21"/>
    </style:style>
    <style:style style:name="T159" style:family="text">
      <style:text-properties fo:language="es" fo:country="ES" officeooo:rsid="00dbfd53"/>
    </style:style>
    <style:style style:name="T160" style:family="text">
      <style:text-properties fo:language="es" fo:country="ES" officeooo:rsid="01f0a944"/>
    </style:style>
    <style:style style:name="T161" style:family="text">
      <style:text-properties fo:language="es" fo:country="ES" officeooo:rsid="0200b2ea"/>
    </style:style>
    <style:style style:name="T162" style:family="text">
      <style:text-properties officeooo:rsid="008a2b75"/>
    </style:style>
    <style:style style:name="T163" style:family="text">
      <style:text-properties officeooo:rsid="008c9868"/>
    </style:style>
    <style:style style:name="T164" style:family="text">
      <style:text-properties officeooo:rsid="00922ba6"/>
    </style:style>
    <style:style style:name="T165" style:family="text">
      <style:text-properties officeooo:rsid="00933261"/>
    </style:style>
    <style:style style:name="T166" style:family="text">
      <style:text-properties officeooo:rsid="009375f2"/>
    </style:style>
    <style:style style:name="T167" style:family="text">
      <style:text-properties officeooo:rsid="0093f903"/>
    </style:style>
    <style:style style:name="T168" style:family="text">
      <style:text-properties officeooo:rsid="0099e453"/>
    </style:style>
    <style:style style:name="T169" style:family="text">
      <style:text-properties officeooo:rsid="00a18922"/>
    </style:style>
    <style:style style:name="T170" style:family="text">
      <style:text-properties officeooo:rsid="00ccdf4c"/>
    </style:style>
    <style:style style:name="T171" style:family="text">
      <style:text-properties officeooo:rsid="00d02488"/>
    </style:style>
    <style:style style:name="T172" style:family="text">
      <style:text-properties officeooo:rsid="00d2f48e"/>
    </style:style>
    <style:style style:name="T173" style:family="text">
      <style:text-properties officeooo:rsid="00d2ffbb"/>
    </style:style>
    <style:style style:name="T174" style:family="text">
      <style:text-properties officeooo:rsid="00d54cf6"/>
    </style:style>
    <style:style style:name="T175" style:family="text">
      <style:text-properties officeooo:rsid="00df550c"/>
    </style:style>
    <style:style style:name="T176" style:family="text">
      <style:text-properties officeooo:rsid="00e24b38"/>
    </style:style>
    <style:style style:name="T177" style:family="text">
      <style:text-properties officeooo:rsid="00f11362"/>
    </style:style>
    <style:style style:name="T178" style:family="text">
      <style:text-properties officeooo:rsid="010bd4ea"/>
    </style:style>
    <style:style style:name="T179" style:family="text">
      <style:text-properties officeooo:rsid="010e8e5c"/>
    </style:style>
    <style:style style:name="T180" style:family="text">
      <style:text-properties officeooo:rsid="010f50b1"/>
    </style:style>
    <style:style style:name="T181" style:family="text">
      <style:text-properties officeooo:rsid="0110e5a6"/>
    </style:style>
    <style:style style:name="T182" style:family="text">
      <style:text-properties officeooo:rsid="01117b2a"/>
    </style:style>
    <style:style style:name="T183" style:family="text">
      <style:text-properties officeooo:rsid="0112e28e"/>
    </style:style>
    <style:style style:name="T184" style:family="text">
      <style:text-properties officeooo:rsid="0115e066"/>
    </style:style>
    <style:style style:name="T185" style:family="text">
      <style:text-properties officeooo:rsid="01167b25"/>
    </style:style>
    <style:style style:name="T186" style:family="text">
      <style:text-properties officeooo:rsid="0119185f"/>
    </style:style>
    <style:style style:name="T187" style:family="text">
      <style:text-properties officeooo:rsid="0119e409"/>
    </style:style>
    <style:style style:name="T188" style:family="text">
      <style:text-properties officeooo:rsid="011e72fc"/>
    </style:style>
    <style:style style:name="T189" style:family="text">
      <style:text-properties officeooo:rsid="011ef80b"/>
    </style:style>
    <style:style style:name="T190" style:family="text">
      <style:text-properties officeooo:rsid="0125f7a4"/>
    </style:style>
    <style:style style:name="T191" style:family="text">
      <style:text-properties officeooo:rsid="014db1cf"/>
    </style:style>
    <style:style style:name="T192" style:family="text">
      <style:text-properties officeooo:rsid="0151c54b"/>
    </style:style>
    <style:style style:name="T193" style:family="text">
      <style:text-properties officeooo:rsid="0155a9bd"/>
    </style:style>
    <style:style style:name="T194" style:family="text">
      <style:text-properties officeooo:rsid="0167acdf"/>
    </style:style>
    <style:style style:name="T195" style:family="text">
      <style:text-properties officeooo:rsid="0170562e"/>
    </style:style>
    <style:style style:name="T196" style:family="text">
      <style:text-properties officeooo:rsid="017112c4"/>
    </style:style>
    <style:style style:name="T197" style:family="text">
      <style:text-properties officeooo:rsid="0171a098"/>
    </style:style>
    <style:style style:name="T198" style:family="text">
      <style:text-properties officeooo:rsid="0173752b"/>
    </style:style>
    <style:style style:name="T199" style:family="text">
      <style:text-properties officeooo:rsid="0174653f"/>
    </style:style>
    <style:style style:name="T200" style:family="text">
      <style:text-properties officeooo:rsid="01776a51"/>
    </style:style>
    <style:style style:name="T201" style:family="text">
      <style:text-properties officeooo:rsid="01781ef4"/>
    </style:style>
    <style:style style:name="T202" style:family="text">
      <style:text-properties officeooo:rsid="01790f8b"/>
    </style:style>
    <style:style style:name="T203" style:family="text">
      <style:text-properties officeooo:rsid="01791b97"/>
    </style:style>
    <style:style style:name="T204" style:family="text">
      <style:text-properties officeooo:rsid="017ab75a"/>
    </style:style>
    <style:style style:name="T205" style:family="text">
      <style:text-properties officeooo:rsid="0182cc0b"/>
    </style:style>
    <style:style style:name="T206" style:family="text">
      <style:text-properties officeooo:rsid="01845545"/>
    </style:style>
    <style:style style:name="T207" style:family="text">
      <style:text-properties officeooo:rsid="01859c54"/>
    </style:style>
    <style:style style:name="T208" style:family="text">
      <style:text-properties officeooo:rsid="0192ec15"/>
    </style:style>
    <style:style style:name="T209" style:family="text">
      <style:text-properties officeooo:rsid="01968304"/>
    </style:style>
    <style:style style:name="T210" style:family="text">
      <style:text-properties officeooo:rsid="01a553c5"/>
    </style:style>
    <style:style style:name="T211" style:family="text">
      <style:text-properties officeooo:rsid="00183a4e"/>
    </style:style>
    <style:style style:name="T212" style:family="text">
      <style:text-properties officeooo:rsid="01aad178"/>
    </style:style>
    <style:style style:name="T213" style:family="text">
      <style:text-properties fo:color="#000000" style:font-name="Ubuntu Light1" fo:font-size="12pt" style:font-size-asian="12pt" style:font-size-complex="12pt"/>
    </style:style>
    <style:style style:name="T214" style:family="text">
      <style:text-properties fo:color="#000000" style:font-name="Ubuntu Light1" fo:font-size="12pt" officeooo:rsid="00426e30" style:font-size-asian="12pt" style:font-size-complex="12pt"/>
    </style:style>
    <style:style style:name="T215" style:family="text">
      <style:text-properties fo:color="#000000" fo:font-size="12pt" style:font-size-asian="12pt" style:font-size-complex="12pt"/>
    </style:style>
    <style:style style:name="T216" style:family="text">
      <style:text-properties fo:color="#000000" fo:font-size="12pt" officeooo:rsid="00207815" style:font-size-asian="12pt" style:font-size-complex="12pt"/>
    </style:style>
    <style:style style:name="T217" style:family="text">
      <style:text-properties fo:color="#000000" fo:font-size="12pt" officeooo:rsid="002f3e21" style:font-size-asian="12pt" style:font-size-complex="12pt"/>
    </style:style>
    <style:style style:name="T218" style:family="text">
      <style:text-properties fo:color="#000000" fo:font-size="12pt" officeooo:rsid="01ade775" style:font-size-asian="12pt" style:font-size-complex="12pt"/>
    </style:style>
    <style:style style:name="T219" style:family="text">
      <style:text-properties fo:color="#000000" fo:font-size="12pt" officeooo:rsid="003d333a" style:font-size-asian="12pt" style:font-size-complex="12pt"/>
    </style:style>
    <style:style style:name="T220" style:family="text">
      <style:text-properties fo:color="#000000" fo:font-size="12pt" officeooo:rsid="001a4256" style:font-size-asian="12pt" style:font-size-complex="12pt"/>
    </style:style>
    <style:style style:name="T221" style:family="text">
      <style:text-properties fo:color="#000000" fo:font-size="12pt" officeooo:rsid="001eb7f6" style:font-size-asian="12pt" style:font-size-complex="12pt"/>
    </style:style>
    <style:style style:name="T222" style:family="text">
      <style:text-properties fo:color="#000000" fo:font-size="12pt" officeooo:rsid="01ae89fe" style:font-size-asian="12pt" style:font-size-complex="12pt"/>
    </style:style>
    <style:style style:name="T223" style:family="text">
      <style:text-properties officeooo:rsid="01ae89fe"/>
    </style:style>
    <style:style style:name="T224" style:family="text">
      <style:text-properties officeooo:rsid="01b078d5"/>
    </style:style>
    <style:style style:name="T225" style:family="text">
      <style:text-properties officeooo:rsid="01b33222"/>
    </style:style>
    <style:style style:name="T226" style:family="text">
      <style:text-properties officeooo:rsid="01be2300"/>
    </style:style>
    <style:style style:name="T227" style:family="text">
      <style:text-properties officeooo:rsid="01c54714"/>
    </style:style>
    <style:style style:name="T228" style:family="text">
      <style:text-properties officeooo:rsid="01d09897"/>
    </style:style>
    <style:style style:name="T229" style:family="text">
      <style:text-properties officeooo:rsid="00bbbdb3"/>
    </style:style>
    <style:style style:name="T230" style:family="text">
      <style:text-properties officeooo:rsid="00be2b54"/>
    </style:style>
    <style:style style:name="T231" style:family="text">
      <style:text-properties officeooo:rsid="010a14ce"/>
    </style:style>
    <style:style style:name="T232" style:family="text">
      <style:text-properties officeooo:rsid="01051710"/>
    </style:style>
    <style:style style:name="T233" style:family="text">
      <style:text-properties officeooo:rsid="012e480e"/>
    </style:style>
    <style:style style:name="T234" style:family="text">
      <style:text-properties officeooo:rsid="01f20e6c"/>
    </style:style>
    <style:style style:name="T235" style:family="text">
      <style:text-properties fo:font-weight="normal" style:font-weight-asian="normal" style:font-weight-complex="normal"/>
    </style:style>
    <style:style style:name="T236" style:family="text">
      <style:text-properties fo:font-weight="normal" officeooo:rsid="01ffdba2" style:font-weight-asian="normal" style:font-weight-complex="normal"/>
    </style:style>
    <style:style style:name="T237" style:family="text">
      <style:text-properties fo:font-weight="normal" officeooo:rsid="02002e2e" style:font-weight-asian="normal" style:font-weight-complex="normal"/>
    </style:style>
    <style:style style:name="T238" style:family="text">
      <style:text-properties officeooo:rsid="01f4f684"/>
    </style:style>
    <style:style style:name="T239" style:family="text">
      <style:text-properties style:text-position="super 58%"/>
    </style:style>
    <style:style style:name="T240" style:family="text">
      <style:text-properties style:text-position="super 58%" fo:font-weight="normal" officeooo:rsid="0125f7a4" style:font-weight-asian="normal" style:font-weight-complex="normal"/>
    </style:style>
    <style:style style:name="T241" style:family="text">
      <style:text-properties style:text-position="super 58%" style:font-name="Ubuntu Light1" fo:font-size="12pt" fo:language="es" fo:country="ES" officeooo:rsid="01ed7985" style:font-size-asian="12pt" style:font-size-complex="12pt"/>
    </style:style>
    <style:style style:name="T242" style:family="text">
      <style:text-properties style:text-position="super 58%" officeooo:rsid="01ffdba2"/>
    </style:style>
    <style:style style:name="T243" style:family="text">
      <style:text-properties style:text-position="super 58%" officeooo:rsid="02002e2e"/>
    </style:style>
    <style:style style:name="T244" style:family="text">
      <style:text-properties style:text-position="super 58%" officeooo:rsid="02008aec"/>
    </style:style>
    <style:style style:name="T245" style:family="text">
      <style:text-properties style:text-underline-style="none"/>
    </style:style>
    <style:style style:name="T246" style:family="text">
      <style:text-properties style:font-name="Ubuntu Light1" fo:font-size="12pt" fo:language="es" fo:country="ES" officeooo:rsid="00248279" style:font-size-asian="12pt" style:font-size-complex="12pt"/>
    </style:style>
    <style:style style:name="T247" style:family="text">
      <style:text-properties style:font-name="Ubuntu Light1" fo:font-size="12pt" officeooo:rsid="00248279" style:font-size-asian="12pt" style:font-size-complex="12pt"/>
    </style:style>
    <style:style style:name="T248" style:family="text">
      <style:text-properties style:font-name="Ubuntu Light1"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Propuesta para la gestión integral de contenidos en espacios de e-educación</text:p>
      <text:p text:style-name="P252">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54">Índice</text:p>
          </text:index-title>
          <text:list xml:id="list1695508161726026200" text:style-name="List_20_1">
            <text:list-item>
              <text:p text:style-name="P445"><text:a xlink:type="simple" xlink:href="#__RefHeading___Toc1730_1654089018" text:style-name="Index_20_Link" text:visited-style-name="Index_20_Link">Introducción<text:tab/>4</text:a></text:p>
            </text:list-item>
            <text:list-item>
              <text:p text:style-name="P446"><text:a xlink:type="simple" xlink:href="#__RefHeading___Toc2262_1654089018" text:style-name="Index_20_Link" text:visited-style-name="Index_20_Link">Descripción del problema<text:tab/>4</text:a></text:p>
            </text:list-item>
            <text:list-item>
              <text:p text:style-name="P446"><text:a xlink:type="simple" xlink:href="#__RefHeading___Toc2264_1654089018" text:style-name="Index_20_Link" text:visited-style-name="Index_20_Link">Importancia del problema<text:tab/>5</text:a></text:p>
            </text:list-item>
            <text:list-item>
              <text:p text:style-name="P446"><text:a xlink:type="simple" xlink:href="#__RefHeading___Toc2266_1654089018" text:style-name="Index_20_Link" text:visited-style-name="Index_20_Link">Objetivos perseguidos<text:tab/>7</text:a></text:p>
            </text:list-item>
            <text:list-item>
              <text:p text:style-name="P446"><text:a xlink:type="simple" xlink:href="#__RefHeading___Toc2268_1654089018" text:style-name="Index_20_Link" text:visited-style-name="Index_20_Link">Metodología para la resolución<text:tab/>9</text:a></text:p>
            </text:list-item>
            <text:list-item>
              <text:p text:style-name="P446"><text:a xlink:type="simple" xlink:href="#__RefHeading___Toc2378_1654089018" text:style-name="Index_20_Link" text:visited-style-name="Index_20_Link">Resultados obtenidos<text:tab/>10</text:a></text:p>
            </text:list-item>
            <text:list-item>
              <text:p text:style-name="P446"><text:a xlink:type="simple" xlink:href="#__RefHeading___Toc2380_1654089018" text:style-name="Index_20_Link" text:visited-style-name="Index_20_Link">Estructura del presente documento<text:tab/>11</text:a></text:p>
            </text:list-item>
            <text:list-item>
              <text:p text:style-name="P445"><text:a xlink:type="simple" xlink:href="#__RefHeading___Toc1732_1654089018" text:style-name="Index_20_Link" text:visited-style-name="Index_20_Link">Contexto<text:tab/>12</text:a></text:p>
            </text:list-item>
            <text:list-item>
              <text:p text:style-name="P446"><text:a xlink:type="simple" xlink:href="#__RefHeading___Toc2882_1654089018" text:style-name="Index_20_Link" text:visited-style-name="Index_20_Link">Introducción técnica<text:tab/>12</text:a></text:p>
            </text:list-item>
            <text:list-item>
              <text:p text:style-name="P446"><text:a xlink:type="simple" xlink:href="#__RefHeading___Toc1959_1643884647" text:style-name="Index_20_Link" text:visited-style-name="Index_20_Link">El servidor, aspectos generales<text:tab/>13</text:a></text:p>
            </text:list-item>
          </text:list>
          <text:list xml:id="list4043611089635880521" text:style-name="List_20_2">
            <text:list-item>
              <text:p text:style-name="P447"><text:a xlink:type="simple" xlink:href="#__RefHeading___Toc1961_1643884647" text:style-name="Index_20_Link" text:visited-style-name="Index_20_Link">Pila técnica<text:tab/>13</text:a></text:p>
            </text:list-item>
            <text:list-item>
              <text:p text:style-name="P447"><text:a xlink:type="simple" xlink:href="#__RefHeading___Toc1948_1643884647" text:style-name="Index_20_Link" text:visited-style-name="Index_20_Link">Arquitectura<text:tab/>16</text:a></text:p>
            </text:list-item>
            <text:list-item>
              <text:p text:style-name="P447"><text:a xlink:type="simple" xlink:href="#__RefHeading___Toc1963_1643884647" text:style-name="Index_20_Link" text:visited-style-name="Index_20_Link">Puesta en producción: despliegues<text:tab/>19</text:a></text:p>
            </text:list-item>
          </text:list>
          <text:list xml:id="list104321349556017" text:continue-list="list1695508161726026200" text:style-name="List_20_1">
            <text:list-item>
              <text:p text:style-name="P446"><text:a xlink:type="simple" xlink:href="#__RefHeading___Toc1950_1643884647" text:style-name="Index_20_Link" text:visited-style-name="Index_20_Link">El cliente (web), aspectos generales<text:tab/>21</text:a></text:p>
            </text:list-item>
          </text:list>
          <text:list xml:id="list104321686879510" text:continue-list="list4043611089635880521" text:style-name="List_20_2">
            <text:list-item>
              <text:p text:style-name="P447"><text:a xlink:type="simple" xlink:href="#__RefHeading___Toc1952_1643884647" text:style-name="Index_20_Link" text:visited-style-name="Index_20_Link">Pila técnica<text:tab/>21</text:a></text:p>
            </text:list-item>
            <text:list-item>
              <text:p text:style-name="P447"><text:a xlink:type="simple" xlink:href="#__RefHeading___Toc1965_1643884647" text:style-name="Index_20_Link" text:visited-style-name="Index_20_Link">Arquitectura<text:tab/>25</text:a></text:p>
            </text:list-item>
            <text:list-item>
              <text:p text:style-name="P447"><text:a xlink:type="simple" xlink:href="#__RefHeading___Toc1967_1643884647" text:style-name="Index_20_Link" text:visited-style-name="Index_20_Link">Despliegues<text:tab/>27</text:a></text:p>
            </text:list-item>
          </text:list>
          <text:list xml:id="list104320138621745" text:continue-list="list104321349556017" text:style-name="List_20_1">
            <text:list-item>
              <text:p text:style-name="P446"><text:a xlink:type="simple" xlink:href="#__RefHeading___Toc2493_1654089018" text:style-name="Index_20_Link" text:visited-style-name="Index_20_Link">Análisis de la metodología utilizada<text:tab/>28</text:a></text:p>
            </text:list-item>
            <text:list-item>
              <text:p text:style-name="P445"><text:a xlink:type="simple" xlink:href="#__RefHeading___Toc1838_1654089018" text:style-name="Index_20_Link" text:visited-style-name="Index_20_Link">Resultados<text:tab/>29</text:a></text:p>
            </text:list-item>
            <text:list-item>
              <text:p text:style-name="P446"><text:a xlink:type="simple" xlink:href="#__RefHeading___Toc2524_2027313550" text:style-name="Index_20_Link" text:visited-style-name="Index_20_Link">El servidor<text:tab/>30</text:a></text:p>
            </text:list-item>
          </text:list>
          <text:list xml:id="list104321872557350" text:continue-list="list104321686879510" text:style-name="List_20_2">
            <text:list-item>
              <text:p text:style-name="P447"><text:a xlink:type="simple" xlink:href="#__RefHeading___Toc2528_2027313550" text:style-name="Index_20_Link" text:visited-style-name="Index_20_Link">Capa 0. API<text:tab/>30</text:a></text:p>
            </text:list-item>
            <text:list-item>
              <text:p text:style-name="P447"><text:a xlink:type="simple" xlink:href="#__RefHeading___Toc2472_202731355053" text:style-name="Index_20_Link" text:visited-style-name="Index_20_Link">Capa 1. Enrutación<text:tab/>41</text:a></text:p>
            </text:list-item>
            <text:list-item>
              <text:p text:style-name="P447"><text:a xlink:type="simple" xlink:href="#__RefHeading___Toc2474_202731355054" text:style-name="Index_20_Link" text:visited-style-name="Index_20_Link">Capa 2. Servicios<text:tab/>43</text:a></text:p>
            </text:list-item>
            <text:list-item>
              <text:p text:style-name="P447"><text:a xlink:type="simple" xlink:href="#__RefHeading___Toc2476_202731355055" text:style-name="Index_20_Link" text:visited-style-name="Index_20_Link">Capa 3. Repositorio / Base de datos.<text:tab/>46</text:a></text:p>
            </text:list-item>
            <text:list-item>
              <text:p text:style-name="P447"><text:a xlink:type="simple" xlink:href="#__RefHeading___Toc1984_164388464756" text:style-name="Index_20_Link" text:visited-style-name="Index_20_Link">Elementos transversales a las capas.<text:tab/>49</text:a></text:p>
            </text:list-item>
            <text:list-item>
              <text:p text:style-name="P447"><text:a xlink:type="simple" xlink:href="#__RefHeading___Toc3461_1511104361" text:style-name="Index_20_Link" text:visited-style-name="Index_20_Link">Pruebas<text:tab/>51</text:a></text:p>
            </text:list-item>
          </text:list>
          <text:list xml:id="list104321489678287" text:continue-list="list104320138621745" text:style-name="List_20_1">
            <text:list-item>
              <text:p text:style-name="P446"><text:a xlink:type="simple" xlink:href="#__RefHeading___Toc4454_1654089018" text:style-name="Index_20_Link" text:visited-style-name="Index_20_Link">El cliente web<text:tab/>54</text:a></text:p>
            </text:list-item>
          </text:list>
          <text:list xml:id="list104319956106736" text:continue-list="list104321872557350" text:style-name="List_20_2">
            <text:list-item>
              <text:p text:style-name="P447"><text:a xlink:type="simple" xlink:href="#__RefHeading___Toc2478_2027313550" text:style-name="Index_20_Link" text:visited-style-name="Index_20_Link">Factorias<text:tab/>55</text:a></text:p>
            </text:list-item>
            <text:list-item>
              <text:p text:style-name="P447"><text:a xlink:type="simple" xlink:href="#__RefHeading___Toc2480_2027313550" text:style-name="Index_20_Link" text:visited-style-name="Index_20_Link">Directivas<text:tab/>57</text:a></text:p>
            </text:list-item>
            <text:list-item>
              <text:p text:style-name="P447"><text:a xlink:type="simple" xlink:href="#__RefHeading___Toc2482_2027313550" text:style-name="Index_20_Link" text:visited-style-name="Index_20_Link">Controladores<text:tab/>59</text:a></text:p>
            </text:list-item>
            <text:list-item>
              <text:p text:style-name="P447"><text:a xlink:type="simple" xlink:href="#__RefHeading___Toc2486_2027313550" text:style-name="Index_20_Link" text:visited-style-name="Index_20_Link">Otros componentes y librerías<text:tab/>63</text:a></text:p>
            </text:list-item>
            <text:list-item>
              <text:p text:style-name="P447"><text:a xlink:type="simple" xlink:href="#__RefHeading___Toc4470_1654089018" text:style-name="Index_20_Link" text:visited-style-name="Index_20_Link">Pruebas<text:tab/>66</text:a></text:p>
            </text:list-item>
          </text:list>
          <text:list xml:id="list104321491351655" text:continue-list="list104321489678287" text:style-name="List_20_1">
            <text:list-item>
              <text:p text:style-name="P445"><text:a xlink:type="simple" xlink:href="#__RefHeading___Toc5138_1511104361" text:style-name="Index_20_Link" text:visited-style-name="Index_20_Link">Conclusiones<text:tab/>67</text:a></text:p>
            </text:list-item>
            <text:list-item>
              <text:p text:style-name="P446"><text:a xlink:type="simple" xlink:href="#__RefHeading___Toc5140_1511104361" text:style-name="Index_20_Link" text:visited-style-name="Index_20_Link">Autocrítica, mejoras futuras.<text:tab/>67</text:a></text:p>
            </text:list-item>
            <text:list-item>
              <text:p text:style-name="P446"><text:a xlink:type="simple" xlink:href="#__RefHeading___Toc2501_1654089018" text:style-name="Index_20_Link" text:visited-style-name="Index_20_Link">Conclusiones técnicas<text:tab/>68</text:a></text:p>
            </text:list-item>
            <text:list-item>
              <text:p text:style-name="P446"><text:a xlink:type="simple" xlink:href="#__RefHeading___Toc2503_1654089018" text:style-name="Index_20_Link" text:visited-style-name="Index_20_Link">Conclusiones finales<text:tab/>70</text:a></text:p>
            </text:list-item>
            <text:list-item>
              <text:p text:style-name="P445"><text:a xlink:type="simple" xlink:href="#__RefHeading___Toc2515_1654089018" text:style-name="Index_20_Link" text:visited-style-name="Index_20_Link">Bibliografía<text:tab/>72</text:a></text:p>
            </text:list-item>
          </text:list>
        </text:index-body>
      </text:table-of-content>
      <text:h text:style-name="P439" text:outline-level="1"><text:soft-page-break/></text:h>
      <text:h text:style-name="P440" text:outline-level="1"><text:bookmark-start text:name="__RefHeading___Toc1730_1654089018"/>Introducci<text:span text:style-name="T145">ó</text:span>n<text:bookmark-end text:name="__RefHeading___Toc1730_1654089018"/></text:h>
      <text:p text:style-name="P86"/>
      <text:h text:style-name="P419" text:outline-level="2"><text:bookmark-start text:name="__RefHeading___Toc2262_1654089018"/>Descripci<text:span text:style-name="T146">ó</text:span>n del problema<text:bookmark-end text:name="__RefHeading___Toc2262_1654089018"/></text:h>
      <text:p text:style-name="P145"/>
      <text:p text:style-name="P1">La gestión de aspectos relacionados con la educación en plataformas digitales afronta diversos problemas y retos a los cuales la UPM <text:span text:style-name="T15">y nuestra escuela</text:span> no es ajena.</text:p>
      <text:p text:style-name="P1">En la actualidad, nuestra principal plataforma digital<text:span text:style-name="T15"> </text:span>en la universidad, Moodle, presenta algunas carencias tanto a nivel técnico como a nivel resolutivo.<text:line-break/></text:p>
      <text:p text:style-name="P1">A nivel resolutivo encontramos tres problemas principales:</text:p>
      <text:list xml:id="list693477408543115713" text:style-name="L1">
        <text:list-item>
          <text:p text:style-name="P255">No es una herramienta integral y parte de la información útil se encuentra diseminada en otros espacios.</text:p>
        </text:list-item>
        <text:list-item>
          <text:p text:style-name="P255">No da respuesta a las necesidades de acceso a material de estudio del cuerpo estudiantil. Siendo el principal motivo de este problema el que la información recogida en estos portales provee de una <text:span text:style-name="T15">fuente centralizada, el profesorado</text:span>.</text:p>
        </text:list-item>
        <text:list-item>
          <text:p text:style-name="P255">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15">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16">fue concebido</text:span>. </text:p>
      <text:p text:style-name="P2">El enfoque de (L)CMS que <text:span text:style-name="T16">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8">s</text:span>e refiere.</text:p>
      <text:p text:style-name="P1"/>
      <text:p text:style-name="P7">El objetivo del presente PFG es proposición de una alternativa técnica que de resolución a los problemas detectados, <text:span text:style-name="T16">tanto </text:span>técnicos <text:span text:style-name="T16">como</text:span> resolutivo. </text:p>
      <text:p text:style-name="P7">En otras palabras, se persigue la proyección y desarrollo de una plataforma de e-educación, basados en nuevas tecnologías y los enfoques que estas apoyan. <text:span text:style-name="T16">Dicha plataforma ha de contener</text:span> la información de forma integral y coodinada tanto entre las distintas entidades <text:span text:style-name="T16">y niveles </text:span>de la institución como su alumnado.</text:p>
      <text:p text:style-name="P26"/>
      <text:h text:style-name="P421" text:outline-level="2"/>
      <text:h text:style-name="P432" text:outline-level="2"><text:bookmark-start text:name="__RefHeading___Toc2264_1654089018"/>Importancia del problema <text:bookmark-end text:name="__RefHeading___Toc2264_1654089018"/></text:h>
      <text:p text:style-name="P146"/>
      <text:p text:style-name="P18"><text:span text:style-name="T9">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17">Estos apuntos se presentan en algunos casos desfasado</text:span>, tardíos, inexistentes, incorrectos o insuficientes. </text:p>
      <text:p text:style-name="P3"/>
      <text:p text:style-name="P4"><text:span text:style-name="T17">Esta conclusión no es sin embargo en la mayoría de los casos </text:span>culpa de <text:span text:style-name="T17">los docentes</text:span>, en <text:span text:style-name="T17">realidad este PFG comprende que</text:span> el mayor <text:span text:style-name="T17">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17">han cooperado</text:span> en la elaboración de los mismos.</text:p>
      <text:p text:style-name="P3">No hay mayor premisa que esa (la colaboración <text:s/><text:span text:style-name="T17">y la cooperación</text:span>) tras la idea de una plataforma de material de trabajo abierta a modificaciones por parte de cualquier usuario, independientemente de su rol dentro del <text:span text:style-name="T17">sistema educativo</text:span>.</text:p>
      <text:p text:style-name="P3"/>
      <text:p text:style-name="P3">El <text:span text:style-name="T18">supuesto </text:span>objetivo de nuestra educación superior es la reflexión, el aprendizaje bajo el fuerte convencimiento de que estudiamos materias que nos apasionan, que despiertan nuestro interés y curiosidad <text:span text:style-name="T19">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19">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9">2. </text:span>Eventos</text:p>
      <text:p text:style-name="P3"/>
      <text:p text:style-name="P3"><text:span text:style-name="T10">En el caso concreto de la UPM/ETSISI al igual que por lo comprobado en otras universidades y escuelas, l</text:span>as noticias de la escuela nunca se encuentran 2 veces en el mismo sitio <text:span text:style-name="T20">o espacio web</text:span> y eso choca terriblemente con una realidad cotidiana de nuestra vida en el 201<text:span text:style-name="T21">6</text:span>. </text:p>
      <text:p text:style-name="P3"/>
      <text:p text:style-name="P3"><text:span text:style-name="T21">A día de hoy </text:span>nuestros ojos se dirigen continuamente a los paneles de notificaciones de nuestros dispositivos móviles. <text:line-break/>Es un concepto teórico sencillo. En un solo lugar <text:span text:style-name="T10">encontramos </text:span>todo <text:span text:style-name="T10">(o casi todo) </text:span>lo que necesitamos saber. <text:span text:style-name="T21">La comunicación funciona de forma activa y no ya reactiva como en el pasado.</text:span></text:p>
      <text:p text:style-name="P3"/>
      <text:p text:style-name="P3">Frente a esta realidad tangible de nuestro día a día, la experiencia <text:span text:style-name="T11">concreta </text:span>de la universidad: webs de departamento, escuela, profesores, el correo, las plataformas de e-<text:soft-page-break/>educación, etc.</text:p>
      <text:p text:style-name="P3"><text:line-break/><text:span text:style-name="T22">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22">virar el modelo de comunicación de reactivo a activo</text:span>.</text:p>
      <text:p text:style-name="P11">Si bien en el presente PFG no se desarrolla la solución completa, <text:s/>sí se desarrolla <text:span text:style-name="T23">el aspecto </text:span>más importante para poder alcanzar ese escenario que es <text:span text:style-name="T23">unificación de los avisos y noticias que sean necesarios comunicar</text:span>.</text:p>
      <text:p text:style-name="P3"/>
      <text:p text:style-name="P3"/>
      <text:p text:style-name="P19"><text:span text:style-name="T9">3. </text:span>Horarios</text:p>
      <text:p text:style-name="P18"/>
      <text:p text:style-name="P5">De forma paralela y casi indistinguible de los eventos <text:span text:style-name="T24">y noticias surge la problemática de los horarios</text:span>.</text:p>
      <text:p text:style-name="P5"><text:span text:style-name="T24">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25">lo expuesto en el caso de los eventos y noticias se llega a la conclusión de que es necesario unificar los horarios, hacerlos fácilmente mantenibles y representarlos de una forma sencilla. </text:span></text:p>
      <text:p text:style-name="P6"/>
      <text:p text:style-name="P6"><text:span text:style-name="T25">Hay que tener en mente que cuando se habla de unificar y representar </text:span>todo aquello que tiene una relación temporal concreta, <text:span text:style-name="T25">n</text:span>o <text:span text:style-name="T25">se habla </text:span>únicamente de los horarios de las asignaturas. <text:span text:style-name="T25">Hay que entender que también hablamos de horarios de </text:span>tutorías, charlas que se den en las escuelas, <text:span text:style-name="T25">etc.</text:span></text:p>
      <text:h text:style-name="P420" text:outline-level="2"/>
      <text:h text:style-name="P430" text:outline-level="2"><text:bookmark-start text:name="__RefHeading___Toc2266_1654089018"/>Objetivos perseguidos<text:bookmark-end text:name="__RefHeading___Toc2266_1654089018"/></text:h>
      <text:p text:style-name="P189"><text:line-break/><text:span text:style-name="T53">El objetivo del presente proyecto ya ha sido esbozado ligeramente, aunque en la presente sección se realizará un perfil mas detallado del mismo.</text:span></text:p>
      <text:p text:style-name="P86">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86"/>
      <text:p text:style-name="P86">El objetivo del presente PFG será por tanto crear un servidor y un cliente web que den solución a los fallos ya detectados y expresandos anteriormente.</text:p>
      <text:p text:style-name="P86">Cada uno de los dos elementos técnicos principales, el servidor y el cliente web se habrán de enfocar en distintos sub-objetivos, habiendo presentar la suma de ambos la resolución de los objetivos globales perseguidos.</text:p>
      <text:p text:style-name="P86"><text:line-break/>Siendo así, el cliente web tendrá como objetivos principales:</text:p>
      <text:list xml:id="list7176701582724809901" text:style-name="L2">
        <text:list-item>
          <text:p text:style-name="P296">Hacer incapié en el desarrollo basado en paquetes modulares y reutilizables. Esto se conseguirá mediante gestores de paquetes tales como NPM o Bower.</text:p>
          <text:p text:style-name="P296">Los detalles sobre esta cuestión se encontrarán más adelante.</text:p>
        </text:list-item>
        <text:list-item>
          <text:p text:style-name="P296">La simplicación, mejora de las experiencias de usabilidad de los usuarios en entornos web. Para ello se hará uso de componentes visuales <text:span text:style-name="T226">mínimos</text:span> pero que enriquezcan significativamente la capacidad de los usuarios para entender e interactuar con el sitio web.</text:p>
        </text:list-item>
        <text:list-item>
          <text:p text:style-name="P296">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86"/>
      <text:p text:style-name="P86">El servidor por otro lado, compartirá algunos objetivos con el cliente web y al mismo tiempo se diferenciará de este:</text:p>
      <text:p text:style-name="P86"/>
      <text:list xml:id="list8882903312651759370" text:style-name="L3">
        <text:list-item>
          <text:p text:style-name="P297">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go.</text:p>
        </text:list-item>
        <text:list-item>
          <text:p text:style-name="P297"><text:soft-page-break/>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297">El uso de una API y los principios REST como una buena práctica a la hora <text:span text:style-name="T26">de permitir comunicar clientes y servidores.</text:span></text:p>
        </text:list-item>
      </text:list>
      <text:p text:style-name="P86"/>
      <text:p text:style-name="P86"/>
      <text:p text:style-name="P86">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4879980459859155556" text:style-name="L4">
        <text:list-item>
          <text:p text:style-name="P298">Permitir que todas las partes de la comunidad de una universidad se involucren en el mantenimiento y mejora de la información asociada a la vida universitaria.</text:p>
        </text:list-item>
        <text:list-item>
          <text:p text:style-name="P298">La centralización y unificación de los datos utilizados y necesarios para la comunidad.</text:p>
        </text:list-item>
        <text:list-item>
          <text:p text:style-name="P298">La simplificación y mejora en el acceso y modificación de la información generada o en uso. Implicando esto igualmente que los derechos de modificación responden a una jerarquía de responsabilidad y asignación de funciones.</text:p>
        </text:list-item>
        <text:list-item>
          <text:p text:style-name="P298">En el apartado técnico de la suma de las partes se habrá de conseguir un sistema confiable, respetuoso con las buenas prácticas del software y sencillo de mantener.</text:p>
        </text:list-item>
      </text:list>
      <text:p text:style-name="P27"/>
      <text:h text:style-name="P420" text:outline-level="2"/>
      <text:h text:style-name="P431" text:outline-level="2"><text:bookmark-start text:name="__RefHeading___Toc2268_1654089018"/>Metodología para la resolución<text:bookmark-end text:name="__RefHeading___Toc2268_1654089018"/></text:h>
      <text:p text:style-name="P147"/>
      <text:p text:style-name="P148">En la actualidad de los entornos de desarrollo de software las metodologías ágiles imperan en la mayoría en la mayoría de los casos.</text:p>
      <text:p text:style-name="P148">Las denominadas ágiles han venido a desplazar a metodologías “pesadas” previamente existentes tales como el desarrollo por prototipo o en cascada.</text:p>
      <text:p text:style-name="P148">Sin embargo, el resultado de la aplicación de las metodologías ágiles es desigual en la actualidad, el factor humano y las características del proyecto influyen notablemente en el éxito a la hora de su implementación.</text:p>
      <text:p text:style-name="P148">Por todo lo anterior y atendiendo a razones de limitación de personal (una sola persona), tiempos y experiencia, a la hora de elegir una metodología de resolución del presente proyecto se ha optado por una forma mixta entre el mundo ágil y el pesado.</text:p>
      <text:p text:style-name="P201"><text:span text:style-name="T55">Dicha metodología/flujo de trabajo está ampliamente basado en un trabajo previo realizado durante la práctica principal de la asignatura de Calidad del Software </text:span><text:a xlink:type="simple" xlink:href="#references-1" text:style-name="Internet_20_link" text:visited-style-name="Visited_20_Internet_20_Link"><text:span text:style-name="T241">[1]</text:span></text:a><text:span text:style-name="T55">, impartida en este mismo grado.</text:span></text:p>
      <text:p text:style-name="P361"/>
      <text:p text:style-name="P152"><text:span text:style-name="T27">Un análisis más detallado puede ser encontrado en el apartado “</text:span><text:a xlink:type="simple" xlink:href="#__RefHeading___Toc2493_1654089018" text:style-name="Index_20_Link" text:visited-style-name="Index_20_Link"><text:span text:style-name="T27">Análisis de la metodología utilizad</text:span></text:a><text:span text:style-name="T27">a”.</text:span></text:p>
      <text:p text:style-name="P182"/>
      <text:h text:style-name="P422" text:outline-level="2"/>
      <text:h text:style-name="P432" text:outline-level="2"><text:bookmark-start text:name="__RefHeading___Toc2378_1654089018"/>Resultados obtenidos<text:bookmark-end text:name="__RefHeading___Toc2378_1654089018"/></text:h>
      <text:p text:style-name="P150"/>
      <text:p text:style-name="P177"><text:span text:style-name="T96">E</text:span><text:span text:style-name="T53">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77"><text:span text:style-name="T53">A nivel lógico. Los objetivos de negocio perseguidos desde el comienzo han sido </text:span><text:span text:style-name="T97">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150"/>
      <text:p text:style-name="P178"><text:span text:style-name="T96">A </text:span><text:span text:style-name="T53">nivel técnico. </text:span><text:span text:style-name="T98">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3298476091196481111" text:style-name="L5">
        <text:list-item>
          <text:p text:style-name="P326">La capacidad para la detección precoz de los errores durante el desarrollo que tanto fomentan las tecnologías ágiles no impiden en ningún caso que las correcciones no se den, mas bien al contrario.</text:p>
        </text:list-item>
        <text:list-item>
          <text:p text:style-name="P326">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151"/>
      <text:p text:style-name="P151">Es por todo lo anterior que los resultados obtenidos durante este proyecto son satisfactorios.</text:p>
      <text:h text:style-name="P426" text:outline-level="2"/>
      <text:h text:style-name="P432" text:outline-level="2"><text:bookmark-start text:name="__RefHeading___Toc2380_1654089018"/>Estructura del presente documento<text:bookmark-end text:name="__RefHeading___Toc2380_1654089018"/></text:h>
      <text:p text:style-name="P189"/>
      <text:p text:style-name="P251"><text:bookmark-start text:name="__RefHeading___Toc1929_1643884647"/>Esta memoria ha sido estructurada basándose en modelos conocidos, estandarizados y probados en <text:s/>su efectividad.<text:bookmark-end text:name="__RefHeading___Toc1929_1643884647"/></text:p>
      <text:p text:style-name="P169"><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170"><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P189"><text:bookmark-start text:name="__RefHeading___Toc1935_1643884647"/><text:span text:style-name="T59">P</text:span><text:span text:style-name="T58">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441" text:outline-level="1"><text:bookmark-start text:name="__RefHeading___Toc1732_1654089018"/>Contexto<text:bookmark-end text:name="__RefHeading___Toc1732_1654089018"/></text:h>
      <text:p text:style-name="P86"/>
      <text:h text:style-name="P427" text:outline-level="2"><text:bookmark-start text:name="__RefHeading___Toc2882_1654089018"/>Introducción técnica<text:bookmark-end text:name="__RefHeading___Toc2882_1654089018"/></text:h>
      <text:p text:style-name="P202"/>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2124888983188501695" text:style-name="L6">
        <text:list-item>
          <text:p text:style-name="P257">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257">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147">coste</text:span> de este proyecto a la hora de resolver los problemas de lógica y negocio observados durante el análisis y diseño, ha <text:span text:style-name="T147">sido superior al que hubiese supuesto una solución monolítica</text:span>.<text:line-break/><text:span text:style-name="T147">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428" text:outline-level="2"/>
      <text:h text:style-name="P436" text:outline-level="2"><text:bookmark-start text:name="__RefHeading___Toc1959_1643884647"/>El servidor, aspectos generales<text:bookmark-end text:name="__RefHeading___Toc1959_1643884647"/></text:h>
      <text:h text:style-name="P396" text:outline-level="3"/>
      <text:h text:style-name="P397" text:outline-level="3"><text:bookmark-start text:name="__RefHeading___Toc1961_1643884647"/>Pila t<text:span text:style-name="T168">é</text:span>cnica<text:bookmark-end text:name="__RefHeading___Toc1961_1643884647"/></text:h>
      <text:p text:style-name="P105"/>
      <text:p text:style-name="P107">Lenguaje</text:p>
      <text:p text:style-name="P105">Python es el lenguaje principal de nuestro servidor.<text:line-break/>Este lenguaje fue concebido hace más de 20 años, está fuertemente basado en principios de software libre y con una comunidad en internet muy activa y participativa.<text:line-break/></text:p>
      <text:p text:style-name="P105">Entre sus características técnicas destaca:</text:p>
      <text:list xml:id="list6114382425699083845" text:style-name="L7">
        <text:list-item>
          <text:p text:style-name="P299">Es un lenguaje interpretado.</text:p>
        </text:list-item>
        <text:list-item>
          <text:p text:style-name="P299">Multiparadigma. A distintos niveles permite una programación imperativa, funcional u orientada a objetos.</text:p>
        </text:list-item>
        <text:list-item>
          <text:p text:style-name="P299">Dinámico, tanto en la interpretación de variables como en la capacidad de modificación en tiempo de ejecución.</text:p>
        </text:list-item>
        <text:list-item>
          <text:p text:style-name="P299">Paso por referencia de objeto. Una definición que no encaja en ninguna de las dos formas clásicas de paso de argumentos (valos o referencia).</text:p>
        </text:list-item>
        <text:list-item>
          <text:p text:style-name="P300">Indentación obligatoria.</text:p>
        </text:list-item>
      </text:list>
      <text:p text:style-name="P117">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17"/>
      <text:p text:style-name="P108"><text:tab/><text:span text:style-name="T148">Otros lenguajes</text:span></text:p>
      <text:p text:style-name="P118">Como menciones adicionales a los lenguajes utilizandos en el servidor estaría el uso de Bash, de forma exclusiva en tareas de automatización de la plataforma.</text:p>
      <text:p text:style-name="P109"/>
      <text:p text:style-name="P108">Framework</text:p>
      <text:p text:style-name="P117">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117">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117">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17"><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17"><text:tab/></text:p>
      <text:p text:style-name="P108"><text:tab/><text:span text:style-name="T149">Otros frameworks y librerías</text:span></text:p>
      <text:p text:style-name="P119">El fichero “requirements.txt” presenta un abultado listado de dependencias, siendo la inmensa mayoría dependecias de terceros. Sin embargo cabría destacar entre las pocas que son dependencias de primer orden el uso de “django-rest-framework” y “django-cors-hearders”.</text:p>
      <text:list xml:id="list4663222898385724416" text:style-name="L8">
        <text:list-item>
          <text:p text:style-name="P369"><text:span text:style-name="T83">Django-rest-framework</text:span><text:span text:style-name="T80"> es una librería dependiente de Django que nos permite exponer de una forma sencilla nuestra API Rest y enlazarla con nuestro proyecto. Adiccionalmente incluye herramientas para la mejora en el mapeo de objetos.</text:span></text:p>
        </text:list-item>
        <text:list-item>
          <text:p text:style-name="P370"><text:span text:style-name="T82">Django-cors-hearders</text:span><text:span text:style-name="T53"> por otro lado es una pequeña librería que nos permite mejorar las posibilidades de nuestro servidor, permitiendo hacer llamadas de tipo CORS.<text:line-break/></text:span><text:span text:style-name="T99">En cuestiones de comunicaciones HTTP, los servidores tienen una serie de reglas para permitir la comunicación y envío de datos con servidores más allá del propio dominio (Cross-origin resource sharing).</text:span></text:p>
          <text:p text:style-name="P301">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302"><text:span text:style-name="T140">Postman.</text:span> La excepción de la lista pues Postman no es una librería sino una herramienta, concretamente una aplicación para Google Chrome. Esta herramienta es usada con el fin de mantener una API documentada y poder realizar pruebas (e incluso tests) de forma dinámica.<text:line-break/><text:span text:style-name="T190">Una forma rápida, visual y amena de probar la API Rest escrita puede ser mediante la instalación de la app en un navegador Chrome y posteriormente importando el </text:span><text:soft-page-break/><text:span text:style-name="T190">fichero que representa la API </text:span><text:a xlink:type="simple" xlink:href="#references-2" text:style-name="Internet_20_link" text:visited-style-name="Visited_20_Internet_20_Link"><text:span text:style-name="T240">[2]</text:span></text:a><text:span text:style-name="T190">.</text:span></text:p>
        </text:list-item>
      </text:list>
      <text:h text:style-name="P399" text:outline-level="3"/>
      <text:p text:style-name="P111"><text:span text:style-name="T150">Gestores de d</text:span>ependencias</text:p>
      <text:p text:style-name="P120">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20">Estas herramientas son comúnmente denominadas “gestores de dependencias”, “repositorios de paquetes” o algún nombre equivalente.</text:p>
      <text:p text:style-name="P120">En Python, P<text:span text:style-name="T151">ip</text:span> es la herramienta <text:span text:style-name="T151">utilizada para dicho cometido. Pip nos pemitirá instalar con facilidad nuestras librerías y obtener una instantánea de las dependencias existentes en nuestro proyecto para permitir el despliegue del proyecto en cualquier máquina.</text:span></text:p>
      <text:p text:style-name="P110"/>
      <text:p text:style-name="P106">Gestores de tareas</text:p>
      <text:p text:style-name="P86"><text:bookmark-start text:name="__RefHeading___Toc2336_2027313550"/>En tanto hablemos de servidores y automatización/gestión de tareas, generalmente nos refereriremos a aquellos procesos que sirvan para realizar pruebas, despli<text:span text:style-name="T154">e</text:span>gues o mantenimiento de forma automática o sistemática.<text:bookmark-end text:name="__RefHeading___Toc2336_2027313550"/></text:p>
      <text:p text:style-name="P86"><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21"><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406" text:outline-level="3"><text:bookmark-start text:name="__RefHeading___Toc1948_1643884647"/>Arquitectura<text:bookmark-end text:name="__RefHeading___Toc1948_1643884647"/></text:h>
      <text:p text:style-name="P122"><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90"><text:span text:style-name="T81">E</text:span><text:span text:style-name="T53">l dibujo anterior representa la arquitectura “clásica” que podríamos esperar ver en un servidor desarrollado desde 0, sin librerías adicionales y que además hubiese respetado unas normas y capas mínimas a la hora de construir dicho servidor.</text:span></text:p>
      <text:p text:style-name="P123"/>
      <text:p text:style-name="P124">En el caso de este proyecto, la ilustración es una buena aproximación a la arquitectura exacta que contiene el servidor, aunque algunas apreciaciones deben ser realizadas.</text:p>
      <text:p text:style-name="P124"/>
      <text:p text:style-name="P112">Capa 0. API</text:p>
      <text:p text:style-name="P124">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24"/>
      <text:p text:style-name="P112">Capa 1. Capa de presentación.</text:p>
      <text:p text:style-name="P124">Es el nombre clásico utilizado en esta capa, aunque quizás no es especialmente descriptiva en este proyecto.</text:p>
      <text:p text:style-name="P124"><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91"><text:soft-page-break/><text:span text:style-name="T53">Al estar esta capa detrás de una capa previa, el nombre de presentación quizás no sea el más apropiado y resultaría más interesante hablar de capa de en</text:span><text:span text:style-name="T84">r</text:span><text:span text:style-name="T53">rutación. En el fondo, esa es el fin de esta capa, </text:span><text:span text:style-name="T84">enrrutar llamadas.<text:line-break/></text:span></text:p>
      <text:p text:style-name="P192"><text:span text:style-name="T84">Dicho más en detalle. La capa de enrrutación de este proyecto, recibe un objeto que representa la llamada HTTP, únicamente se analiza si el objeto/la llamada en sí se cumple con las restricciones marcadas </text:span><text:span text:style-name="T85">y enrruta la llamada o no a la siguiente capa.</text:span><text:span text:style-name="T84"><text:line-break/>En caso positivo el objeto que representa la llamada HTTP no es transferido a la siguiente capa y únicamente serán los datos específicos asociados a la llamada los que serán pasados a la siguiente capa. </text:span></text:p>
      <text:p text:style-name="P192"><text:span text:style-name="T86">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87">Existirán muchos otros códigos y errores posibles, pero en esta capa únicamente estos dos deberían ser conocidos y utilizados.</text:span><text:span text:style-name="T84"><text:line-break/></text:span></text:p>
      <text:p text:style-name="P193"><text:span text:style-name="T81">C</text:span><text:span text:style-name="T53">apa 2. Lógica de negocio.</text:span></text:p>
      <text:p text:style-name="P125">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26">En el caso del servidor desarrollado, la capa está compuesta por servicios, pues dicho nombre responde a una nomenclatura algo más actual sobre el propósito de existencia de los mismos. Esta capa ofrecerá un servicio para unos datos dados.<text:line-break/></text:p>
      <text:p text:style-name="P126">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26"/>
      <text:p text:style-name="P113">Capa 3. Persistencia de datos.</text:p>
      <text:p text:style-name="P194"><text:span text:style-name="T53">Aunque brevemente, ya se ha comentado que Django gestiona esta capa en exclusiva y este es uno de las enormes ventajas del framework.<text:line-break/></text:span><text:soft-page-break/><text:span text:style-name="T53">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27">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27">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26"/>
      <text:p text:style-name="P126"/>
      <text:h text:style-name="P400" text:outline-level="3"/>
      <text:h text:style-name="P407" text:outline-level="3"><text:bookmark-start text:name="__RefHeading___Toc1963_1643884647"/>Puesta en producción: despliegues<text:bookmark-end text:name="__RefHeading___Toc1963_1643884647"/></text:h>
      <text:p text:style-name="P21"/>
      <text:p text:style-name="P87">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87">El código y los datos de despliegue/configuración deben estar correctamente separados permitiendo así que un proyecto sea lo más agnóstico posible a los datos finales y concretos que alojará.</text:p>
      <text:p text:style-name="P87">Esta mentada es muy diversa, pues varía entre claves de firma de una instancia, usuarios maestros que deben existir en cualquier sistema en ejecucción hasta datos pertenecientes a la lógica que negocio que son necesarios para un correcto funcionamiento.</text:p>
      <text:p text:style-name="P87">En el caso del servidor de este proyecto encontramos la necesidad de definir una serie de pasos, concretados en forma de pequeños “scripts” que nos permitan ejecutar una instancia completa.</text:p>
      <text:p text:style-name="P87">Así, es necesario resaltar algunos de los pasos más importantes durante el despliegue de nuestro proyecto:</text:p>
      <text:list xml:id="list9143075700696408538" text:style-name="L9">
        <text:list-item>
          <text:p text:style-name="P303">Instalar las dependencias del proyecto. <text:span text:style-name="T153">Como se ha comentado anteriormente, instalar los paquetes y librerías es un requisito indispensable cuando nuestro código posee dependencias con librerías y herramientas de terceros.</text:span></text:p>
        </text:list-item>
        <text:list-item>
          <text:p text:style-name="P303">Crear usuarios administradores para Django. <text:span text:style-name="T152">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371">I<text:span text:style-name="T53">nicializar la base de datos de Django. En términos de framework esto se llama migración de modelos, pues el proceso sirve tanto para instancias nuevas como para actualizaciones, siendo obligatorio en casos de nuevas instancias.</text:span></text:p>
          <text:p text:style-name="P304">Este paso únicamente genera las entradas en la base de datos, aunque no proporciona datos.</text:p>
        </text:list-item>
        <text:list-item>
          <text:p text:style-name="P304">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105">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86"/>
      <text:p text:style-name="P86">Con todos los elementos anteriormente enumerados, nuestros código puede ser desplegado y ejecutado en cualquier máquina UNIX que tenga Python 3.X instalado en ella y en la cual se tenga permiso de <text:span text:style-name="T155">administración</text:span>.</text:p>
      <text:p text:style-name="P86"/>
      <text:p text:style-name="P86">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86"/>
      <text:p text:style-name="P86"/>
      <text:p text:style-name="P20"/>
      <text:p text:style-name="P20"/>
      <text:p text:style-name="P20"/>
      <text:h text:style-name="P429" text:outline-level="2"/>
      <text:h text:style-name="P437" text:outline-level="2"><text:bookmark-start text:name="__RefHeading___Toc1950_1643884647"/>El cliente <text:span text:style-name="T163">(web)</text:span>, aspectos generales<text:bookmark-end text:name="__RefHeading___Toc1950_1643884647"/></text:h>
      <text:h text:style-name="P398" text:outline-level="3"/>
      <text:h text:style-name="P398" text:outline-level="3"><text:bookmark-start text:name="__RefHeading___Toc1952_1643884647"/>Pila t<text:span text:style-name="T168">é</text:span>cnica<text:bookmark-end text:name="__RefHeading___Toc1952_1643884647"/></text:h>
      <text:p text:style-name="P163"/>
      <text:p text:style-name="P106">Lenguaje</text:p>
      <text:p text:style-name="P128">El lenguaje principal del cliente web es Javascript.</text:p>
      <text:p text:style-name="P128">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106"><text:tab/>Otros lenguajes</text:p>
      <text:p text:style-name="P128">Junto a Javascript (JS), el cliente web usa HTML, para la construcción/jerarquización de la estructura visual de la información representada y CSS para definir las propiedades visuales de cada uno de dichos componentes.</text:p>
      <text:p text:style-name="P86"/>
      <text:p text:style-name="P106">Framework</text:p>
      <text:p text:style-name="P88">Angular es el framework principal, utilizado sobre javascript y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p>
      <text:p text:style-name="P86">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86">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86"><text:soft-page-break/>En el apartado dedicado a los módulos del proyecto (concepto anteriormente explicado en la introducción tecnica) se analizarán más en detalle aquellas librerías que se han incluído (o desarrollado) en la parte Angular del proyecto.</text:p>
      <text:p text:style-name="P86"/>
      <text:p text:style-name="P106"><text:tab/>Otros frameworks</text:p>
      <text:p text:style-name="P106"/>
      <text:list xml:id="list2805449041950910637" text:style-name="L10">
        <text:list-item>
          <text:p text:style-name="P306"><text:span text:style-name="T142">SASS. </text:span><text:span text:style-name="T211">Al igual que sucede con javascript, css hoy en día requiere de librerías y frameworks encima del lenguaje para alcanzar cierta potencia. En nuestro caso se apuesta por el uso de SASS como lenguaje de estilo.</text:span></text:p>
        </text:list-item>
      </text:list>
      <text:list xml:id="list788755350796334476" text:style-name="L11">
        <text:list-header>
          <text:p text:style-name="P307">SASS (al igual que su principal rival: LESS) es un metalenguaje compilado, queriendo esto decir que el resultado de la compilación de su código da por resultado código CSS.</text:p>
          <text:p text:style-name="P307">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307">Todo esto se traduce en que los dos principales metalenguajes de CSS (SASS y Less) ofrecen características como la anidación, las variables, herencia, reutilización de código, etc, etc.</text:p>
          <text:p text:style-name="P347">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71"/>
      <text:list xml:id="list104320234238205" text:continue-numbering="true" text:style-name="L11">
        <text:list-item>
          <text:p text:style-name="P307"><text:span text:style-name="T115">Boostrap. </text:span><text:span text:style-name="T139">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348"/>
        </text:list-item>
      </text:list>
      <text:p text:style-name="P171"><text:soft-page-break/></text:p>
      <text:p text:style-name="P114">Gestores de dependencias<text:line-break/></text:p>
      <text:p text:style-name="P129">En la actualidad la mayoría de disciplinas o entornos poseen un grado de madurez tanto propio como de comunidad que permite que reusables conjuntos de código sean compartidos en forma de librerías o frameworks. </text:p>
      <text:p text:style-name="P86">Si bien cada una de los entornos (web, móvil, servidor) tiene unas necesidades distintas, el principio que sustenta los gestores de dependencias de cada uno tienen bases comunes.</text:p>
      <text:p text:style-name="P86">Dichos gestores de dependencias son herramientas extras que nos permiten acceder a aquellos paquetes (entendido como concepto abstracto de librería, framework o X) e intregrarlos en nuestros sistemas.</text:p>
      <text:p text:style-name="P86">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86">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86">Como excepcionalidad y violando brevemente la estructura de la memoria apuntar que un gestor de dependencias extremadamente famoso y muy utilizado en el desarrollo python es pip que en muchos aspectos recuerda a Bower.</text:p>
      <text:p text:style-name="P88"/>
      <text:p text:style-name="P114">Gestores de tareas<text:line-break/></text:p>
      <text:p text:style-name="P89">En la actualidad, nuestros proyectos web requieren de ciertas herramientas de gestión, control y despliegue adicionales que hasta hace unos pocos años no estaban maduras ni al alcance de cualquier desarrollo.</text:p>
      <text:p text:style-name="P86">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86">En nuestro caso, Grunt es la elección utilizada como gestor de tareas.</text:p>
      <text:p text:style-name="P86">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86"><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86"/>
      <text:p text:style-name="P86">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86">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86">De igual forma, en nuestro index.html que soporta toda la ingeniería single-page, tiene un número muy reducido de dependencias a incluir, facilitando enormemente las labores de desarrollo y mantenimiento.</text:p>
      <text:h text:style-name="P404" text:outline-level="3"/>
      <text:h text:style-name="P416" text:outline-level="3"><text:bookmark-start text:name="__RefHeading___Toc1965_1643884647"/>Arquitectura<text:bookmark-end text:name="__RefHeading___Toc1965_1643884647"/></text:h>
      <text:p text:style-name="P195"><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62">(MVC vs MVW)</text:span></text:p></draw:text-box></draw:frame></text:p>
      <text:p text:style-name="P130">Una caracterísitca de Angular ya mencionada, es la creación o reinterpretación de los elementos jerárquicos que pueden utilizarse en un proyecto que use Angular. Es por ello que es necesario conocer ligeramente algunos de estos elementos:</text:p>
      <text:p text:style-name="P130"/>
      <text:list xml:id="list6775774995855890523" text:style-name="L12">
        <text:list-item>
          <text:p text:style-name="P308"><text:span text:style-name="T140">Directiva</text:span>. Un elemento html que simboliza un modulo definido en el apartado js y que engloba un comportamiento completo asociado a una vista y un controlador principal.</text:p>
          <text:p text:style-name="P308"/>
        </text:list-item>
        <text:list-item>
          <text:p text:style-name="P308"><text:span text:style-name="T140">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308"/>
        </text:list-item>
        <text:list-item>
          <text:p text:style-name="P308"><text:span text:style-name="T140">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309"/>
        </text:list-item>
        <text:list-item>
          <text:p text:style-name="P308"><text:span text:style-name="T141">Controladores</text:span><text:span text:style-name="T156">.</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308"><text:soft-page-break/></text:p>
          <text:p text:style-name="P308"/>
        </text:list-item>
      </text:list>
      <text:p text:style-name="P130">Si bien la estructura a nivel de código no puede ser discutido (en tanto partimos de un framework definido por terceros), la forma en que el código sea organizado en las carpetas del proyecto sí que puede ser elegido a la hora de desarrollar.</text:p>
      <text:p text:style-name="P130">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30"/>
      <text:p text:style-name="P130">Esta organización responde a una voluntad de limpieza organizativa pero también buscando el objetivo se mejorar las tareas de compilación e inyección, cuestión que será visto con mayor detenimiento en el apartado dedicado a los gestores de tareas.</text:p>
      <text:p text:style-name="P130"/>
      <text:h text:style-name="P404" text:outline-level="3"/>
      <text:h text:style-name="P416" text:outline-level="3"><text:bookmark-start text:name="__RefHeading___Toc1967_1643884647"/>Despliegues<text:bookmark-end text:name="__RefHeading___Toc1967_1643884647"/></text:h>
      <text:p text:style-name="P186"/>
      <text:p text:style-name="P187">A diferencia del servidor, las características del cliente web hacen que el proceso de despliegue <text:span text:style-name="T164">de una instancia</text:span> sea autocontenido e indistinguible del proceso de ejecucción.<text:line-break/></text:p>
      <text:p text:style-name="P187">En el apartado dedicado al servidor, se vió como el proceso de despliegue del código en una máquina <text:span text:style-name="T164">implicaba principalmente </text:span>de <text:span text:style-name="T164">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5097145300994693450" text:style-name="L13">
        <text:list-item>
          <text:p text:style-name="P367">Instalación <text:span text:style-name="T165">y actualiación</text:span> de dependencias.</text:p>
        </text:list-item>
        <text:list-item>
          <text:p text:style-name="P367">Empaquetar y minificar los ficheros JS necesarios.</text:p>
        </text:list-item>
        <text:list-item>
          <text:p text:style-name="P367">Compilar los SCSS en CSS</text:p>
        </text:list-item>
        <text:list-item>
          <text:p text:style-name="P368">Arrancar el servidor Node <text:span text:style-name="T166">y exponer el cliente web en el puerto deseado</text:span>.</text:p>
        </text:list-item>
      </text:list>
      <text:p text:style-name="P188"><text:line-break/><text:span text:style-name="T167">Con estos sencillos pasos el cliente web se encontraría en ejecucción y listo para ser utilizado.<text:line-break/>Como ya ha sido explicado anteriormente, todos estos pasos han sido llevado a cabo haciendo uso de Grunt.</text:span></text:p>
      <text:p text:style-name="P188"/>
      <text:p text:style-name="P185"/>
      <text:p text:style-name="P185"/>
      <text:p text:style-name="P185"/>
      <text:h text:style-name="P433" text:outline-level="2"><text:bookmark-start text:name="__RefHeading___Toc2493_1654089018"/><text:span text:style-name="T12">Análisis de la metodología utilizada</text:span> <text:bookmark-end text:name="__RefHeading___Toc2493_1654089018"/></text:h>
      <text:p text:style-name="P145"/>
      <text:p text:style-name="P204"><text:span text:style-name="T27">En términos concretos, para abordar este proyecto se optó por realizar un análisis previo exhaustivo de todo el conjunto del problema, someterlo a diseños propositivos y </text:span><text:span text:style-name="T33">rectificaciones previas. Este proceso fue llevado a cabo varias veces hasta tener la seguridad de tener una visión amplia asentada, realizable y en concordancia con el problema planteado.<text:line-break/></text:span></text:p>
      <text:p text:style-name="P184">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149"><text:span text:style-name="T33">Sin embargo, en la etapa de desarrollo sí se ha hecho incapié en la idea de desarrollar pequeñas unidades completas, </text:span><text:span text:style-name="T34">autocontenidas</text:span><text:span text:style-name="T33"> y testeables/testeadas de código en periodos cortos y cerrados de tiempo. O lo que en las ágiles se denominan “sprints”.<text:line-break/></text:span><text:span text:style-name="T35">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83">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203"/>
      <text:h text:style-name="P441" text:outline-level="1"><text:bookmark-start text:name="__RefHeading___Toc1838_1654089018"/>Resultados<text:bookmark-end text:name="__RefHeading___Toc1838_1654089018"/></text:h>
      <text:p text:style-name="P153"><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53">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147"/>
      <text:h text:style-name="P438" text:outline-level="2"><text:bookmark-start text:name="__RefHeading___Toc2524_2027313550"/><text:span text:style-name="T89">El s</text:span><text:span text:style-name="T90">ervidor</text:span><text:bookmark-end text:name="__RefHeading___Toc2524_2027313550"/></text:h>
      <text:p text:style-name="P175"/>
      <text:p text:style-name="P176">Como ya se vió en el apartado anterior, las arquitecturas en los servidores siguen unos patrones muy definidos y comprobados.<text:line-break/>A esto hay que sumar la guía de capas y componentes que Django marca a la hora de construir software haciendo uso de este framework.<text:line-break/><text:line-break/>Por ello y sumando el hecho de haber modificado algunas capas con respecto al diseño original de Django, en las 4 capas desarrolladas se ha seguido una guía de responsabilidades asignadas a cada una de estas capas. A saber:</text:p>
      <text:list xml:id="list96691788756771504" text:style-name="L14">
        <text:list-item>
          <text:p text:style-name="P352"><text:span text:style-name="T140">Capa 0 – API</text:span>. En esta capa reside únicamente la responsabilidad de enlazar las llamadas HTTP entrantes con la siguiente capa.</text:p>
        </text:list-item>
        <text:list-item>
          <text:p text:style-name="P352"><text:span text:style-name="T140">Capa 1 – Enrruta</text:span><text:span text:style-name="T144">dores</text:span>. Esta capa es responsable de tramitar peticiones y respuestas de red. No tiene mayor conocimiento que del servicio particular al que enrruta, los códigos de mensajes y la factoría de respuestas.</text:p>
        </text:list-item>
        <text:list-item>
          <text:p text:style-name="P352"><text:span text:style-name="T140">Capa 2 – Servicios</text:span>. Conocen los modelos, aunque no su funcionamiento interno explícito. En esta capa se lleva a cabo la gestión de la lógica de negocio propia y el manejo y mapeo de las excepciones.</text:p>
        </text:list-item>
        <text:list-item>
          <text:p text:style-name="P352"><text:span text:style-name="T140">Capa 3 – Modelos</text:span>. Esta capa, delegada mayoritariamente en el framework tiene por función validar los datos que se inyectan en los modelos, gestionar los accesos a base de datos y formatear los objetos en distintos tipos de formatos de salida.</text:p>
        </text:list-item>
      </text:list>
      <text:h text:style-name="P418" text:outline-level="3"><text:bookmark-start text:name="__RefHeading___Toc2528_2027313550"/><text:span text:style-name="T91">Capa </text:span><text:span text:style-name="T92">0. API</text:span><text:span text:style-name="T93"> </text:span><text:bookmark-end text:name="__RefHeading___Toc2528_2027313550"/></text:h>
      <text:p text:style-name="P86"><text:bookmark-start text:name="__RefHeading___Toc3341_2027313550"/><text:span text:style-name="T110">A </text:span><text:span text:style-name="T111">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54">Esta información puede ser analizada estudiada de una forma más visual y amena haciendo uso de Postman e importando </text:span><text:span text:style-name="T56">el fichero que contiene la información de la API </text:span><text:span text:style-name="T160">[5]</text:span><text:span text:style-name="T54">.</text:span><text:bookmark-end text:name="__RefHeading___Toc3343_2027313550"/></text:p>
      <text:p text:style-name="P189"><text:bookmark-start text:name="__RefHeading___Toc3345_2027313550"/><text:span text:style-name="T65"><text:line-break/></text:span><text:span text:style-name="T73">Registro de usuario</text:span><text:bookmark-end text:name="__RefHeading___Toc3345_2027313550"/></text:p>
      <text:p text:style-name="P393">POST /auth/signup/ HTTP/1.1<text:line-break/>Host: 127.0.0.1:8000<text:line-break/>Content-Type: application/json<text:line-break/>Cache-Control: no-cache</text:p>
      <text:p text:style-name="P248"><text:span text:style-name="T158">{<text:line-break/> <text:s text:c="3"/>"email":"</text:span><text:a xlink:type="simple" xlink:href="mailto:fool@eui.upm.es" text:style-name="Internet_20_link" text:visited-style-name="Visited_20_Internet_20_Link"><text:span text:style-name="T157">fool@eui.upm.es</text:span></text:a><text:span text:style-name="T158">",<text:line-break/> <text:s text:c="3"/>"password":"password",<text:line-break/> <text:s text:c="3"/>"nick":"fooUser",<text:line-break/> <text:s text:c="3"/>"name":"foo foo"<text:line-break/>}<text:line-break/></text:span></text:p>
      <text:p text:style-name="P47">Es la llamada que nos permitirá registrar a nuevos usuarios en la plataforma. </text:p>
      <text:p text:style-name="P47"/>
      <text:p text:style-name="P31">Se relaciona <text:s/>con:</text:p>
      <text:list xml:id="list505587587779567296" text:style-name="L15">
        <text:list-item>
          <text:p text:style-name="P261">Front-end: <text:span text:style-name="T170">app/source/controllers/</text:span>signUpController.js</text:p>
        </text:list-item>
        <text:list-item>
          <text:p text:style-name="P262">Back-end: routers.auth.signup</text:p>
          <text:list>
            <text:list-item>
              <text:p text:style-name="P262">Test: integration.auth.signup.SignUpTestCase</text:p>
            </text:list-item>
          </text:list>
        </text:list-item>
      </text:list>
      <text:p text:style-name="P13"/>
      <text:p text:style-name="P13"/>
      <text:p text:style-name="P174"><text:span text:style-name="T13">A</text:span>utenticación de usuario</text:p>
      <text:p text:style-name="P247">POST /auth/login/ HTTP/1.1<text:line-break/>Host: 127.0.0.1:8000<text:line-break/>Content-Type: application/json<text:line-break/>Cache-Control: no-cache</text:p>
      <text:p text:style-name="P246"><text:span text:style-name="T159">{<text:line-break/> <text:s text:c="3"/>"email":"</text:span><text:a xlink:type="simple" xlink:href="mailto:fool@eui.upm.es" text:style-name="Internet_20_link" text:visited-style-name="Visited_20_Internet_20_Link"><text:span text:style-name="T157">fool@eui.upm.es</text:span></text:a><text:span text:style-name="T159">",<text:line-break/> <text:s text:c="3"/>"password":"password"<text:line-break/>}</text:span><text:span text:style-name="T157"><text:line-break/></text:span></text:p>
      <text:p text:style-name="P86">Esta ruta nos permitirá autenticar a un usuario en la plataforma y otorgarle distintos accesos en las llamadas sucesivas.</text:p>
      <text:p text:style-name="P86">Se relaciona <text:s/>con:</text:p>
      <text:list xml:id="list104321512390179" text:continue-numbering="true" text:style-name="L15">
        <text:list-item>
          <text:p text:style-name="P312">Front-end: <text:span text:style-name="T171">app/source/</text:span>controllers/<text:span text:style-name="T14">loginController </text:span>.js</text:p>
        </text:list-item>
        <text:list-item>
          <text:p text:style-name="P312">Back-end: routers.auth.<text:span text:style-name="T230">login</text:span></text:p>
          <text:list>
            <text:list-item>
              <text:p text:style-name="P312"><text:soft-page-break/>Test: <text:span text:style-name="T229">integration.auth.login.LoginTestCase</text:span></text:p>
            </text:list-item>
          </text:list>
        </text:list-item>
      </text:list>
      <text:p text:style-name="P86"><text:bookmark-start text:name="__RefHeading___Toc3347_2027313550"/><text:span text:style-name="T129"><text:line-break/><text:line-break/></text:span><text:span text:style-name="T130">Confirmación de correo</text:span><text:bookmark-end text:name="__RefHeading___Toc3347_2027313550"/></text:p>
      <text:p text:style-name="P250">P<text:span text:style-name="T171">OST /auth/confirm_email/ HTTP/1.1<text:line-break/>Host: 127.0.0.1:8000<text:line-break/>Content-Type: application/json<text:line-break/>Cache-Control: no-cache</text:span></text:p>
      <text:p text:style-name="P395">{<text:line-break/> <text:s text:c="3"/>"token":"token"<text:line-break/>}<text:line-break/></text:p>
      <text:p text:style-name="P131">Es la llamada que nos permitirá registrar a nuevos usuarios en la plataforma. </text:p>
      <text:p text:style-name="P86">Se relaciona <text:s/>con:</text:p>
      <text:list xml:id="list104320923710501" text:continue-numbering="true" text:style-name="L15">
        <text:list-item>
          <text:p text:style-name="P312">Front-end: <text:span text:style-name="T172">app/source/</text:span>controllers/<text:span text:style-name="T174">confirmEmailController</text:span>.js</text:p>
        </text:list-item>
        <text:list-item>
          <text:p text:style-name="P312">Back-end: routers.auth.<text:span text:style-name="T173">confirm_email</text:span></text:p>
          <text:list>
            <text:list-item>
              <text:p text:style-name="P313">Test: integration.auth.confirmEmail.ConfirmEmailTestCase</text:p>
            </text:list-item>
          </text:list>
        </text:list-item>
      </text:list>
      <text:p text:style-name="P90"/>
      <text:p text:style-name="P189"><text:bookmark-start text:name="__RefHeading___Toc3349_2027313550"/><text:span text:style-name="T74">D</text:span><text:span text:style-name="T72">esautenticación de usuario</text:span><text:bookmark-end text:name="__RefHeading___Toc3349_2027313550"/></text:p>
      <text:p text:style-name="P394">POST /auth/logout/ HTTP/1.1<text:line-break/>Host: 127.0.0.1:8000<text:line-break/>Cache-Control: no-cache<text:line-break/>Content-Type: application/json</text:p>
      <text:p text:style-name="P30"/>
      <text:p text:style-name="P131">Es la llamada que suprime los permisos de autenticación de un usuario. </text:p>
      <text:p text:style-name="P86">Se relaciona <text:s/>con:</text:p>
      <text:list xml:id="list104321287062520" text:continue-numbering="true" text:style-name="L15">
        <text:list-item>
          <text:p text:style-name="P312">Front-end: <text:span text:style-name="T172">app/source/directives/navBar</text:span>.js</text:p>
        </text:list-item>
        <text:list-item>
          <text:p text:style-name="P312">Back-end: routers.auth.<text:span text:style-name="T175">logout</text:span></text:p>
          <text:list>
            <text:list-item>
              <text:p text:style-name="P313">Test: integration.auth.logout.LogoutTestCase</text:p>
            </text:list-item>
          </text:list>
        </text:list-item>
      </text:list>
      <text:p text:style-name="P86"/>
      <text:p text:style-name="P171"><text:bookmark-start text:name="__RefHeading___Toc3351_2027313550"/>Recuperación de contraseña<text:bookmark-end text:name="__RefHeading___Toc3351_2027313550"/></text:p>
      <text:p text:style-name="P205">POST /auth/recover_password/ HTTP/1.1<text:line-break/>Host: 127.0.0.1:8000<text:line-break/>Content-Type: application/json<text:line-break/>Cache-Control: no-cache</text:p>
      <text:p text:style-name="P249"><text:soft-page-break/><text:span text:style-name="T157">{<text:line-break/> <text:s text:c="3"/>"email":"</text:span><text:a xlink:type="simple" xlink:href="mailto:fool@eui.upm.es" text:style-name="Internet_20_link" text:visited-style-name="Visited_20_Internet_20_Link">fool@eui.upm.es</text:a><text:span text:style-name="T157">"<text:line-break/>}</text:span></text:p>
      <text:p text:style-name="P30"/>
      <text:p text:style-name="P48">Es la llamada que permite a un usuario obtener una nueva contraseña.</text:p>
      <text:p text:style-name="P48"/>
      <text:p text:style-name="P32">Se relaciona <text:s/>con:</text:p>
      <text:list xml:id="list104320589901972" text:continue-numbering="true" text:style-name="L15">
        <text:list-item>
          <text:p text:style-name="P263">Front-end: <text:span text:style-name="T172">app/source/controllers/recoverPasswordController.</text:span>js</text:p>
        </text:list-item>
        <text:list-item>
          <text:p text:style-name="P263">Back-end: routers.auth.<text:span text:style-name="T176">recover_password</text:span></text:p>
          <text:list>
            <text:list-item>
              <text:p text:style-name="P263">Test: integration.auth.recoverPassword.RecoverPasswordTestCase</text:p>
            </text:list-item>
          </text:list>
        </text:list-item>
      </text:list>
      <text:p text:style-name="P14"/>
      <text:p text:style-name="P59"/>
      <text:p text:style-name="P172">Obtención de datos de usuario</text:p>
      <text:p text:style-name="P206">GET /user/ HTTP/1.1<text:line-break/>Host: 127.0.0.1:8000<text:line-break/>Cache-Control: no-cache</text:p>
      <text:p text:style-name="P225"/>
      <text:p text:style-name="P49">Es la llamada que permite a un usuario autenticado obtener sus propios datos.</text:p>
      <text:p text:style-name="P49"/>
      <text:p text:style-name="P33">Se relaciona <text:s/>con:</text:p>
      <text:list xml:id="list104320493353144" text:continue-numbering="true" text:style-name="L15">
        <text:list-item>
          <text:p text:style-name="P264">Front-end: <text:span text:style-name="T172">app/source/factories/userFactory.js</text:span></text:p>
        </text:list-item>
        <text:list-item>
          <text:p text:style-name="P264">Back-end: routers.<text:span text:style-name="T177">user.user_endpoint</text:span></text:p>
          <text:list>
            <text:list-item>
              <text:p text:style-name="P264">Test: integration.user.user.UserTestCase</text:p>
            </text:list-item>
          </text:list>
        </text:list-item>
      </text:list>
      <text:p text:style-name="P101"><text:span text:style-name="T131"><text:line-break/><text:line-break/>Modificación</text:span><text:span text:style-name="T115"> de datos de usuario</text:span></text:p>
      <text:p text:style-name="P210">POST /user/ HTTP/1.1<text:line-break/>Host: 127.0.0.1:8000<text:line-break/>Content-Type: application/json<text:line-break/>Cache-Control: no-cache</text:p>
      <text:p text:style-name="P233">{<text:line-break/> <text:s text:c="2"/>"nick":"newNick"<text:line-break/>}<text:line-break/></text:p>
      <text:p text:style-name="P49">Es la llamada que permite a un usuario autenticado modificar algunos de sus propios datos. Los campos modificables son el apodo, el nombre, la contraseña y el correo.</text:p>
      <text:p text:style-name="P49"/>
      <text:p text:style-name="P33">Se relaciona <text:s/>con:</text:p>
      <text:list xml:id="list104321217863318" text:continue-numbering="true" text:style-name="L15">
        <text:list-item>
          <text:p text:style-name="P264">Front-end: <text:span text:style-name="T172">app/source/controllers/profileController.js</text:span></text:p>
        </text:list-item>
        <text:list-item>
          <text:p text:style-name="P264">Back-end: routers.<text:span text:style-name="T177">user.user_endpoint</text:span></text:p>
          <text:list>
            <text:list-item>
              <text:p text:style-name="P264">Test: integration.user.user.UserTestCase</text:p>
            </text:list-item>
          </text:list>
        </text:list-item>
      </text:list>
      <text:p text:style-name="P15"/>
      <text:h text:style-name="P295" text:outline-level="3"/>
      <text:p text:style-name="P102"><text:span text:style-name="T132">Eliminación de una cuenta</text:span><text:span text:style-name="T115"> de usuario</text:span></text:p>
      <text:p text:style-name="P211"><text:soft-page-break/>DELETE /user/ HTTP/1.1<text:line-break/>Host: 127.0.0.1:8000<text:line-break/>Content-Type: application/json<text:line-break/>Cache-Control: no-cache</text:p>
      <text:p text:style-name="P226"/>
      <text:p text:style-name="P50">Es la llamada que permite a un usuario autenticado eliminar su propia cuenta.</text:p>
      <text:p text:style-name="P50"/>
      <text:p text:style-name="P34">Se relaciona <text:s/>con:</text:p>
      <text:list xml:id="list104320815004938" text:continue-numbering="true" text:style-name="L15">
        <text:list-item>
          <text:p text:style-name="P265">Front-end: <text:span text:style-name="T172">app/source/factories/userFactory.js</text:span></text:p>
        </text:list-item>
        <text:list-item>
          <text:p text:style-name="P265">Back-end: routers.<text:span text:style-name="T177">user.user_endpoint</text:span></text:p>
          <text:list>
            <text:list-item>
              <text:p text:style-name="P265">Test: integration.user.user.UserTestCase</text:p>
            </text:list-item>
          </text:list>
        </text:list-item>
      </text:list>
      <text:p text:style-name="P102"><text:span text:style-name="T131"><text:line-break/><text:line-break/></text:span><text:span text:style-name="T133">Modificación de </text:span><text:span text:style-name="T134">avatar</text:span></text:p>
      <text:p text:style-name="P212">POST /user/avatar/ HTTP/1.1<text:line-break/>Host: 127.0.0.1:8000<text:line-break/>Cache-Control: no-cache<text:line-break/>Postman-Token: ef26221a-18f2-3094-f347-fa485510a5b6<text:line-break/>Content-Type: multipart/form-data; boundary=---- <text:s text:c="2"/>WebKitFormBoundary7MA4YWxkTrZu0gW</text:p>
      <text:p text:style-name="P234">----WebKitFormBoundary7MA4YWxkTrZu0gW</text:p>
      <text:p text:style-name="P234">Content-Disposition: form-data; name="<text:span text:style-name="T231">avatar</text:span>"; filename=""</text:p>
      <text:p text:style-name="P234">Content-Type: image/png</text:p>
      <text:p text:style-name="P234">----WebKitFormBoundary7MA4YWxkTrZu0gW</text:p>
      <text:p text:style-name="P234"/>
      <text:p text:style-name="P50">Esta llamada permite a un usuario autenticado modificar su foto de perfil (avatar).</text:p>
      <text:p text:style-name="P50"/>
      <text:p text:style-name="P34">Se relaciona <text:s/>con:</text:p>
      <text:list xml:id="list104321728208504" text:continue-numbering="true" text:style-name="L15">
        <text:list-item>
          <text:p text:style-name="P265">Front-end: <text:span text:style-name="T172">app/source/controllers/profileController.js</text:span></text:p>
        </text:list-item>
        <text:list-item>
          <text:p text:style-name="P265">Back-end: routers.<text:span text:style-name="T177">user.user_avatar</text:span></text:p>
          <text:list>
            <text:list-item>
              <text:p text:style-name="P265">Test: integration.user.user.UserTestCase</text:p>
            </text:list-item>
          </text:list>
        </text:list-item>
      </text:list>
      <text:p text:style-name="P103"><text:span text:style-name="T131"><text:line-break/><text:line-break/></text:span><text:span text:style-name="T135">Modificación de las asignaturas adscritas</text:span></text:p>
      <text:p text:style-name="P213">POST /user/subjects/ HTTP/1.1<text:line-break/>Host: 127.0.0.1:8000<text:line-break/>Content-Type: application/json<text:line-break/>Cache-Control: no-cache</text:p>
      <text:p text:style-name="P235">{</text:p>
      <text:p text:style-name="P235"><text:s text:c="4"/>"ids": [4,5,6]</text:p>
      <text:p text:style-name="P235"><text:soft-page-break/>}</text:p>
      <text:p text:style-name="P227"/>
      <text:p text:style-name="P51">Es la llamada que permite a un usuario autenticado modificar las asignaturas a las que está subscrito.</text:p>
      <text:p text:style-name="P51"/>
      <text:p text:style-name="P35">Se relaciona <text:s/>con:</text:p>
      <text:list xml:id="list104321366567491" text:continue-numbering="true" text:style-name="L15">
        <text:list-item>
          <text:p text:style-name="P266">Front-end: <text:span text:style-name="T172">app/source/controllers/editSubjectsController.js</text:span></text:p>
        </text:list-item>
        <text:list-item>
          <text:p text:style-name="P267">Back-end: routers.<text:span text:style-name="T177">user.user_subjects</text:span></text:p>
          <text:list>
            <text:list-item>
              <text:p text:style-name="P267">Test: integration.user.subject.EditSubjectTestCase</text:p>
            </text:list-item>
          </text:list>
        </text:list-item>
      </text:list>
      <text:p text:style-name="P104"><text:span text:style-name="T131"><text:line-break/><text:line-break/></text:span><text:span text:style-name="T115">Obtención de datos de </text:span><text:span text:style-name="T136">un</text:span><text:span text:style-name="T115"> usuario </text:span><text:span text:style-name="T136">definido</text:span></text:p>
      <text:p text:style-name="P209">GET /user/<text:span text:style-name="T232">1/</text:span> HTTP/1.1<text:line-break/>Host: 127.0.0.1:8000<text:line-break/>Cache-Control: no-cache</text:p>
      <text:p text:style-name="P228"/>
      <text:p text:style-name="P52">Es la llamada que permite a un usuario autenticado obtener un conjunto de datos de otro usuario.</text:p>
      <text:p text:style-name="P52"/>
      <text:p text:style-name="P36">Se relaciona <text:s/>con:</text:p>
      <text:list xml:id="list104320832854884" text:continue-numbering="true" text:style-name="L15">
        <text:list-item>
          <text:p text:style-name="P268">Front-end: <text:span text:style-name="T172">app/source/factories/userFactory.js</text:span></text:p>
        </text:list-item>
        <text:list-item>
          <text:p text:style-name="P268">Back-end: routers.<text:span text:style-name="T177">user.user_by_id</text:span></text:p>
          <text:list>
            <text:list-item>
              <text:p text:style-name="P268">Test: integration.user.user.UserTestCase</text:p>
            </text:list-item>
          </text:list>
        </text:list-item>
      </text:list>
      <text:p text:style-name="P91"><text:span text:style-name="T115"><text:line-break/><text:line-break/>Obtención de </text:span><text:span text:style-name="T116">una noticia determinada</text:span></text:p>
      <text:p text:style-name="P207">G<text:span text:style-name="T178">ET /note/2/ HTTP/1.1</text:span></text:p>
      <text:p text:style-name="P236">Host: 127.0.0.1:8000</text:p>
      <text:p text:style-name="P236">Cache-Control: no-cache</text:p>
      <text:p text:style-name="P229"/>
      <text:p text:style-name="P53">Es<text:span text:style-name="T178">ta </text:span>llamada permite <text:span text:style-name="T178">obtener una nota mediante su id.</text:span></text:p>
      <text:p text:style-name="P53"/>
      <text:p text:style-name="P37">Se relaciona <text:s/>con:</text:p>
      <text:list xml:id="list104320152788693" text:continue-numbering="true" text:style-name="L15">
        <text:list-item>
          <text:p text:style-name="P269">Front-end: <text:span text:style-name="T172">app/source/controllers/notesController.js</text:span></text:p>
        </text:list-item>
        <text:list-item>
          <text:p text:style-name="P269">Back-end: routers.<text:span text:style-name="T179">note.note_by_id</text:span></text:p>
          <text:list>
            <text:list-item>
              <text:p text:style-name="P269">Test: integration.note.note.NoteTestCase</text:p>
            </text:list-item>
          </text:list>
        </text:list-item>
      </text:list>
      <text:p text:style-name="P92"><text:span text:style-name="T115"><text:line-break/><text:line-break/></text:span><text:span text:style-name="T117">Modificación</text:span><text:span text:style-name="T115"> de </text:span><text:span text:style-name="T116">una noticia determinada</text:span></text:p>
      <text:p text:style-name="P208"><text:span text:style-name="T180">PUT /note/4/ HTTP/1.1<text:line-break/>Host: 127.0.0.1:8000<text:line-break/>Content-Type: application/json<text:line-break/></text:span><text:soft-page-break/><text:span text:style-name="T180">Cache-Control: no-cache</text:span></text:p>
      <text:p text:style-name="P245">{<text:line-break/> <text:s text:c="3"/>"text": "New text"<text:line-break/>}</text:p>
      <text:p text:style-name="P230"/>
      <text:p text:style-name="P54">Es<text:span text:style-name="T178">ta </text:span>llamada permite <text:span text:style-name="T181">modificar una nota ya existente mediante su id.</text:span></text:p>
      <text:p text:style-name="P54"/>
      <text:p text:style-name="P38">Se relaciona <text:s/>con:</text:p>
      <text:list xml:id="list104321662918237" text:continue-numbering="true" text:style-name="L15">
        <text:list-item>
          <text:p text:style-name="P270">Front-end: <text:span text:style-name="T172">app/source/controllers/notesController.js</text:span></text:p>
        </text:list-item>
        <text:list-item>
          <text:p text:style-name="P270">Back-end: routers.<text:span text:style-name="T179">note.note_by_id</text:span></text:p>
          <text:list>
            <text:list-item>
              <text:p text:style-name="P270">Test: integration.note.note.NoteTestCase</text:p>
            </text:list-item>
          </text:list>
        </text:list-item>
      </text:list>
      <text:p text:style-name="P93"><text:span text:style-name="T115"><text:line-break/><text:line-break/></text:span><text:span text:style-name="T118">Eliminación</text:span><text:span text:style-name="T115"> de </text:span><text:span text:style-name="T116">una noticia determinada</text:span></text:p>
      <text:p text:style-name="P222">DELETE /note/4/ HTTP/1.1<text:line-break/>Host: 127.0.0.1:8000<text:line-break/>Cache-Control: no-cache</text:p>
      <text:p text:style-name="P231"/>
      <text:p text:style-name="P55">Es<text:span text:style-name="T178">ta </text:span>llamada permite <text:span text:style-name="T182">eliminar una nota ya existente mediante su id.</text:span></text:p>
      <text:p text:style-name="P55"/>
      <text:p text:style-name="P39">Se relaciona <text:s/>con:</text:p>
      <text:list xml:id="list104320135575793" text:continue-numbering="true" text:style-name="L15">
        <text:list-item>
          <text:p text:style-name="P271">Front-end: <text:span text:style-name="T172">app/source/controllers/notesController.js</text:span></text:p>
        </text:list-item>
        <text:list-item>
          <text:p text:style-name="P271">Back-end: routers.<text:span text:style-name="T179">note.note_by_id</text:span></text:p>
          <text:list>
            <text:list-item>
              <text:p text:style-name="P271">Test: integration.note.note.NoteTestCase</text:p>
            </text:list-item>
          </text:list>
        </text:list-item>
      </text:list>
      <text:p text:style-name="P93"><text:span text:style-name="T115"><text:line-break/><text:line-break/></text:span><text:span text:style-name="T119">Publicación de una nueva noticia</text:span></text:p>
      <text:p text:style-name="P214">POST /note/ HTTP/1.1<text:line-break/>Host: 127.0.0.1:8000<text:line-break/>Content-Type: application/json<text:line-break/>Cache-Control: no-cache</text:p>
      <text:p text:style-name="P237">{<text:line-break/> <text:s text:c="3"/>"text": "Body text",<text:line-break/> <text:s text:c="3"/>"topic": "New (bis)",<text:line-break/> <text:s text:c="3"/>"level_id": 3<text:line-break/>}</text:p>
      <text:p text:style-name="P231"/>
      <text:p text:style-name="P69">Es esta llamada la que permite crear una nueva noticia.</text:p>
      <text:p text:style-name="P55"/>
      <text:p text:style-name="P39">Se relaciona <text:s/>con:</text:p>
      <text:list xml:id="list104320476294290" text:continue-numbering="true" text:style-name="L15">
        <text:list-item>
          <text:p text:style-name="P271">Front-end: <text:span text:style-name="T172">app/source/controllers/notesController.js</text:span></text:p>
        </text:list-item>
        <text:list-item>
          <text:p text:style-name="P271"><text:soft-page-break/>Back-end: routers.<text:span text:style-name="T179">note.note_endpoint</text:span></text:p>
          <text:list>
            <text:list-item>
              <text:p text:style-name="P271">Test: integration.note.note.NoteTestCase</text:p>
            </text:list-item>
          </text:list>
        </text:list-item>
      </text:list>
      <text:p text:style-name="P94"><text:span text:style-name="T115"><text:line-break/><text:line-break/></text:span><text:span text:style-name="T120">Obtener el árbol de niveles</text:span></text:p>
      <text:p text:style-name="P219">GET /level/_tree HTTP/1.1<text:line-break/>Host: 127.0.0.1:8000<text:line-break/>Cache-Control: no-cache</text:p>
      <text:p text:style-name="P232"/>
      <text:p text:style-name="P60">Esta llamada devolverá el arbol de niveles de entidades/cuerpos estudiantiles de un nivel padre (universidad, escuela, curso, etc).</text:p>
      <text:p text:style-name="P56"/>
      <text:p text:style-name="P40">Se relaciona <text:s/>con:</text:p>
      <text:list xml:id="list104319980298658" text:continue-numbering="true" text:style-name="L15">
        <text:list-item>
          <text:p text:style-name="P272">Front-end: <text:span text:style-name="T172">app/source/subjectsController.js</text:span></text:p>
        </text:list-item>
        <text:list-item>
          <text:p text:style-name="P272">Back-end: routers.<text:span text:style-name="T183">level.level_tree</text:span></text:p>
          <text:list>
            <text:list-item>
              <text:p text:style-name="P272">Test: integration.level.level.LevelTestCase</text:p>
            </text:list-item>
          </text:list>
        </text:list-item>
      </text:list>
      <text:p text:style-name="P95"><text:span text:style-name="T115"><text:line-break/><text:line-break/></text:span><text:span text:style-name="T120">Obtener </text:span><text:span text:style-name="T121">todas las noticias de un nivel</text:span></text:p>
      <text:p text:style-name="P216">GET /level/1/notes?recursive=true HTTP/1.1<text:line-break/>Host: 127.0.0.1:8000<text:line-break/>Cache-Control: no-cache<text:line-break/><text:line-break/></text:p>
      <text:p text:style-name="P61">Esta llamada <text:span text:style-name="T184">devuelve las noticias pertenecientes a un nivel organizativo. Si el parámetro de recursividad es verdadero, entonces devolverá también las noticias asociadas a niveles dependientes/inferiores.</text:span></text:p>
      <text:p text:style-name="P57"/>
      <text:p text:style-name="P41">Se relaciona <text:s/>con:</text:p>
      <text:list xml:id="list104320407419654" text:continue-numbering="true" text:style-name="L15">
        <text:list-item>
          <text:p text:style-name="P273">Front-end: <text:span text:style-name="T172">app/source/controllers/notesControllers.js</text:span></text:p>
        </text:list-item>
        <text:list-item>
          <text:p text:style-name="P273">Back-end: routers.<text:span text:style-name="T183">level.level_notes_list</text:span></text:p>
          <text:list>
            <text:list-item>
              <text:p text:style-name="P273">Test: integration.level.level.LevelNotesTestCase</text:p>
            </text:list-item>
          </text:list>
        </text:list-item>
      </text:list>
      <text:p text:style-name="P96"><text:span text:style-name="T115"><text:line-break/><text:line-break/></text:span><text:span text:style-name="T120">Obtener </text:span><text:span text:style-name="T122">un listado de ficheros de un nivel (de tipo asignatura)</text:span></text:p>
      <text:p text:style-name="P217">GET /level/<text:span text:style-name="T185">4</text:span>/<text:span text:style-name="T185">files</text:span> HTTP/1.1<text:line-break/>Host: 127.0.0.1:8000<text:line-break/>Cache-Control: no-cache<text:line-break/><text:line-break/></text:p>
      <text:p text:style-name="P62">Esta llamada <text:span text:style-name="T184">devuelve la información de los ficheros asociados a una asignatura (nivel más inferior del árbol de niveles).</text:span></text:p>
      <text:p text:style-name="P58"/>
      <text:p text:style-name="P42"><text:soft-page-break/>Se relaciona <text:s/>con:</text:p>
      <text:list xml:id="list104320221605687" text:continue-numbering="true" text:style-name="L15">
        <text:list-item>
          <text:p text:style-name="P274">Front-end: <text:span text:style-name="T172">app/source/controllers/subjectController.js</text:span></text:p>
        </text:list-item>
        <text:list-item>
          <text:p text:style-name="P274">Back-end: routers.<text:span text:style-name="T183">level.level_files_list</text:span></text:p>
          <text:list>
            <text:list-item>
              <text:p text:style-name="P274">Test: integration.level.level.LevelFilesTestCase</text:p>
            </text:list-item>
          </text:list>
        </text:list-item>
      </text:list>
      <text:p text:style-name="P96"><text:span text:style-name="T115"><text:line-break/><text:line-break/></text:span><text:span text:style-name="T120">Obtener </text:span><text:span text:style-name="T123">los tipos de fichero existentes</text:span></text:p>
      <text:p text:style-name="P215"><text:span text:style-name="T186">GET /filetype/_all HTTP/1.1</text:span><text:line-break/>Host: 127.0.0.1:8000<text:line-break/>Cache-Control: no-cache</text:p>
      <text:p text:style-name="P238"/>
      <text:p text:style-name="P63">Con esta llamada obtendremos todos los tipos de ficheros existentes en nuestro sistema.</text:p>
      <text:p text:style-name="P58"/>
      <text:p text:style-name="P42">Se relaciona <text:s/>con:</text:p>
      <text:list xml:id="list104320611135159" text:continue-numbering="true" text:style-name="L15">
        <text:list-item>
          <text:p text:style-name="P274">Front-end: <text:span text:style-name="T172">app/source/controllers/subjectController.js</text:span></text:p>
        </text:list-item>
        <text:list-item>
          <text:p text:style-name="P274">Back-end: routers.<text:span text:style-name="T186">file.filetype_list</text:span></text:p>
          <text:list>
            <text:list-item>
              <text:p text:style-name="P274">Test: integration.file.filetype.FileTypeTestCase</text:p>
            </text:list-item>
          </text:list>
        </text:list-item>
      </text:list>
      <text:p text:style-name="P97"><text:span text:style-name="T115"><text:line-break/><text:line-break/></text:span><text:span text:style-name="T120">Obtener </text:span><text:span text:style-name="T124">los metadatos de</text:span><text:span text:style-name="T120"> </text:span><text:span text:style-name="T124">un fichero mediante su valor resumen (hash)</text:span></text:p>
      <text:p text:style-name="P223">GET /file/ce6c281c447c5da1c85b97943cc3ab83ba409f636ba070a44c49555d4e410b8e HTTP/1.1<text:line-break/>Accept: application/json<text:line-break/>Host: 127.0.0.1:8000<text:line-break/>Cache-Control: no-cache</text:p>
      <text:p text:style-name="P239"/>
      <text:p text:style-name="P64">Con esta llamada <text:span text:style-name="T187">el servidor devuelve los metadatos asociados a un fichero</text:span>.<text:line-break/></text:p>
      <text:p text:style-name="P43">Se relaciona <text:s/>con:</text:p>
      <text:list xml:id="list104321145079533" text:continue-numbering="true" text:style-name="L15">
        <text:list-item>
          <text:p text:style-name="P275">Front-end: <text:span text:style-name="T172">app/source/controllers/subjectController.js</text:span></text:p>
        </text:list-item>
        <text:list-item>
          <text:p text:style-name="P275">Back-end: routers.<text:span text:style-name="T186">file.file_by_hash_endpoint</text:span></text:p>
          <text:list>
            <text:list-item>
              <text:p text:style-name="P275">Test: integration.file.file.FileTestCase</text:p>
            </text:list-item>
          </text:list>
        </text:list-item>
      </text:list>
      <text:p text:style-name="P97"><text:span text:style-name="T115"><text:line-break/><text:line-break/></text:span><text:span text:style-name="T120">Obtener </text:span><text:span text:style-name="T125">el binario</text:span><text:span text:style-name="T124"> de</text:span><text:span text:style-name="T120"> </text:span><text:span text:style-name="T124">un fichero mediante su hash</text:span></text:p>
      <text:p text:style-name="P223">GET /file/ce6c281c447c5da1c85b97943cc3ab83ba409f636ba070a44c49555d4e410b8e HTTP/1.1<text:line-break/>Host: 127.0.0.1:8000<text:line-break/>Cache-Control: no-cache</text:p>
      <text:p text:style-name="P239"/>
      <text:p text:style-name="P64"><text:span text:style-name="T187">Esta llamada hará que el servidor devuelva el fichero binario asociado a nuestro objeto fichero.</text:span><text:line-break/><text:soft-page-break/></text:p>
      <text:p text:style-name="P43">Se relaciona <text:s/>con:</text:p>
      <text:list xml:id="list104321203920638" text:continue-numbering="true" text:style-name="L15">
        <text:list-item>
          <text:p text:style-name="P275">Front-end: <text:span text:style-name="T172">app/source/controllers/subjectController.js</text:span></text:p>
        </text:list-item>
        <text:list-item>
          <text:p text:style-name="P275">Back-end: routers.<text:span text:style-name="T186">file.file_by_hash_endpoint</text:span></text:p>
          <text:list>
            <text:list-item>
              <text:p text:style-name="P275">Test: integration.file.file.FileTestCase</text:p>
            </text:list-item>
          </text:list>
        </text:list-item>
      </text:list>
      <text:p text:style-name="P98"><text:span text:style-name="T115"><text:line-break/><text:line-break/></text:span><text:span text:style-name="T120">Obtener </text:span><text:span text:style-name="T124">los metadatos de</text:span><text:span text:style-name="T120"> </text:span><text:span text:style-name="T124">un fichero mediante su valor resumen (hash)</text:span></text:p>
      <text:p text:style-name="P224">GET /file/ce6c281c447c5da1c85b97943cc3ab83ba409f636ba070a44c49555d4e410b8e HTTP/1.1<text:line-break/>Accept: application/json<text:line-break/>Host: 127.0.0.1:8000<text:line-break/>Cache-Control: no-cache</text:p>
      <text:p text:style-name="P240"/>
      <text:p text:style-name="P65">Con esta llamada <text:span text:style-name="T187">el servidor devuelve los metadatos asociados a un fichero</text:span>.<text:line-break/></text:p>
      <text:p text:style-name="P44">Se relaciona <text:s/>con:</text:p>
      <text:list xml:id="list104321080571776" text:continue-numbering="true" text:style-name="L15">
        <text:list-item>
          <text:p text:style-name="P276">Front-end: <text:span text:style-name="T172">app/source/controllers/subjectController.js</text:span></text:p>
        </text:list-item>
        <text:list-item>
          <text:p text:style-name="P276">Back-end: routers.<text:span text:style-name="T186">file.file_by_hash_endpoint</text:span></text:p>
          <text:list>
            <text:list-item>
              <text:p text:style-name="P276">Test: integration.file.file.FileTestCase</text:p>
            </text:list-item>
          </text:list>
        </text:list-item>
      </text:list>
      <text:p text:style-name="P99"><text:span text:style-name="T115"><text:line-break/><text:line-break/></text:span><text:span text:style-name="T126">Actualizar</text:span><text:span text:style-name="T120"> </text:span><text:span text:style-name="T124">los metadatos de</text:span><text:span text:style-name="T120"> </text:span><text:span text:style-name="T124">un fichero mediante su </text:span><text:span text:style-name="T126">hash</text:span></text:p>
      <text:p text:style-name="P220">PUT /file/ce6c281c447c5da1c85b97943cc3ab83ba409f636ba070a44c49555d4e410b8e HTTP/1.1<text:line-break/>Host: 127.0.0.1:8000<text:line-break/>Content-Type: application/json<text:line-break/>Cache-Control: no-cache</text:p>
      <text:p text:style-name="P243">{<text:line-break/> <text:s text:c="3"/>"text": "New text"<text:line-break/>}</text:p>
      <text:p text:style-name="P241"/>
      <text:p text:style-name="P66">Esta llama es la encargada de modificar los campos permitidos de los metadatos de un objeto fichero.</text:p>
      <text:p text:style-name="P66"/>
      <text:p text:style-name="P45">Se relaciona <text:s/>con:</text:p>
      <text:list xml:id="list104320361812672" text:continue-numbering="true" text:style-name="L15">
        <text:list-item>
          <text:p text:style-name="P277">Front-end: <text:span text:style-name="T172">app/source/controllers/subjectController.js</text:span></text:p>
        </text:list-item>
        <text:list-item>
          <text:p text:style-name="P277">Back-end: routers.<text:span text:style-name="T186">file.file_by_hash_endpoint</text:span></text:p>
          <text:list>
            <text:list-item>
              <text:p text:style-name="P277">Test: integration.file.file.FileTestCase</text:p>
            </text:list-item>
          </text:list>
        </text:list-item>
      </text:list>
      <text:p text:style-name="P100"><text:span text:style-name="T115"><text:line-break/><text:line-break/></text:span><text:span text:style-name="T127">Eliminar</text:span><text:span text:style-name="T120"> </text:span><text:span text:style-name="T124">un fichero mediante su </text:span><text:span text:style-name="T126">hash</text:span></text:p>
      <text:p text:style-name="P221"><text:soft-page-break/><text:span text:style-name="T188">DELETE</text:span> /file/ce6c281c447c5da1c85b97943cc3ab83ba409f636ba070a44c49555d4e410b8e HTTP/1.1<text:line-break/>Host: 127.0.0.1:8000<text:line-break/>Cache-Control: no-cache</text:p>
      <text:p text:style-name="P242"/>
      <text:p text:style-name="P68">Mediante esta llamada, un usuario con suficientes permisos, puede eliminar un archivo del sistema.</text:p>
      <text:p text:style-name="P67"/>
      <text:p text:style-name="P46">Se relaciona <text:s/>con:</text:p>
      <text:list xml:id="list104320305363756" text:continue-numbering="true" text:style-name="L15">
        <text:list-item>
          <text:p text:style-name="P278">Front-end: <text:span text:style-name="T172">app/source/controllers/subjectController.js</text:span></text:p>
        </text:list-item>
        <text:list-item>
          <text:p text:style-name="P278">Back-end: routers.<text:span text:style-name="T186">file.file_by_hash_endpoint</text:span></text:p>
          <text:list>
            <text:list-item>
              <text:p text:style-name="P278">Test: integration.file.file.FileTestCase</text:p>
            </text:list-item>
          </text:list>
        </text:list-item>
      </text:list>
      <text:p text:style-name="P100"><text:span text:style-name="T115"><text:line-break/><text:line-break/></text:span><text:span text:style-name="T128">Añadir</text:span><text:span text:style-name="T120"> </text:span><text:span text:style-name="T124">un </text:span><text:span text:style-name="T128">nuevo fichero</text:span></text:p>
      <text:p text:style-name="P218">POST /file/ HTTP/1.1<text:line-break/>Host: 127.0.0.1:8000<text:line-break/>Cache-Control: no-cache</text:p>
      <text:p text:style-name="P244">Content-Type: multipart/form-data; boundary=----WebKitFormBoundary7MA4YWxkTrZu0gW</text:p>
      <text:p text:style-name="P244"/>
      <text:p text:style-name="P244">----WebKitFormBoundary7MA4YWxkTrZu0gW</text:p>
      <text:p text:style-name="P244">Content-Disposition: form-data; name="subject_id"</text:p>
      <text:p text:style-name="P244"/>
      <text:p text:style-name="P244">4</text:p>
      <text:p text:style-name="P244">----WebKitFormBoundary7MA4YWxkTrZu0gW</text:p>
      <text:p text:style-name="P244">Content-Disposition: form-data; name="uploader_id"</text:p>
      <text:p text:style-name="P244"/>
      <text:p text:style-name="P244">1</text:p>
      <text:p text:style-name="P244">----WebKitFormBoundary7MA4YWxkTrZu0gW</text:p>
      <text:p text:style-name="P244">Content-Disposition: form-data; name="name"</text:p>
      <text:p text:style-name="P244"/>
      <text:p text:style-name="P244">Filename</text:p>
      <text:p text:style-name="P244">----WebKitFormBoundary7MA4YWxkTrZu0gW</text:p>
      <text:p text:style-name="P244">Content-Disposition: form-data; name="text"</text:p>
      <text:p text:style-name="P244"/>
      <text:p text:style-name="P244"><text:soft-page-break/>Description</text:p>
      <text:p text:style-name="P244">----WebKitFormBoundary7MA4YWxkTrZu0gW</text:p>
      <text:p text:style-name="P244">Content-Disposition: form-data; name="fileType_id"</text:p>
      <text:p text:style-name="P244"/>
      <text:p text:style-name="P244">1</text:p>
      <text:p text:style-name="P244">----WebKitFormBoundary7MA4YWxkTrZu0gW</text:p>
      <text:p text:style-name="P244">Content-Disposition: form-data; name="file"; filename=""</text:p>
      <text:p text:style-name="P244">Content-Type: </text:p>
      <text:p text:style-name="P244"/>
      <text:p text:style-name="P244"/>
      <text:p text:style-name="P244">----WebKitFormBoundary7MA4YWxkTrZu0gW</text:p>
      <text:p text:style-name="P242"/>
      <text:p text:style-name="P68">Mediante esta llamada, un usuario con suficientes permisos, puede <text:span text:style-name="T189">añadir un nuevo </text:span>archivo <text:span text:style-name="T189">a un nivel definido (de tipo asignatura).</text:span></text:p>
      <text:p text:style-name="P67"/>
      <text:p text:style-name="P46">Se relaciona <text:s/>con:</text:p>
      <text:list xml:id="list104321115665761" text:continue-numbering="true" text:style-name="L15">
        <text:list-item>
          <text:p text:style-name="P278">Front-end: <text:span text:style-name="T172">app/source/controllers/subjectController.js</text:span></text:p>
        </text:list-item>
        <text:list-item>
          <text:p text:style-name="P278">Back-end: routers.<text:span text:style-name="T186">file.file_add_endpoint</text:span></text:p>
          <text:list>
            <text:list-item>
              <text:p text:style-name="P278">Test: integration.file.file.FileTestCase</text:p>
            </text:list-item>
          </text:list>
        </text:list-item>
      </text:list>
      <text:p text:style-name="P323"><text:span text:style-name="T115"><text:line-break/><text:line-break/></text:span><text:span text:style-name="T120">Obtener</text:span><text:span text:style-name="T124"> </text:span><text:span text:style-name="T137">las últimas noticias relacionadas con el usuario</text:span></text:p>
      <text:p text:style-name="P391">GET /<text:span text:style-name="T234">notes/user/_feed</text:span> HTTP/1.1<text:line-break/>Host: 127.0.0.1:8000<text:line-break/>Cache-Control: no-cache</text:p>
      <text:p text:style-name="P392"/>
      <text:p text:style-name="P286"><text:span text:style-name="T187">Esta llamada hará que el servidor devuelva un listado reducido (5 elementos) de las últimas noticias en términos temporales con las que el usuario guarde algún tipo de relación. Es decir, con aquellas asignaturas y sus entidades superiores a las que esté registrado.</text:span><text:line-break/></text:p>
      <text:p text:style-name="P287">Se relaciona <text:s/>con:</text:p>
      <text:list xml:id="list104321922021781" text:continue-numbering="true" text:style-name="L15">
        <text:list-item>
          <text:p text:style-name="P279">Front-end: <text:span text:style-name="T172">app/source/controllers/dashboardController.js</text:span></text:p>
        </text:list-item>
        <text:list-item>
          <text:p text:style-name="P279">Back-end: routers.<text:span text:style-name="T234">note.user_related_notes</text:span><text:span text:style-name="T79"><text:line-break/></text:span></text:p>
        </text:list-item>
      </text:list>
      <text:p text:style-name="P323"><text:span text:style-name="T115"><text:line-break/></text:span><text:span text:style-name="T120">Obtener</text:span><text:span text:style-name="T124"> </text:span><text:span text:style-name="T137">los últimos ficheros subidos relacionadas con el usuario</text:span></text:p>
      <text:p text:style-name="P391">GET /<text:span text:style-name="T234">files/user/_feed</text:span> HTTP/1.1<text:line-break/>Host: 127.0.0.1:8000<text:line-break/>Cache-Control: no-cache</text:p>
      <text:p text:style-name="P392"><text:soft-page-break/></text:p>
      <text:p text:style-name="P286"><text:span text:style-name="T187">Esta llamada hará que el servidor devuelva un listado reducido (5 elementos) de las últimas noticias en términos temporales con las que el usuario guarde algún tipo de relación. Es decir, con aquellas asignaturas y sus entidades superiores a las que esté registrado.</text:span><text:line-break/></text:p>
      <text:p text:style-name="P287">Se relaciona <text:s/>con:</text:p>
      <text:list xml:id="list104320467427963" text:continue-numbering="true" text:style-name="L15">
        <text:list-item>
          <text:p text:style-name="P279">Front-end: <text:span text:style-name="T172">app/source/controllers/dashboardController.js</text:span></text:p>
        </text:list-item>
        <text:list-item>
          <text:p text:style-name="P260"><text:span text:style-name="T28">Back-end: routers.</text:span><text:span text:style-name="T30">file</text:span><text:span text:style-name="T29">.user_related_</text:span><text:span text:style-name="T30">files</text:span><text:span text:style-name="T57"><text:line-break/><text:line-break/><text:line-break/></text:span></text:p>
        </text:list-item>
      </text:list>
      <text:h text:style-name="P405" text:outline-level="3"/>
      <text:h text:style-name="P408" text:outline-level="3"><text:bookmark-start text:name="__RefHeading___Toc2472_202731355053"/><text:span text:style-name="T2">Capa </text:span><text:span text:style-name="T3">1. Enrutación</text:span><text:span text:style-name="T4"> </text:span><text:bookmark-end text:name="__RefHeading___Toc2472_202731355053"/></text:h>
      <text:p text:style-name="P28"/>
      <text:p text:style-name="P79"><text:span text:style-name="T38">L</text:span><text:span text:style-name="T39">a capa de enrutación, la cual se encuentra en el módulo rest.routers ya ha sido explicada en sus objetivos en el capítulo anterior, quedando aún por analizar el resultado de la capa construída.</text:span></text:p>
      <text:p text:style-name="P70"/>
      <text:p text:style-name="P71">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p>
      <text:p text:style-name="P80"><text:span text:style-name="T27"><text:line-break/>Por otro lado se observa </text:span><text:span text:style-name="T40">el acceso a </text:span><text:span text:style-name="T27">un módulo adicional en la ruta rest.</text:span><text:span text:style-name="T40">controllers</text:span><text:span text:style-name="T27">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text:span text:style-name="T41">ados así por ser </text:span><text:span text:style-name="T42">el </text:span><text:span text:style-name="T41">patrón de diseño </text:span><text:span text:style-name="T42">que representan</text:span><text:span text:style-name="T41">, permiten realizar operaciones antes y después de llamar a una función, en este caso aquella que </text:span><text:span text:style-name="T42">llama al </text:span><text:span text:style-name="T41">decorador.<text:line-break/></text:span></text:p>
      <text:p text:style-name="P81"><text:span text:style-name="T27">Estos decoradores permiten reutiliza</text:span><text:span text:style-name="T43">r</text:span><text:span text:style-name="T27"> </text:span><text:span text:style-name="T43">funcionalidades</text:span><text:span text:style-name="T27"> necesarias en la mayoría de las funciones de la capa de enrrutación. Más en detalle:<text:line-break/></text:span></text:p>
      <text:list xml:id="list7274235166454263203" text:style-name="L16">
        <text:list-item>
          <text:p text:style-name="P288"><text:span text:style-name="T27">Es necesario comprobar que el método (o métodos) </text:span><text:span text:style-name="T43">HTTP</text:span><text:span text:style-name="T27">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span></text:p>
        </text:list-item>
        <text:list-item>
          <text:p text:style-name="P280">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p>
        </text:list-item>
      </text:list>
      <text:p text:style-name="P82"><text:span text:style-name="T27"><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span><text:soft-page-break/><text:span text:style-name="T27"><text:line-break/>Por ello, a la capa de servicios (o a las clases de tipo servicio) no se les pasa los objetos que representando las llamadas HTTP, sino que estas clases solo adquieren acceso a un conjunto limitado de datos: el token de autenticación (cookie) y el cuerpo de la llamada.<text:line-break/><text:line-break/></text:span><text:span text:style-name="T43">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28"/>
      <text:h text:style-name="P401" text:outline-level="3"/>
      <text:h text:style-name="P417" text:outline-level="3"><text:bookmark-start text:name="__RefHeading___Toc2474_202731355054"/><text:span text:style-name="T91">Capa </text:span><text:span text:style-name="T92">2.</text:span><text:span text:style-name="T93"> </text:span><text:span text:style-name="T92">Servicios</text:span><text:bookmark-end text:name="__RefHeading___Toc2474_202731355054"/></text:h>
      <text:p text:style-name="P83"><text:span text:style-name="T43"><text:line-break/></text:span><text:span text:style-name="T44">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go se ha cumplido.</text:span></text:p>
      <text:p text:style-name="P72"/>
      <text:p text:style-name="P84"><text:span text:style-name="T44">C</text:span><text:span text:style-name="T27">uando vemos los llamados modelos en Django, vemos que estos no responden a </text:span><text:span text:style-name="T45">un </text:span><text:span text:style-name="T27">concepto original </text:span><text:span text:style-name="T45">de modelo</text:span><text:span text:style-name="T27">.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text:span text:style-name="T46"> o modelos con acceso a repositorio</text:span><text:span text:style-name="T27">.</text:span></text:p>
      <text:p text:style-name="P83"><text:span text:style-name="T44"><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span><text:span text:style-name="T43"><text:line-break/></text:span></text:p>
      <text:p text:style-name="P73">Existen de forma subsidiaria un segundo motivo que hacen necesaria la diferenciación entre los servicios y los modelos vitaminados de Django, es el uso de django-rest-framework y sus <text:span text:style-name="T194">s</text:span>erializadores.</text:p>
      <text:p text:style-name="P78"><text:span text:style-name="T27">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text:line-break/></text:span><text:span text:style-name="T47">La transformación/serialización de los objetos es una competencia dada a los modelos (explicado en el siguiente capítulo).<text:line-break/>Pero, una competencia que ha de pertenecer al servicio es discernir la validez de las modificaciones. Es decir, aquellas lógicas (de negocio) que han de conocerse por la manipulación de la información entrante, es responsabilidad del servicio y en tanto que estas lógicas son una parte importante dentro del flujo, se hace necesario</text:span><text:span text:style-name="T48">a la existencia </text:span><text:span text:style-name="T47">esta capa.<text:line-break/></text:span><text:span text:style-name="T27"><text:line-break/><text:line-break/></text:span><text:span text:style-name="T49">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73"/>
      <text:p text:style-name="P74">Es por todo lo anterior que la existencia de los servicios responde a una necesidad de <text:soft-page-break/>diseño y requisitos de proyecto. Por tanto, el mentado acoplamiento existente, es bajo, incluso menor del que pudiera inicialmente preveerse y productivo a la hora de construir el proyecto.</text:p>
      <text:p text:style-name="P74"/>
      <text:p text:style-name="P75">Los servicios desarrollados y a tener en cuenta son:</text:p>
      <text:list xml:id="list6806524186336305350" text:style-name="L17">
        <text:list-item>
          <text:p text:style-name="P281">AuthService. El servicio de autenticación y entrada al sistema. A través de él realizamos registros de usuarios, recuperación de contraseñas, autenticación de sesión, etc. </text:p>
          <text:list>
            <text:list-item>
              <text:p text:style-name="P289"><text:span text:style-name="T50">Relación: models.user.User, services.email.EmailService</text:span><text:span text:style-name="T27"><text:line-break/></text:span></text:p>
            </text:list-item>
          </text:list>
        </text:list-item>
        <text:list-item>
          <text:p text:style-name="P281">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p>
          <text:list>
            <text:list-item>
              <text:p text:style-name="P289"><text:span text:style-name="T50">Relación: models.user.User, services.email.EmailService</text:span><text:span text:style-name="T27"><text:line-break/></text:span></text:p>
            </text:list-item>
          </text:list>
        </text:list-item>
        <text:list-item>
          <text:p text:style-name="P282">FileService. Servicio encargado de trabajar con los servicios, en este espacio añadiremos nuevos ficheros asociados a niveles autorizados, o bien será modificada sus metadatos o serán suprimidos del sistema.</text:p>
          <text:list>
            <text:list-item>
              <text:p text:style-name="P282">Relación: models.user.User, models.level.Level, models.file.File, <text:s/><text:line-break/></text:p>
            </text:list-item>
          </text:list>
        </text:list-item>
        <text:list-item>
          <text:p text:style-name="P290"><text:span text:style-name="T50">L</text:span><text:span text:style-name="T27">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span></text:p>
          <text:list>
            <text:list-item>
              <text:p text:style-name="P284">Relación: model.level.Level</text:p>
            </text:list-item>
          </text:list>
        </text:list-item>
      </text:list>
      <text:p text:style-name="P76"/>
      <text:list xml:id="list104321830494099" text:continue-numbering="true" text:style-name="L17">
        <text:list-item>
          <text:p text:style-name="P291"><text:span text:style-name="T27">NoteService. </text:span><text:span text:style-name="T51">En este servicio se lleva a cabo el procesamiento de las noticias (o notas). En este espacio será posible llevar a cabo la modificación, creación, devolución o eliminación de las noticias asociadas al espacio educativo.</text:span></text:p>
          <text:list>
            <text:list-item>
              <text:p text:style-name="P292"><text:span text:style-name="T27">Relación: </text:span><text:span text:style-name="T50">models.user.User, models.level.Level, models.</text:span><text:span text:style-name="T27">note.Note</text:span><text:span text:style-name="T52">Board</text:span><text:span text:style-name="T50">, <text:s/></text:span></text:p>
              <text:p text:style-name="P283"/>
            </text:list-item>
          </text:list>
        </text:list-item>
        <text:list-item>
          <text:p text:style-name="P293"><text:span text:style-name="T50">R</text:span><text:span text:style-name="T27">ol. De forma similar lo que sucede con los niveles, en el sistema y de forma asociada a las entidades educativas, existen roles de las miembros de estos espacios. Estos roles vienen a ser una de las formas de permisos existentes en el sistema más básicas.</text:span></text:p>
          <text:p text:style-name="P285">Igual que en el caso de los niveles, al ser datos que apenas sufren modificaciones a lo largo del tiempo y siendo una cuestión crítica, ni en el servicio ni en la API es posible llevar a cabo modificaciones sobre dichos datos, únicamente su lectura.</text:p>
          <text:list>
            <text:list-item>
              <text:p text:style-name="P294"><text:span text:style-name="T27">Relación. </text:span><text:span text:style-name="T50">models.</text:span><text:span text:style-name="T27">rol.Rol</text:span></text:p>
              <text:p text:style-name="P285"/>
            </text:list-item>
          </text:list>
        </text:list-item>
      </text:list>
      <text:p text:style-name="P77">Un detalle que es necesario explicar son las relaciones entre servicios y modelos. El <text:soft-page-break/>ejemplo más claro de ello son las llamadas tipo “level/{id}/(notes|files)”. Estas llamadas pasan por el enrutador de nivel, pero acceden al servicio de notas o ficheros.<text:line-break/>Esto sucede porque la teoría REST invita a la creación de rutas donde el primer nivel vaya 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p>
      <text:h text:style-name="P402" text:outline-level="3"/>
      <text:h text:style-name="P409" text:outline-level="3"><text:bookmark-start text:name="__RefHeading___Toc2476_202731355055"/><text:span text:style-name="T2">Capa </text:span><text:span text:style-name="T3">3. </text:span><text:span text:style-name="T5">Repositorio / Base de datos.</text:span><text:bookmark-end text:name="__RefHeading___Toc2476_202731355055"/></text:h>
      <text:p text:style-name="P85"/>
      <text:p text:style-name="P140">En esta capa se encuentran los modelos de Django, los cuales ya han sido explicados brevemente en capítulos anteriores, aunque es necesario hacer algunas puntualizaciones y análisis a la información ya conocida.</text:p>
      <text:p text:style-name="P140">En Django, los modelos tienen un nombre que no responde a las competencias de un modelo clásico en teoría del software.<text:line-break/>Estos modelos proporcionan acceso a objetos con lógica propia, siendo los más importantes de ellos los “managers”, pues estos son la pasarela de acceso a la base de datos o en otras palabras, los objeto repositorio.</text:p>
      <text:p text:style-name="P141">Otro aspecto importante ya anotado anteriormente es que para la idea original de Django, el retorno de los modelos como objetos completos es un buen diseño, pues estos objetos permiten crear otros componentes como las vistas HTML con sencillez.<text:line-break/>Sin embargo, esta particularidad no es útil en este proyecto, pues lo que se desea es obtener los objetos ya <text:span text:style-name="T205">transformados en objetos más primitivos</text:span>, es decir, en <text:span text:style-name="T205">un formato diccionario (clave-valor) que sirva de antesala a la obtención de una cadena de texto que represente un objeto</text:span> JSON, <text:span text:style-name="T205">siendo este formato el</text:span> que se desea que sea la salida y respuesta a las peticiones.</text:p>
      <text:p text:style-name="P132"><text:span text:style-name="T233">P</text:span>or ello, los modelos desarrollados en este proyecto heredan todos ellos de una clase llamada BaseModel.<text:line-break/>Esta clase expone una serie de métodos de clase que permiten acceder a la base de datos con rapidez y obtener los objetos deseados ya en el <text:span text:style-name="T206">pre-</text:span>formato JSON deseado.<text:line-break/>Con esta estrategia, se evita dar a los servicios una competencia tal como el formateo de la información, <text:span text:style-name="T201">pues e</text:span>sta competencia debe residir en esta capa.</text:p>
      <text:p text:style-name="P86"/>
      <text:p text:style-name="P132"><text:span text:style-name="T233">P</text:span>or otro lado, otro aspecto importante de esta capa son los validadores.<text:line-break/>Ya ha sido analizado cómo cada capa tiene una responsabilidad de validación sobre los datos que entran en el sistema y el caso de la capa repositorio no es una excepción.<text:line-break/>En este caso, la competencia de validación se basará en comprobar que los datos, a nivel de tipo de datos y forma es correcta.<text:line-break/>Es decir, el tipo de primitiva que representa informaciones individuales así como su tamaño y composición interna.<text:line-break/>Esto podría confundirse como una responsabilidad de la capa anterior, pero sería erróneo, pues en la capa de servicios se trata con la lógica de la existencia de conjuntos de valores, no su estado interno.</text:p>
      <text:p text:style-name="P132"/>
      <text:p text:style-name="P132">Un último elemento de importancia en esta capa son los mapeadores de objetos de Django.<text:line-break/>Es importante saber que si bien las respuesta del servidor son objetos planos, informativamente autocontenidos, teóricamente no relacionales, esta situación no es <text:soft-page-break/>cierta a nivel de base de datos.<text:line-break/>Lo que ocurre es que Django, una de las funcionalidades que ofrece cuando hacemos uso de los objetos de tipo repositorio, son los mapeadores de objetos.<text:line-break/>En otras palabras, la información relacional de la base de datos (en este caso SQL) es enlazada, recogida, juntada en un solo espacio y devuelta de forma autocontenida.<text:line-break/></text:p>
      <text:p text:style-name="P132"/>
      <text:p text:style-name="P142">Es por todo lo anterior que se entiende que la capa ha sido construida en base a unas competencias claras y correctas, que la extensión que ha sufrido una capa ya de por sí con múltiples responsabilidades está sobradamente justificado y ayuda a mantener una buena cohesión entre las capas.</text:p>
      <text:p text:style-name="P143">Como cierre, recordar algunos de los modelos mas importantes en el sistema:</text:p>
      <text:list xml:id="list1959111627814192119" text:style-name="L18">
        <text:list-item>
          <text:p text:style-name="P314">File. <text:span text:style-name="T195">Este modelo representa la meta información asociada a un fichero así como el mismo binario. En el modelo Django conviven la totalidad de esta información y en la capa servicios se hace el paso de una u otra información.</text:span></text:p>
        </text:list-item>
        <text:list-item>
          <text:p text:style-name="P314">Level. <text:span text:style-name="T195">Con este modelo se representan las diferentes estructuras y partes que componen una institución educativa (escuelas, cursos, asignaturas, etc). El modelo contiene entre otros campos que determinan la posición dentro de una organización.</text:span></text:p>
          <text:list>
            <text:list-item>
              <text:p text:style-name="P314">LevelType. <text:span text:style-name="T196">Para permitir conocer el tipo de nivel en un momento determinado se utiliza este modelo adicional de forma que se consigue respetar la teoría de las formas normales en bases de datos relaciones.</text:span></text:p>
            </text:list-item>
          </text:list>
        </text:list-item>
        <text:list-item>
          <text:p text:style-name="P314">BaseMessage. <text:span text:style-name="T197">Este modelo es especial debido a su carácter abstracto. Esta clase servirá de base a las clases hijas. El propósito general de esta clase es representar un mensaje de retorno de HTTP. Las particularidades de los mensajes de error y corrección impiden hacer uso de una única clase, sin embargo, con el fin de respetar las buenas prácticas de programación, esta clase se hace necesaria.<text:line-break/>Otra particularidad de esta clase, común a sus hijas, es el uso de la clase anidadad “Type”, la cual es de tipo enumerado. Con dicha clase se consigue acceder con rapidez a objetos concretos haciendo únicamente referencia a su nombre en clave.</text:span></text:p>
          <text:list>
            <text:list-item>
              <text:p text:style-name="P314">OkMessage. <text:span text:style-name="T198">Con este modelo se representan los mensajes devueltos en algunas llamadas cuando la petición fue satisfactoriamente resuelta.</text:span></text:p>
            </text:list-item>
            <text:list-item>
              <text:p text:style-name="P314">ErrorMessage. <text:span text:style-name="T199">Esta clase es el modelo utilizado cuando una petición de red no fue correcta en alguna de sus formas.</text:span></text:p>
            </text:list-item>
          </text:list>
        </text:list-item>
        <text:list-item>
          <text:p text:style-name="P314">NoteBoard. <text:span text:style-name="T200">Este modelo representa noticias del sistema. </text:span></text:p>
        </text:list-item>
        <text:list-item>
          <text:p text:style-name="P314">User. <text:span text:style-name="T200">Modelo utilizado para tratar a los usuarios del sistema.<text:line-break/>Como particularidad mencionar que Django proporciona un modelo de usuarios por defecto, pero que debido al acoplamiento que presentaba el modelo de </text:span><text:soft-page-break/><text:span text:style-name="T200">autenticación propuesto en este caso, se optó por escribir este modelo (y el módulo de autenticación) desde cero.</text:span></text:p>
          <text:list>
            <text:list-item>
              <text:p text:style-name="P314">Rol. <text:span text:style-name="T200">Como parte de la determinación de los permisos de un usuario a la hora de realizar ciertas acciones es necesario determinar una jerarquía dentro de la organización. Con este módulo se consigue dicho propósito y se consiguen estructurar los diversos niveles, así como sus permisos, con sencillez.</text:span></text:p>
            </text:list-item>
          </text:list>
        </text:list-item>
      </text:list>
      <text:p text:style-name="P86"><text:line-break/></text:p>
      <text:p text:style-name="P25"/>
      <text:p text:style-name="P86"/>
      <text:h text:style-name="P410" text:outline-level="3"><text:bookmark-start text:name="__RefHeading___Toc1984_164388464756"/><text:span text:style-name="T2">Elementos </text:span><text:span text:style-name="T3">transversales</text:span><text:span text:style-name="T2"> a la</text:span><text:span text:style-name="T6">s capas</text:span><text:span text:style-name="T2">.</text:span><text:bookmark-end text:name="__RefHeading___Toc1984_164388464756"/></text:h>
      <text:p text:style-name="P196"><text:span text:style-name="T66"><text:line-break/></text:span><text:span text:style-name="T67">En el código servidor, algunos elementos existentes o bien no encajan de forma única en una sola capa o bien son utilizados de forma transversar a todas ellas.<text:line-break/>Es por ello que estos módulos son analizados en el presente apartado de forma separada a la visión de capas.</text:span></text:p>
      <text:p text:style-name="P328"/>
      <text:p text:style-name="P106"><text:span text:style-name="T106">S</text:span><text:span text:style-name="T105">erializadores</text:span></text:p>
      <text:p text:style-name="P133">Est<text:span text:style-name="T202">e conjunto de clases</text:span>, son los encargados de proveer una interfaz de interpretación y traducción entre un objeto <text:span text:style-name="T207">primitivo (antesala del formato JSON)</text:span> y un objeto heredero de models.Model perteneciente a los módulos de mapeo de objetos de Django.</text:p>
      <text:p text:style-name="P133">En términos más concretos, este módulo tiene la capacidad de generar un diccionario (pares de clave-valor) a partir de un objeto (incluso compuesto) de tipo Model. <text:line-break/>Incluso, sin mayores problemas, puede realizarse el paso inverso.</text:p>
      <text:p text:style-name="P134">En este punto es necesario explicar que si bien <text:span text:style-name="T204">a través de </text:span><text:span text:style-name="T107">django-rest-framew</text:span><text:span text:style-name="T108">o</text:span><text:span text:style-name="T107">rk</text:span> provee opciones de <text:span text:style-name="T203">serialización/</text:span>deserialización, por cuestiones de composición, complejidad de algunos casos, <text:span text:style-name="T203">falta de cumplimiento de principios REST</text:span> y rigidez general del sistema, se optó por la generación de funciones propias de serialización.</text:p>
      <text:p text:style-name="P86">Aún más en detalle. En nuestro caso, por cuestiones de seguridad es necesario restringir según casos el acceso a la edición de algunos campos.</text:p>
      <text:p text:style-name="P134">Es por ello que se opta por imitar el estilo del framework <text:span text:style-name="T107">django-rest-framew</text:span><text:span text:style-name="T108">o</text:span><text:span text:style-name="T107">rk</text:span>, pero implementando unas serie de funcionaliades propias. </text:p>
      <text:p text:style-name="P86">De esta forma, podemos elegir rápidamente qué campos pueden ser editados o qué campos pueden considerarse opcionales (evitando bajar las últimas capas para descubrir el error y así lanzar mensajes de error personalizado).</text:p>
      <text:p text:style-name="P327">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327"/>
      <text:p text:style-name="P353">Excepciones ligadas a los errores.</text:p>
      <text:p text:style-name="P329">Si se observa en el código la clase MessageBasedException<text:a xlink:type="simple" xlink:href="#references-3" text:style-name="Internet_20_link" text:visited-style-name="Visited_20_Internet_20_Link"><text:span text:style-name="T239">[3]</text:span></text:a> se encontrará una clase de heredera de la clase Exception.</text:p>
      <text:p text:style-name="P197"><text:span text:style-name="T70">El fin de esta clase es proveer una excepción que contenga información útil para ser devuelta como respuesta a una petición.<text:line-break/>Esta situación no es posible y/o sencilla haciendo uso de otras excepciones del lenguaje o de Django, pues no son es natural a estas excepciones devolver mensajes asociados al sistema construido.<text:line-break/></text:span><text:soft-page-break/><text:span text:style-name="T70">Por ello, esta clase resulta de gran utilizad a la hora de recoger las excepciones lanzadas y transformarlas en un objeto con información interpretable con rapidez por el sistema.<text:line-break/><text:line-break/>El funcionamiento de esta clase es sencillo, es posible lanzar una excepción con un mensaje de error asociado y de forma opcional, es posible incluir la excepción original que produjo el error y recorrer los mensajes de error almacenados en esta.</text:span></text:p>
      <text:p text:style-name="P198"><text:span text:style-name="T70">D</text:span><text:span text:style-name="T64">e esta forma, en el decorador @map_excepctions se garantiza la transformación de cualquier excepción en nuestra excepción deseada.<text:line-break/>Y posteriormente, haciendo uso de @zero_exceptions, se garantiza que una excepción de tipo MessageBasedException producirá una respuesta de tipo JSON con los debidos mensjaes incluídos en la misma.</text:span></text:p>
      <text:p text:style-name="P198"><text:span text:style-name="T71">T</text:span><text:span text:style-name="T64">odo este proceso permite reducir la captura de excepciones en lugares muy concretos del código, mejorando enormemente la legibilidad del mismo.</text:span></text:p>
      <text:p text:style-name="P198"><text:span text:style-name="T68"><text:line-break/></text:span><text:span text:style-name="T75">Factoría de respuestas HTTP</text:span></text:p>
      <text:p text:style-name="P330">Si se observa la clase ResponseFactory <text:a xlink:type="simple" xlink:href="#references-4" text:style-name="Internet_20_link" text:visited-style-name="Visited_20_Internet_20_Link"><text:span text:style-name="T239">[4]</text:span></text:a>, se encontrará una clase que implementa el patrón constructor (Builder) y que su cometido en la construcción de un objeto HttpResponse que contenga la necesaria información de una petición HTTP de respuesta.</text:p>
      <text:p text:style-name="P330">Esta clase expone una serie de métodos que son necesarios conocer:</text:p>
      <text:list xml:id="list6204446520833342535" text:style-name="L19">
        <text:list-item>
          <text:p text:style-name="P331">Ok/Error. Estos dos métodos permiten definir si estamos ante una llamada que fué correcta o no.<text:line-break/>Ambas dos son muy similares, pues hacen uso de clases heredadas de BaseMessage para conocer el mensaje a pasar en la respuesta HTTP a devolver.<text:line-break/>Únicamente “error” es algo más compleja en tanto que añade la posible información asociada a las excepciones que pudiera existir.</text:p>
        </text:list-item>
        <text:list-item>
          <text:p text:style-name="P331">Body. Permite definir el cuerpo de la respuesta HTTP. Este cuerpo puede ser tanto complejo (un objeto heredero de los modelos de Django) o pre-formateado (preparado para ser convertido a JSON).<text:line-break/>Este método es tanto útil en llamadas GET (uso clásico) como en llamadas PUT.</text:p>
        </text:list-item>
        <text:list-item>
          <text:p text:style-name="P331">Identity. Es muy similar a “body”, con la particularidad de que en este caso solo se expone la id del objeto dado. Este método es muy útil a la hora de dar información de utilidad en llamadas de tipo POST o incluso PUT.</text:p>
        </text:list-item>
        <text:list-item>
          <text:p text:style-name="P372"><text:span text:style-name="T64">Cookies. Permiten definir esta cabecera en la futura llamada HTTP a devolver. Considerando la versatilidad de llamadas que hacen uso de la factoría es necesario exponer este método con el fin de capacitar la definición de las cookies que se usarán. Esto es necesario, </text:span><text:span text:style-name="T69">entre otros, </text:span><text:span text:style-name="T64">en los casos de autenticación o salida del sistema.</text:span></text:p>
        </text:list-item>
      </text:list>
      <text:p text:style-name="P330"/>
      <text:h text:style-name="P412" text:outline-level="3"><text:bookmark-start text:name="__RefHeading___Toc3461_1511104361"/>Pruebas<text:bookmark-end text:name="__RefHeading___Toc3461_1511104361"/></text:h>
      <text:p text:style-name="P154"/>
      <text:p text:style-name="P155">Durante la construcción del servidor, de forma paralela, un conjunto de pruebas fueron desarrolladas con el fin de probar la validez y correción del código y funcionalidades escritas.<text:line-break/><text:line-break/>Estas pruebas encajan en el tipo de test de integración, es decir, pruebas que tratan al sistema en su totalidad como un solo elemento al que se le dan entradas y se analizan sus salidas.<text:line-break/>La elección de la escritura de tests de integración en detrimento de los tests unitarios obedecen a varios elementos.</text:p>
      <text:list xml:id="list6290239649825734010" text:style-name="L20">
        <text:list-item>
          <text:p text:style-name="P333">El hecho de basar el código fuertemente en un framework hacen de los tests unitarios algo redundante, pues los frameworks ya se entienden probados contra su propio conjunto de test.</text:p>
        </text:list-item>
        <text:list-item>
          <text:p text:style-name="P333">El hecho indiscutible de una limitación de tiempo y recursos para llevar a cabo el desarrollo la codificación. En tanto que existe una limitación tangible de las capacidades de desarrollo, es necesario priorizar la correción de los casos de uso (que es el foco de los tests de integración) sobre las funcionalidades concretas de capa módulo del sistema.</text:p>
        </text:list-item>
      </text:list>
      <text:p text:style-name="P156">En cualquier caso, el desarrollo de las pruebas unitarias se marca como una de las futuras amplicaciones que habría de tener el proyecto.</text:p>
      <text:p text:style-name="P155"/>
      <text:p text:style-name="P173">Test de integración</text:p>
      <text:p text:style-name="P157">Para la escritura de las pruebas de integración se ha hecho uso de la clase TestCase ofrecida por Django.<text:line-break/>Esta clase nos permite llevar a cabo los test de integración de forma aislada entre sí, permitiendo la división lógica de los mismos en clases e identificándose las pruebas en base al prefijo “test_” en nombre de los métodos.</text:p>
      <text:p text:style-name="P160">Las pruebas serán independientes entre sí por defecto y permitiendo que las pruebas pertenecientes a la misma clase compartan una base de datos común, reiniciada entre prueba y prueba. <text:s/><text:span text:style-name="T192">Por tanto, el orden de la ejecución de los tests no afecta al resultado parcial o final del conjunto de pruebas.</text:span></text:p>
      <text:p text:style-name="P157"/>
      <text:p text:style-name="P159">En Django, las pruebas originalmente ofrecidas por el framework consiste en un único fichero llamado “tests.py”.<text:line-break/>Esta organización de las pruebas no es en absoluto práctico y se <text:span text:style-name="T191">ha optado por otorgar a cada una de las clases de tipo test, un fichero propio. Esta división mejora la compresión de las pruebas escritas, su organización e incluso su relación con el código del servidor en </text:span><text:soft-page-break/><text:span text:style-name="T191">sí.<text:line-break/>Para poder llevar a cabo este cambio en necesario bordear los sistema de Django ligeramente.<text:line-break/><text:line-break/>Cuando Django intenta ejecutar pruebas asociadas a su framework, carga una carpeta/módulo indicado e intenta localizar aquellas clases y sus métodos que representan tests. En caso de encontrar tests, levanta una base de datos separada para las pruebas y ejecuta las pruebas.</text:span></text:p>
      <text:p text:style-name="P334">La trampa reside en hacer uso de imports en el fichero __init__.py del módulo “tests.integration” para puentear el proceso y hacer que Django llegue a las clases directamente, pues en Python la carga de clases es reactiva a lo indicado en los __init__ de cada módulo y no es ni recursiva ni automática.</text:p>
      <text:p text:style-name="P335">Una vez se ha creado esta estructura, es posible elegir la mejor organización en módulos/carpetas que se quiera, pues ya se tiene la garantía de que las pruebas serán ejecutadas.</text:p>
      <text:p text:style-name="P161">De igual forma, con el fin de construir un sistema preparado para la integración continua <text:span text:style-name="T193">y despliegue continuo</text:span>, independientemente del sistema que lo analice, el fichero “run-tests-integration.sh” permite ejecutar las pruebas en un entorno shell.</text:p>
      <text:p text:style-name="P158"/>
      <text:p text:style-name="P162">Durante la escritura de las pruebas se fijó como obligatorio escribir al menos un caso de uso positivo y al menos uno negativo por cada mensaje de error que el sistema podría llegar a dar ante una petición mal construida.<text:line-break/>Es por ello, que contando un número de rutas de API algo superior a la veintena, existen cerca de un centenar de pruebas de integración.</text:p>
      <text:h text:style-name="P448" text:outline-level="5"/>
      <text:p text:style-name="P354">Utilidades creadas para las pruebas</text:p>
      <text:p text:style-name="P349">Con el fin de hacer más sencilla la tarea de condificación de las pruebas y ante la evidencia del patrones comunes en todas las pruebas, algunas funciones y clases han sido escritas para hacer más rápido el proceso y seguir la filosofía KISS. Entre otros:</text:p>
      <text:list xml:id="list8286044431037146253" text:style-name="L21">
        <text:list-item>
          <text:p text:style-name="P373"><text:span text:style-name="T76">Los clientes.</text:span><text:span text:style-name="T60"> Django ofrece un atributo </text:span><text:span text:style-name="T61">“</text:span><text:span text:style-name="T60">client” <text:s/>en su clase TestCase </text:span><text:span text:style-name="T61">y que permite simular peticiones HTTP.</text:span><text:span text:style-name="T60"> Para simular correctamente que se está haciendo uso de las cabeceras json durante las llamadas, dicho atributo fue sobreescrito con la clase JSONClient con el fin de llevar a cabo de forma sistemática el uso de dichas cabeceras.<text:line-break/>Para los casos en que es necesario el envío de ficheros (cabecera</text:span><text:span text:style-name="T62">s de tipo</text:span><text:span text:style-name="T60"> </text:span><text:span text:style-name="T62">form-data), se hace uso del cliente por defecto de Django, el cual hará uso de estas misma cabecera.</text:span></text:p>
        </text:list-item>
        <text:list-item>
          <text:p text:style-name="P373"><text:span text:style-name="T77">La base de datos de pruebas.</text:span><text:span text:style-name="T63"> Como se mencionó brevemente con anterioridad, Django crea una base de datos separada y temporal para la ejecucción de las </text:span><text:soft-page-break/><text:span text:style-name="T63">pruebas. Como dicha base de datos está vacía por defecto, es necesario dotarla de diversos datos al arrancar el sistema. <text:line-break/>Existiendo varias estrategias para ello, para mantener la integridad y evitar la duplicidad de los datos, se ejecuta la misma llamada que durante la provisión. Lo que en Django se llama carga de “fixtures”.<text:line-break/>Esta estrategia de carga de datos permite evitar duplicidades y garantizar que estamos haciendo pruebas con los datos núcleo reales de un entorno de producción.</text:span></text:p>
        </text:list-item>
        <text:list-item>
          <text:p text:style-name="P374"><text:span text:style-name="T78">A</text:span><text:span text:style-name="T72">sercción de resultados.</text:span><text:span text:style-name="T58"> En la inmensa mayoría de los casos, se desea comprobar que la respuesta devuelta por el servidor es la esperada. <text:line-break/>Para hacer esta comprobación siempre llevaremos a cabo una comprobación inicial del código de respuesta y de los datos de mensaje devueltos.<text:line-break/>Dado que estas comprobaciones son recurrentes, se han desarrollado una serie de funciones (assert_*_response).<text:line-break/>Estas funciones permiten hacer rápido y sencillo el proceso de testing gracias al uso de las clases de mensajes “OkMessage” y “ErrorMessage” así como sus enumerados que hacen aún más rápido e intuitivo el proceso.</text:span></text:p>
        </text:list-item>
      </text:list>
      <text:p text:style-name="P350"/>
      <text:p text:style-name="P350"/>
      <text:h text:style-name="P435" text:outline-level="2"><text:bookmark-start text:name="__RefHeading___Toc4454_1654089018"/><text:span text:style-name="T13">El c</text:span>liente <text:span text:style-name="T169">web</text:span><text:bookmark-end text:name="__RefHeading___Toc4454_1654089018"/></text:h>
      <text:p text:style-name="P16"/>
      <text:p text:style-name="P86">Como ya fue <text:span text:style-name="T208">visto en el capítulo anterior, las diferencias entre una arquitectura en un cliente web y un servidor son enormes y en muchos aspectos no son comparables, siendo uno de los principales motivos la existencia (o no) de una interfaz gráfica y la persistencia de datos en uno y otro caso.</text:span></text:p>
      <text:p text:style-name="P144">En el caso del cliente web, la enorme versatilidad del framework utilizado en este caso, <text:span text:style-name="T209">sumado al protagonismo del servidor (y sus funciones) en este proyecto</text:span> hace que <text:span text:style-name="T209">la proporción de código entre uno y otro sea de 3:1. Es decir, tres líneas en el servidor por cada en el cliente web.<text:line-break/><text:line-break/>Es por ello, que el capítulo que viene a continuación, si bien es de gran importancia, su alcance es algo menor en los objetivos marcados hacia el proyecto y así en tanto lo será su extensión en el análisis de los resultados.</text:span></text:p>
      <text:p text:style-name="P29"/>
      <text:h text:style-name="P411" text:outline-level="3"><text:bookmark-start text:name="__RefHeading___Toc2478_2027313550"/><text:span text:style-name="T7">Factorias</text:span><text:span text:style-name="T1"> </text:span><text:bookmark-end text:name="__RefHeading___Toc2478_2027313550"/></text:h>
      <text:p text:style-name="P258"/>
      <text:p text:style-name="P86"><text:span text:style-name="T112">C</text:span><text:span text:style-name="T113">omo ya se explicó en el anterior capítulo, las factorías de Angular permiten enlazar un conjunto de funciones y datos en un mismo objeto y mantenerlo compartido a lo largo de la aplicación web.<text:line-break/><text:line-break/>A la hora de estructurar el cliente web, un componente que permite mantener su estado de forma compartida a lo largo de más componentes supone una gran utilidad a la hora de evitar un consumo de memoria o llamadas en red innecesarias, permitiéndose así una mayor eficiencia en el cliente.<text:line-break/><text:line-break/>Por otra parte, la sencillez de las factorías para ser construidas y utilizadas, así como su la sencillez de su resultado final permiten cumplir con los objetivos marcados en este proyecto a la hora de demostrar un desarrollo rápido, confiado en el framework y altamente legible.<text:line-break/><text:line-break/>Así mismo, es necesario analizar brevemente las factorías desarolladas y los motivos que hacen que los componentes desarrollados hayan sido construídos bajo este patrón y no otros:</text:span></text:p>
      <text:list xml:id="list4871047046736367239" text:style-name="L22">
        <text:list-item>
          <text:p text:style-name="P315"><text:span text:style-name="T115">Api</text:span><text:span text:style-name="T105">. Esta factoría p</text:span><text:span text:style-name="T114">ermite la comunicación con el servidor. </text:span><text:span text:style-name="T105">Este</text:span><text:span text:style-name="T211">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line-break/><text:line-break/>Dento de las mejoras necesarias observadas, sería hacer más rico en funcionalidades a esta factoría y permitir resolver parcialmente las promesas de las llamadas de red, así como dividir la factoría a lo largo de varios ficheros, agrupando por funcionalidades comunes para mejorar su legibildiad y compresión.</text:span></text:p>
          <text:p text:style-name="P315"/>
        </text:list-item>
        <text:list-item>
          <text:p text:style-name="P315"><text:span text:style-name="T143">S</text:span><text:span text:style-name="T140">ubjectsTree</text:span>. El árbol de organizativo de nuestra entidad de estudio es un concepto muy reutilizado a lo largo de diversas vistas. Por ello es necesario poder disponer de un componente único que permita acceder a él de forma sencilla y con un uso ligero en memoria.<text:line-break/>Debido a esta necesidad, surge esta factoría, donde se permite recuperar tanto la jerarquía completa como parcial.<text:line-break/>Al hacerse un uso de promesas, el proceso se mantiene asíncrono y no bloqueante para el usuario, permitiendo obtener una buena experiencia de uso.</text:p>
        </text:list-item>
      </text:list>
      <text:p text:style-name="P147"/>
      <text:list xml:id="list104321595780259" text:continue-numbering="true" text:style-name="L22">
        <text:list-item>
          <text:p text:style-name="P315"><text:span text:style-name="T138">User</text:span><text:span text:style-name="T105">. La factoría que permite manejar la información del usuario actualmente </text:span><text:soft-page-break/><text:span text:style-name="T105">autenticado en el sistema.<text:line-break/>Es gracias a esta sencilla factoría que </text:span><text:span text:style-name="T109">es posible mantener los valores de un usuario compartido y actualizado en todo momento a lo largo de todo el sistema.</text:span></text:p>
        </text:list-item>
      </text:list>
      <text:p text:style-name="P259"/>
      <text:h text:style-name="P403" text:outline-level="3"/>
      <text:h text:style-name="P414" text:outline-level="3"><text:bookmark-start text:name="__RefHeading___Toc2480_2027313550"/>Directivas<text:bookmark-end text:name="__RefHeading___Toc2480_2027313550"/></text:h>
      <text:p text:style-name="P17"/>
      <text:p text:style-name="P86">Las directivas son consideradas la antesala de un patrón de diseño muy común en la actualidad como son los componentes web.<text:line-break/>Al fin y al cabo las directivas de Angular permiten encapsular cierto código HTML a una serie de funciones en javascript y permitir enlazar estos componentes con sencillez directamente en nuestro código HTML y manteniendo estas parte autónomas al resto de los elementos de las vistas (y sus objetos Javascript asociados).</text:p>
      <text:p text:style-name="P86"/>
      <text:p text:style-name="P86">En el caso de el presente proyecto, el uso de las directivas se observó como una necesidad real cuando se hacía necesario mantener en múltiples vistas una serie de elementos recurrentes como han sido las barra lateral y superior. <text:span text:style-name="T210">Más en detalle:</text:span><text:line-break/></text:p>
      <text:p text:style-name="P310">NavBar</text:p>
      <text:p text:style-name="P86">En el presente proyecto encontramos que en el apartado <text:span text:style-name="T210">web</text:span> algunas vistas poseen una barra de navegación y otras no. En general puede dividirse que aquellas que pertenecen al ámbito de las vistas post-loguin poseen un navbar y el resto no.<text:line-break/>Es por ello que es necesario que exista un módulo específico para la gestión de dicha barra de navegación.<text:line-break/>Como es de suponer por lo exlicado anteriormente, el tipo de módulo de Angular elegido para desarrollar esta parte del proyecto es una directiva.</text:p>
      <text:p text:style-name="P86"><text:line-break/>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86">Hay que destacar que el controlador de nuestra directiva será mínimo y solo provee una serie de funcionalidades mínimas de navegación, siendo una forma de uso de los controladores aún más minimalista que en el resto de vistas&amp;controladores.</text:p>
      <text:p text:style-name="P86"/>
      <text:p text:style-name="P311">Sidebar</text:p>
      <text:p text:style-name="P88">Al igual que sucede con el NavBar, en nuestro cliente web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86"/>
      <text:p text:style-name="P86"><text:soft-page-break/>Igual que ocurría con el Navbar, habrá ocasiones en que sea necesaio disponer de una barra lateral y otras veces no, por lo que se opta por utilizar una directiva para la implementación. </text:p>
      <text:p text:style-name="P86">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text:line-break/><text:span text:style-name="T212">A</text:span>demás de que por su diseño vertical está pensado para ser extendido en funcionalidades dinámicas, una característica que el navbar tiene más limitada.</text:p>
      <text:h text:style-name="P411" text:outline-level="3"><text:bookmark-start text:name="__RefHeading___Toc2482_2027313550"/><text:span text:style-name="T7">Controladores</text:span><text:span text:style-name="T1"> </text:span><text:bookmark-end text:name="__RefHeading___Toc2482_2027313550"/></text:h>
      <text:h text:style-name="P256" text:outline-level="3"/>
      <text:p text:style-name="P86"><text:bookmark text:name="docs-internal-guid-49a3c283-ac7a-c225-23c1-4e70c309fac6"/>Finalmente, entre los patrones de Angular utilizados en este proyecto se encuentran los controladores.</text:p>
      <text:p text:style-name="P86">Como ya he mencionado anteriormente, los controladores hacen las veces de piedra angular entre las vistas los componentes reutilizables como las directivas Y las factorías.</text:p>
      <text:p text:style-name="P86">Así se ve que existe un relación intrínseca entre todos controladores, las vistas y diversos niveles lógicos de negocio mencionados en el capítulo dedicado al servidor y sus diferentes divisiones.</text:p>
      <text:p text:style-name="P86"/>
      <text:p text:style-name="P316">Así, se ve de forma recurrente la relación entre una entidad lógica en el lado servidor, un grupo de llamadas en la factoría API y su uso en un conjunto definido y relacionado de controladores.<text:line-break/>Este resultado en la construcción de los componentes, cuando se ve el efecto en los controladores permiten ver como se cumplen los objetivos a nivel arquitectura a la hora de una construcción limpia, haciendo uso de las relaciones y patrones necesarios en cada momento.<text:line-break/><text:line-break/>Finalmente, es necesario hacer un análisis de los distintos controladores construidos.</text:p>
      <text:p text:style-name="P376"/>
      <text:p text:style-name="P106"><text:span text:style-name="T222">L</text:span><text:span text:style-name="T220">oginController</text:span></text:p>
      <text:p text:style-name="P376">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86"><text:span text:style-name="T220">En los casos en que se produce un ingreso de credenciales correcto, se redirige a la página principal de la plataforma (/dashboard).</text:span><text:span text:style-name="T215"><text:line-break/></text:span></text:p>
      <text:p text:style-name="P382">SignUpController</text:p>
      <text:p text:style-name="P86"><text:span text:style-name="T215">El controlador encargado de gestionar las nuevas altas en el sistema. </text:span><text:span text:style-name="T221">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span></text:p>
      <text:p text:style-name="P377"/>
      <text:p text:style-name="P383">ConfirmEmailController. </text:p>
      <text:p text:style-name="P86"><text:span text:style-name="T216">De forma similar al controlador signUpController.js, nuestra vista únicamente realiza el enlace entre la iteración del usuario con el HTML y la llamada API que confirma correos en </text:span><text:soft-page-break/><text:span text:style-name="T216">el servidor (recoverPassword).</text:span></text:p>
      <text:p text:style-name="P199"><text:span text:style-name="T53">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text:span text:style-name="T103">a</text:span><text:span text:style-name="T53">ble.</text:span></text:p>
      <text:p text:style-name="P199"><text:span text:style-name="T53">Es una de la pocas vistas que requiere de una variable para el correcto funcionamiento de la misma. Dicha variable </text:span><text:span text:style-name="T104">no </text:span><text:span text:style-name="T53">forma parte de la URL, </text:span><text:span text:style-name="T104">si no que se envía dentro de los campos de formulario que proporciona las llamdas de tipo POST.<text:line-break/></text:span><text:span text:style-name="T214">A</text:span><text:span text:style-name="T213"> nivel interno es la cookie de sesión que estaba presente en el equipo del usuario registrado en el momento del alta.</text:span></text:p>
      <text:list xml:id="list1928613131151755609" text:style-name="L23">
        <text:list-header>
          <text:p text:style-name="P378"/>
        </text:list-header>
      </text:list>
      <text:p text:style-name="P115">RecoverPasswordController</text:p>
      <text:p text:style-name="P135">Al igual que se ha visto en los casos de logueo, registro y similares, nuestro controlador únicamente tiene por código el enlace entre el HTML y la llamada API correspondiente.</text:p>
      <text:p text:style-name="P86">En concreto, el controlador recibe un correo que es el enviado en la llamada API y espera una respuesta.</text:p>
      <text:p text:style-name="P375">Manteniéndose el patrón de diseño, la comunicación de los resultado de las llamadas de red, está desacoplado y se informa al usuario mediante los ya conocidos snackBars.</text:p>
      <text:list xml:id="list104321291267939" text:continue-numbering="true" text:style-name="L23">
        <text:list-header>
          <text:p text:style-name="P378"/>
        </text:list-header>
      </text:list>
      <text:p text:style-name="P384">SubjectsController </text:p>
      <text:p text:style-name="P135"><text:span text:style-name="T215">Esta vista se apoya principalmente en la lógica creada en el front-end </text:span><text:span text:style-name="T217">partiendo de una única llamada a la API.</text:span></text:p>
      <text:p text:style-name="P86">En concreto, el controlador pide vía subjectsTree una relación anidada de los distintos niveles de la universidad, partiendo de la universidad en el nivel más alto y llegando hasta las asignaturas de cada curso.</text:p>
      <text:p text:style-name="P375">El controlador se encargara de que una vez obtenido correctamente esta información, la navergar entre las opciones, se muestre en la vista las opciones anidadas sucesivas.</text:p>
      <text:list xml:id="list104320165058175" text:continue-numbering="true" text:style-name="L23">
        <text:list-header>
          <text:p text:style-name="P378"/>
        </text:list-header>
      </text:list>
      <text:p text:style-name="P385">SubjectController</text:p>
      <text:p text:style-name="P380">A nivel de código javascript/Angular, el fichero de la vista contiene 3 controladores. El principal de la vista y dos correspondientes a las ventanas modales de visualización/edición y subida de ficheros.</text:p>
      <text:p text:style-name="P86">En el controlador principal se ejecutan las funciones de obtención de la información de la asignatura en cuestión (a través de la factoría de asignaturas, subjectsTreeFactory). <text:line-break/>Una vez se tiene la información de la asignatura, a continuación se obtiene mediante llamada a la API el listado de ficheros de la asignatura que estemos visualizando.</text:p>
      <text:p text:style-name="P136"><text:soft-page-break/>Este controlador tiene una serie de controladores subsidiarios asociados de forma interna:</text:p>
      <text:list xml:id="list104320275082774" text:continue-numbering="true" text:style-name="L23">
        <text:list-item>
          <text:p text:style-name="P318"><text:span text:style-name="T224">ModalNewFileInfo. </text:span>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317"/>
        </text:list-item>
        <text:list-item>
          <text:p text:style-name="P318"><text:span text:style-name="T224">ModalEditFileInfo. Este controlador permite </text:span>visualizar la información de un fichero que ya está en nuestro sistema, editar su información (si tenemos los permisos adecuados) y acceder al fichero en sí.</text:p>
          <text:p text:style-name="P379">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378"/>
        </text:list-item>
      </text:list>
      <text:p text:style-name="P384">EditSubjectsController</text:p>
      <text:p text:style-name="P381">En este controlador realizamos en enlace entre una lista en nuestro HTML y la llamada API que actualiza los valores para el usuario logueado en el sistema.</text:p>
      <text:p text:style-name="P86">En el Html se representa el arbol de jerarquía de la universidad en cuestión, teniendo las asignaturas un checkbox asociado, donde se marca si el usuario está cursando la asignatura en cuestión.</text:p>
      <text:p text:style-name="P375">Posteriormente, en nuestro controlador, procesaremos la lista de asignaturas que tienen su checkbox marcado y enviaremos dicha lista en forma de array dentro del form-data de la llamada [POST] editSubjects/.</text:p>
      <text:list xml:id="list104320269845143" text:continue-numbering="true" text:style-name="L23">
        <text:list-header>
          <text:p text:style-name="P378"/>
        </text:list-header>
      </text:list>
      <text:p text:style-name="P115"><text:span text:style-name="T218">P</text:span><text:span text:style-name="T215">rofileControlle</text:span><text:span text:style-name="T222">r</text:span><text:span text:style-name="T215"> </text:span></text:p>
      <text:p text:style-name="P381">En el controlador tenemos las funciones que realizan el enlace con la API para las llamadas que actualizan la información personal del usuario y su foto de perfil (en una llamada separada).</text:p>
      <text:p text:style-name="P375">Fuera de estas dos responsabilidades, el controlador de esta vista no tiene mayores responsabilidades, existen un par de valores para controlar el modelo de datos y la activación del modo edición.</text:p>
      <text:list xml:id="list104320138410381" text:continue-numbering="true" text:style-name="L23">
        <text:list-header>
          <text:p text:style-name="P378"/>
        </text:list-header>
      </text:list>
      <text:p text:style-name="P384">NotesController</text:p>
      <text:p text:style-name="P135"><text:span text:style-name="T219">En este fichero encontramos un controlador principal para la gestión principal de la vista y </text:span><text:soft-page-break/><text:span text:style-name="T219">3 controladores auxiliares que gestionan los casos de visualización, edición, alta y restricción de nivel.</text:span></text:p>
      <text:p text:style-name="P86"><text:line-break/>En el caso del controlador general y al igual que se hace en el resto de vistas del proyecto, creamos el enlace entre la vista y la llamada API correspondiente ( notesByLevelId ).</text:p>
      <text:p text:style-name="P136">Este controlador tiene una serie de controladores subsidiarios asociados de forma interna:</text:p>
      <text:list xml:id="list104320376126045" text:continue-numbering="true" text:style-name="L23">
        <text:list-item>
          <text:p text:style-name="P319"><text:span text:style-name="T223">ModalLevelsLists. Tiene por competencia el</text:span> filtrado por nivel. Este controlador posee una ventana modal que muestra el nido de niveles de la universidad en cuestión y nos permite elegir un nivel a partir de el cual mostrar las noticias asociadas. <text:line-break/>Posteriormente, encontramos otros dos controladores relacionados directamente con el concepto noticia como tal. </text:p>
        </text:list-item>
        <text:list-item>
          <text:p text:style-name="P319"><text:span text:style-name="T223">ModalNewNote. G</text:span>estiona la creación de noticias, realizando la labor de enlace con la llamada API debida.</text:p>
        </text:list-item>
        <text:list-item>
          <text:p text:style-name="P319"><text:span text:style-name="T222">ModalEditNote. G</text:span><text:span text:style-name="T215">estiona la visualización de una nota/noticia así como su edición.</text:span></text:p>
        </text:list-item>
      </text:list>
      <text:h text:style-name="P415" text:outline-level="3"><text:bookmark-start text:name="__RefHeading___Toc2486_2027313550"/>Otros componentes y librerías<text:bookmark-end text:name="__RefHeading___Toc2486_2027313550"/></text:h>
      <text:p text:style-name="P164"/>
      <text:p text:style-name="P86">Alrededor de los componentes creados partiendo de patrones ofrecidos por Angular, existen un conjunto de otros tantos componentes que no encajan en las divisiones anteriormente analizadas y expuestas.<text:line-break/><text:line-break/>Esto ocurre en su mayoría al estar hablando de librerías que han sido integradas en el sistemas a través del uso de gestores de dependencias, los cuales, por su y funcionalidad ya han sido explicados.<text:line-break/></text:p>
      <text:p text:style-name="P86">Sin embargo, independientemente de su integración automatizada y delegada en el sistema, sus funcionalidades y relaciones con los componentes creados no pueden ser ignorados.<text:line-break/><text:line-break/></text:p>
      <text:p text:style-name="P116">App</text:p>
      <text:p text:style-name="P137">Es el modulo principal del proyecto en <text:span text:style-name="T225">el cliente web</text:span>.<text:line-break/>Este modulo sirve de punto de entrada principal al resto de módulos, así como realiza las tareas de gestión de la enrutación.</text:p>
      <text:p text:style-name="P86">Es decir, en angular en la mayoría de casos, se define un módulo principal de tipo genérico en torno al cual se organizan el resto de módulos de propósito específico.</text:p>
      <text:p text:style-name="P86">Este módulo genérico indica las dependencias/librerías globales de las cuales tendrá capacidad de uso el resto de módulos. </text:p>
      <text:p text:style-name="P86">De igual forma, tal y como se mencionaba anteriormente, es en este módulo de propósito general donde se realizan las tareas de enrutamiento y control de rutas de la webapp.</text:p>
      <text:p text:style-name="P86">Es decir, de acuerdo a las capacidades ofertadas por el framework, las rutas introducidas en nuestro navegador web pueden ser condicionadas a la redirección a una u otras vistas o el envío a una página general de eror.</text:p>
      <text:p text:style-name="P86"/>
      <text:p text:style-name="P106">Snacks <text:a xlink:type="simple" xlink:href="#references-7" text:style-name="Internet_20_link" text:visited-style-name="Visited_20_Internet_20_Link"><text:span text:style-name="T244">[7]</text:span></text:a></text:p>
      <text:p text:style-name="P86">Al igual que en el apartado del servidor los mensajes cobraban una especial antención, de forma equivalente y paralela, los mensajes de sistema cobran importancia en el cliente web.</text:p>
      <text:p text:style-name="P86">En términos concretos se ha optado por el uso de una librería que imprime snacks en pantalla, el cual ha sido modificado para que mediante el uso de códigos de color, se indique la severidad del mensaje.</text:p>
      <text:p text:style-name="P86">Hay que explicar que los snacks son un concepto moldeado por Google con el motivo del <text:soft-page-break/>lanzamiento de su lenguaje visual bautizado como Google Material.</text:p>
      <text:p text:style-name="P86">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86">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86"/>
      <text:p text:style-name="P106">Upload <text:a xlink:type="simple" xlink:href="#references-6" text:style-name="Internet_20_link" text:visited-style-name="Visited_20_Internet_20_Link"><text:span text:style-name="T243">[6]</text:span></text:a></text:p>
      <text:p text:style-name="P86">$upload es una directiva desarrollada por @danialfarid que controla todo el proceso de envío de ficheros desde el navegador hasta el servidor.</text:p>
      <text:p text:style-name="P86">Esta librería es muy importante este proyecto pues hace sencillo el proceso de subida de ficheros al servidor, permitiendo que sea sencillo compartir y colaborar en los contenidos.</text:p>
      <text:p text:style-name="P86">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86">Es decir, no es necesario que la directiva $upload maneje la petición POST que envía el fichero (y el formulario asociado) al servidor, nuestra factoría API ya se encarga de ello sin problemas.</text:p>
      <text:p text:style-name="P86">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86">Son la suma de esta serie de circunstancias lo que invita a utilizar la librería únicamente en el estado inicial de captura de fichero por D&amp;D, pero quedando el resto del procedimiento bajo implementación propia.</text:p>
      <text:p text:style-name="P86"/>
      <text:p text:style-name="Text_20_body"><text:span text:style-name="T82">Loading bar </text:span><text:a xlink:type="simple" xlink:href="#references-5" text:style-name="Internet_20_link" text:visited-style-name="Visited_20_Internet_20_Link"><text:span text:style-name="T242">[5]</text:span></text:a></text:p>
      <text:p text:style-name="P86">Esta librería nos permitirá mostrar progresos de carga en nuestro navegador.</text:p>
      <text:p text:style-name="P86">En un esfuerzo por mantener desacoplados los conceptos visuales de alerta e información de los elementos que los originan (como se vio anteriomente en el apartado de las snacks, si un formulario falla, no es el formulario quien muestra el mensaje de error, sino nuestras <text:soft-page-break/>snacks), esta librería supone una continuación de dicha política.</text:p>
      <text:p text:style-name="P86">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86">Como se comentaba anteriormente, el que la librería sea autónoma permite mantener desacoplados los conceptos visuales de los elementos precursores, simplificándose la interfaz, los casos de uso y mejorando notablemente la experiencia de usuario.</text:p>
      <text:h text:style-name="P413" text:outline-level="3"><text:bookmark-start text:name="__RefHeading___Toc4470_1654089018"/>Pruebas <text:bookmark-end text:name="__RefHeading___Toc4470_1654089018"/></text:h>
      <text:p text:style-name="P86"/>
      <text:p text:style-name="P138">A diferencia del caso del servidor, el cliente web carece de un conjunto de pruebas que permitan verificarlo.</text:p>
      <text:p text:style-name="P138">Esta ausencia ha sido fruto de una decisión tomada en base a varios elementos:</text:p>
      <text:list xml:id="list7778078449597435685" text:style-name="L24">
        <text:list-item>
          <text:p text:style-name="P322">En primer lugar y como ya ha sido mencionado en algún momento de esta memoria, haciendo una recapitulación del tamaño del proyecto, los objetivos marcados y la evidencia de una limitación de recursos personales y temporales hacen imposible abarcar la absoluta totalidad de los elementos que se hacen necesarios en un proyecto en un ambiente laboral.<text:line-break/>En tanto que se está tratando con un proyecto de carácter académico y atendiendo a las debidas restricciones, es necesario priorizar algunos elementos sobre otros, quedando las pruebas contra el código del cliente web en uno de los últimos puestos.</text:p>
        </text:list-item>
        <text:list-item>
          <text:p text:style-name="P322">El motivo de la baja prioridad de las pruebas del cliente web son dos</text:p>
          <text:list>
            <text:list-item>
              <text:p text:style-name="P322">Los tests unitarios de esta parte habrían de basarse principalmente en aquellos componentes con relación con la comunicación en red y el comportamiento de los objetos.<text:line-break/>Estas pruebasn habrían requerido de una inversión de recursos superiores a los con los que se contaban.<text:line-break/>Igualmente, para unos tests verdaderamente útiles para comprobar la validez de lo construído se hacía necesario llevar a cabo una refactorización que permitiera hacer testeable la plataforma, sin que esto hubiese supuesto una necesaria mejora de la arquitectura final.</text:p>
            </text:list-item>
            <text:list-item>
              <text:p text:style-name="P322">Los tests de integración visual requieren de un conjunto de herramientas y una definición de flujos muy elevada como para ser asumida en este proyecto.</text:p>
            </text:list-item>
          </text:list>
        </text:list-item>
      </text:list>
      <text:p text:style-name="P138"/>
      <text:p text:style-name="P139">Es por todo lo anterior, que si bien se entiende que las pruebas en este apartado hubiesen resultado útiles y sin que lo anterior signifique en entornos de producción fuesen obligatorias, el hecho final es que la realización de las pruebas para el cliente web no han sido realizadas.</text:p>
      <text:h text:style-name="P442" text:outline-level="1"><text:bookmark-start text:name="__RefHeading___Toc5138_1511104361"/><text:span text:style-name="T94">C</text:span><text:span text:style-name="T95">onclusiones</text:span><text:bookmark-end text:name="__RefHeading___Toc5138_1511104361"/></text:h>
      <text:h text:style-name="P423" text:outline-level="2"/>
      <text:h text:style-name="P423" text:outline-level="2"><text:bookmark-start text:name="__RefHeading___Toc5140_1511104361"/>Autocrítica, mejoras futuras.<text:bookmark-end text:name="__RefHeading___Toc5140_1511104361"/></text:h>
      <text:p text:style-name="P200"><text:span text:style-name="T88"><text:line-break/></text:span><text:span text:style-name="T64">Algunos aspectos de este proyecto han podido quedar deslucidos por la falta de experiencia personal así como por la descompensación entre objetivos y recursos para llevarlos a cabo.</text:span></text:p>
      <text:p text:style-name="P336">En este sentido, algunos aspectos técnicos han quedado con mejoras pendientes, entre otros cabría destacar:</text:p>
      <text:list xml:id="list2316209531311499212" text:style-name="L25">
        <text:list-item>
          <text:p text:style-name="P386"><text:span text:style-name="T53">Refactorizacion de los usuarios </text:span><text:span text:style-name="T100">para hacer uso de los modelos de usuario aportados por Django, así como su módulo de autenticación. <text:line-break/>Si bien se mantiene la defensa sobre la decisión y construcción realizada, en tanto se pierde la capacidad de acceder a las actualizaciones que sufre el framework, cabe buscar una integración de unos y otros modelos.</text:span></text:p>
        </text:list-item>
        <text:list-item>
          <text:p text:style-name="P386"><text:span text:style-name="T53">Tests en el cliente web. </text:span><text:span text:style-name="T100">Esto ya fue analizado debidamente, las pruebas de cliente son necesarias si se busca hacer crecer el proyecto y por tanto en futuros pasos del proyecto, deberían ser llevados a cabo.</text:span></text:p>
        </text:list-item>
        <text:list-item>
          <text:p text:style-name="P337">Un servidor más preparado para entornos de producción. Esto implica la integración de sistemas de logs y alertas sobre uso de la máquina, pero también integrar los despliegues y provisiones en herramientas especializadas a tal efecto.</text:p>
        </text:list-item>
        <text:list-item>
          <text:p text:style-name="P337">Pruebas de stress y rendimiento en el servidor. En tanto se hable de entornos de producción, este tipo de pruebas son críticas para la evolución de un proyecto.</text:p>
        </text:list-item>
        <text:list-item>
          <text:p text:style-name="P337">Actualización radical del cliente web. Para lo bueno y para lo malo, el mundo del front-end y sus herramientas evolucionan a una enorme rapidez. En el tiempo de desarrollo de este proyecto, algunas de las librerías utilizadas en el cliente web quedaron retrasadas en versión y funcionalidad. <text:line-break/>Cuando se busca la excelencia y un proyecto en producción, el código obsoleto no es una opción y por tanto habría de buscarse una actualización y puesta a punto en este aspecto.<text:line-break/>En el servidor no es necesaria esta actualización, pues se ha hecho uso de la última versión de Django y una versión elevada de Python.</text:p>
        </text:list-item>
        <text:list-item>
          <text:p text:style-name="P387"><text:span text:style-name="T53">Panel de administracion. </text:span><text:span text:style-name="T101">De cara a un uso en producción de este proyecto, se hace muy prioritario desarrollar un panel de administración que simplifique ciertos procesos a un número limitado de usuarios con privilegios elevados.</text:span></text:p>
        </text:list-item>
      </text:list>
      <text:p text:style-name="P338"/>
      <text:h text:style-name="P424" text:outline-level="2"><text:bookmark-start text:name="__RefHeading___Toc2501_1654089018"/><text:soft-page-break/>Conclusiones técnicas<text:bookmark-end text:name="__RefHeading___Toc2501_1654089018"/></text:h>
      <text:p text:style-name="P339"/>
      <text:p text:style-name="P340">Llegados a este punto es necesario recapitular sobre el resultado final de todo este proyecto y preguntarse si existe la debida correlación entre los objetivos declarados y perseguidos desde el principio con los resultados finalmente conseguidos.<text:line-break/><text:line-break/>Durante el capítulo dedicado al análisis del apartado técnico ya se ha venido realizando este mismo desarrollo, aunque con una perspectiva muy corta enfocada en aspectos muy específicos y técnicos.</text:p>
      <text:p text:style-name="P340">Es por ello, que en este apartado ve vendrá a realizar un análisis y recapitulación desde una posición más abstracta y elevada.</text:p>
      <text:p text:style-name="P340"/>
      <text:p text:style-name="P355">Servidor.</text:p>
      <text:p text:style-name="P340">El pilar principal en este proyecto por su tamaño e importancia.</text:p>
      <text:p text:style-name="P340">Finalmente, el framework escogido (Django) resulto ser la elección adecuada. Ha permitido obtener un resultado de un gran nivel técnico en pocas líneas.<text:line-break/>Ha demostrado una gran flexibilidad para la construcción de modelos complejos y una gran versatilidad a la hora de permitir construcciones fuera de sus planteamientos originales.</text:p>
      <text:p text:style-name="P340">Esto no hubiese sido en absoluto posible sin Python y su dinamismo cuando se observan las partes desarrolladas fuera del planteamiento de Django.<text:line-break/>Pero tampoco podría haberse llegado tan lejos con tan poco código de no ser por el cierre conceptual y funcional que ofrede Django-rest-framework.</text:p>
      <text:p text:style-name="P340">Estos tres elementos sumados y alineados correctamente han permitido cumplir con satisfacción el objetivo de demostrar la madurez, rapidez y flexibilidad de los lenguajes y frameworks existentes hoy en día.</text:p>
      <text:p text:style-name="P340"/>
      <text:p text:style-name="P340">No hay que olvidar tampoco que entre los objetivos inicialmente perseguidos estaba la construcción de una API fundamentada en principios RESTs que permitiese desacoplar cliente y servidor manteniéndolos en comunicación a través de un contrato/interfaz sencilla y potente.<text:line-break/>Este objetivo se ve claramente cumplido, los principios Rest han sido plasmados en la API construída, pero además, la correcta compresión de los mismos ayudó a conseguir que las arquitecturas fruto de la API estuviesen bien construídas y siguiesen unas buenas prácticas en términos de construcción de software.</text:p>
      <text:p text:style-name="P342"/>
      <text:p text:style-name="P179"><text:span text:style-name="T53">Aunque no era un objetivo incialmente enunciado ni priorizado, la totalidad de la pila técnica escogida ha sido de gran utilidad a la hora de desarrollar los scripts y sistema de </text:span><text:soft-page-break/><text:span text:style-name="T53">despliegue y desarrollo.<text:line-break/>Un aspecto que de haber sido descuidado podría haber sido un auténtico problema en términos reales, ha sido muy satisfactoriamente resuelto simplemente haciendo uno de Django y un conjunto reducido de scripts en Bash desarrollados para este proyecto.</text:span></text:p>
      <text:p text:style-name="P341"/>
      <text:p text:style-name="P341"/>
      <text:p text:style-name="P356">Cliente web</text:p>
      <text:p text:style-name="P343">En el cliente web se buscaban varios objetivos, algunos de ellos compartidos con el servidor en tanto se persigue la construcción de un software limpio, sencillo y apoyado en un framework en el que delegar los aspectos mas farragosos de la programación.</text:p>
      <text:p text:style-name="P180"><text:span text:style-name="T53">En este caso, Angular ha cumplido su función muy satisfactoriamente, demostrando que en Javascript se encuentra en un momento de madurez y mejora increíble </text:span><text:span text:style-name="T102">y que es posible desarrollar arquitecturas y componentes bien cohesionados entre sí y respetuosos con las buenas prácticas de la programación</text:span><text:span text:style-name="T53">.<text:line-break/>En el cliente web se ha visto además del uso de gestores de tareas para hacer tanto del desarrollo como del entorno de producción algo ágil.</text:span></text:p>
      <text:p text:style-name="P343">Igualmente, una gran parte de la sencillez a la par que potencia del cliente web construido se debe gracias al uso de gestores de dependencias que han permitido integrar con enorme flexibilidad nuevos componentes y funcionalidades ya existentes en el sistema.</text:p>
      <text:p text:style-name="P343"/>
      <text:p text:style-name="P344">Por otro lado no hay que olvidar que unido a lo anterior se encuentra la experiencia visual de los usuarios.<text:line-break/>Este aspecto, exclusivo del cliente web era un de los aspectos más importantes del cliente web y nuevamente, la integración de librerías y herramientas como bootstrap, compass y componentes de Angular han permitido cubrir la necesidad y el objetivo muy meritoriamente y con una relación de coste en recursos muy asumible.</text:p>
      <text:p text:style-name="P343"/>
      <text:h text:style-name="P425" text:outline-level="2"/>
      <text:h text:style-name="P434" text:outline-level="2"><text:bookmark-start text:name="__RefHeading___Toc2503_1654089018"/>Conclusiones finales<text:bookmark-end text:name="__RefHeading___Toc2503_1654089018"/></text:h>
      <text:p text:style-name="P360"/>
      <text:p text:style-name="P166">Llegados a este punto cabe realizar una profunda reflexión sobre la suma de las dos partes técnicas principales, que representan juntas y cómo vienen (o no) a dar respuesta a los objetivos marcados en sus aspectos lógicos y de negocio.</text:p>
      <text:p text:style-name="P166">Como ya ha sido explicado, ambas dos partes son dos piezas de software que han sido construídas de forma respetuosa con las buenas prácticas de programación, representando qué debe ser un buen software. O representando la totalidad de su proceso cómo debe lucir un proceso de ingeniería de software bien llevado desde el principio hasta el final.</text:p>
      <text:p text:style-name="P166"/>
      <text:p text:style-name="P345">No menos importante, todo el proceso ha sido transparente y colaborativo en su aspecto técnico. Se buscó desde el principio y se ha conseguido, el proyecto está apoyado en las comunidades de software libre y los proyectos que estas mantienen.<text:line-break/>El código escrito, las arquitecturas desarrolladas, toda la suma de elementos tienen un fuerte componente de conocimiento colaborativo.<text:line-break/>El valor devuelto a la comunidad en este aspecto no es muy grande en tanto que hasta este punto solo se ha hecho un desarrollo académico de un problema, sin embargo, en muchos aspectos, este proyecto tiene la capacidad de devolver parte de lo desarrollado a la comunidad. Bien por la experiencia obtenida en el uso de los framework en su visión oficial, como en los apartados en los que se ha trabajado fuera del camino marcado para conseguir nuevos enfoques y soluciones.</text:p>
      <text:p text:style-name="P165"><text:line-break/></text:p>
      <text:p text:style-name="P167"><text:span text:style-name="T227">Si bien se defiende la correcció</text:span>n<text:span text:style-name="T227"> púramente técnica de lo obtenido, aún queda preguntarse si este proyecto da respuesta a una necesidad, al objetivo perseguido de mejora para las comunidades educativas.</text:span><text:line-break/><text:line-break/>En este aspecto cabe destacar que el proyecto vendría a identificarse con los conceptos de sencillez, confianza, modularidad, escalabilidad, etc.<text:line-break/>Esto, en tanto además está arropado con una buena experiencia visual y de usuario, hace que el proyecto desarrollado sea un producto resolutivo para las necesarias mejoras que las plataformas de e-ducación necesitan en este momento.</text:p>
      <text:p text:style-name="P168">Y este es sin duda el objetivo final, proporcionar una opción, una alternativa, una buena alternativa para ser utilizada por las <text:span text:style-name="T228">instituciones educativas par acceder a mejor software y más capaz en diversos aspectos.<text:line-break/>Software que vendrá a dar un mejor servicio a las personas pertenecientes al mundo universitario, independientemente del papel que vengan a jugar en el mismo.</text:span></text:p>
      <text:p text:style-name="P165"><text:span text:style-name="T228">A</text:span>demás, es necesario recordar que este proyecto buscaba que la plataforma construída <text:soft-page-break/>permitiese involucrar más (no sólo mejor) a los miembros de los estramentos educativos.<text:line-break/>Eso ha sido perseguido y buscado en todo momento, haciendo una plataforma abierta a todos, pero basada en principios de jerarquía que permitan un escalado en la calidad de la información y servicios ofrecidos.</text:p>
      <text:p text:style-name="P165"/>
      <text:h text:style-name="P425" text:outline-level="2"/>
      <text:h text:style-name="P443" text:outline-level="1"><text:bookmark-start text:name="__RefHeading___Toc2515_1654089018"/>Bibliografía<text:bookmark-end text:name="__RefHeading___Toc2515_1654089018"/></text:h>
      <text:p text:style-name="P181"/>
      <text:p text:style-name="P389"><text:span text:style-name="T37">Web principal del proyecto Django</text:span><text:span text:style-name="T36"> <text:line-break/></text:span><text:a xlink:type="simple" xlink:href="https://www.djangoproject.com/" text:style-name="Internet_20_link" text:visited-style-name="Visited_20_Internet_20_Link">https://www.djangoproject.com/</text:a></text:p>
      <text:p text:style-name="P388"><text:span text:style-name="T37"/></text:p>
      <text:p text:style-name="P389"><text:span text:style-name="T37">Documentación sobre cabeceras CORS en Django</text:span><text:span text:style-name="T36"> <text:line-break/></text:span><text:a xlink:type="simple" xlink:href="https://github.com/ottoyiu/django-cors-headers" text:style-name="Internet_20_link" text:visited-style-name="Visited_20_Internet_20_Link">https://github.com/ottoyiu/django-cors-headers</text:a></text:p>
      <text:p text:style-name="P388"><text:span text:style-name="T37"/></text:p>
      <text:p text:style-name="P389"><text:span text:style-name="T37">Web principal de la librería Rest (Django Framework) <text:line-break/></text:span><text:a xlink:type="simple" xlink:href="http://www.django-rest-framework.org/" text:style-name="Internet_20_link" text:visited-style-name="Visited_20_Internet_20_Link"><text:span text:style-name="T36">http://www.django-rest-framework.org/</text:span></text:a></text:p>
      <text:p text:style-name="P365"><text:span text:style-name="T161"/></text:p>
      <text:p text:style-name="P366"><text:span text:style-name="T161">Tutorial de gestores de tareas y dependencias<text:line-break/></text:span><text:a xlink:type="simple" xlink:href="http://manuel.kiessling.net/2014/06/09/creating-a-useful-angularjs-project-structure-and-toolchain/" text:style-name="Internet_20_link" text:visited-style-name="Visited_20_Internet_20_Link"><text:span text:style-name="T157">http://manuel.kiessling.net/2014/06/09/creating-a-useful-angularjs-project-structure-and-toolchain/</text:span></text:a></text:p>
      <text:p text:style-name="P324"/>
      <text:p text:style-name="P324">Buenas prácticas en API Rest: <text:a xlink:type="simple" xlink:href="https://github.com/Viperey/upMoodle/blob/master/doc/bibliography/Buenas%20practicas%20API%20REST.pdf" text:style-name="Internet_20_link" text:visited-style-name="Visited_20_Internet_20_Link">https://github.com/Viperey/upMoodle/blob/master/doc/bibliography/Buenas%20practicas%20API%20REST.pdf</text:a></text:p>
      <text:p text:style-name="P324"/>
      <text:p text:style-name="P346"/>
      <text:p text:style-name="P362"/>
      <text:h text:style-name="P444" text:outline-level="1">Referencias</text:h>
      <text:p text:style-name="P363"/>
      <text:p text:style-name="P390"><text:bookmark-start text:name="bibliography-1"/><text:bookmark-start text:name="references-1"/><text:span text:style-name="T55">[1]</text:span><text:bookmark-end text:name="bibliography-1"/><text:bookmark-end text:name="references-1"/><text:span text:style-name="T55"> </text:span><text:span text:style-name="T247">Dev Non Dos – Manual de calidad</text:span><text:span text:style-name="T31"> <text:line-break/></text:span><text:a xlink:type="simple" xlink:href="https://github.com/Viperey/upMoodle/tree/develop/doc/quality-manual" text:style-name="Internet_20_link" text:visited-style-name="Visited_20_Internet_20_Link"><text:span text:style-name="T32">https://github.com/Viperey/upMoodle/tree/develop/doc/quality-manual</text:span></text:a></text:p>
      <text:p text:style-name="P390"><text:span text:style-name="T32"/></text:p>
      <text:p text:style-name="P362"><text:bookmark-start text:name="references-2"/>[2]<text:bookmark-end text:name="references-2"/> <text:span text:style-name="T238">API en Postman <text:line-break/></text:span><text:a xlink:type="simple" xlink:href="https://github.com/Viperey/upMoodle/blob/master/doc/api/upMoodle.json.postman_collection" text:style-name="Internet_20_link" text:visited-style-name="Visited_20_Internet_20_Link"><text:span text:style-name="T238">https://github.com/Viperey/upMoodle/blob/master/doc/api/upMoodle.json.postman_collection</text:span></text:a></text:p>
      <text:p text:style-name="P362"/>
      <text:p text:style-name="P364"><text:bookmark-start text:name="references-3"/>[3]<text:bookmark-end text:name="references-3"/> MessageBasedException <text:line-break/><text:a xlink:type="simple" xlink:href="https://github.com/Viperey/upMoodle/blob/master/dev/backend/upmoodle/models/exceptions/messageBasedException.py" text:style-name="Internet_20_link" text:visited-style-name="Visited_20_Internet_20_Link"><text:span text:style-name="T238">https://github.com/Viperey/upMoodle/blob/master/dev/backend/upmoodle/models/exceptions/messageBasedException.py</text:span></text:a></text:p>
      <text:p text:style-name="P364"/>
      <text:p text:style-name="P332"><text:bookmark-start text:name="references-4"/><text:span text:style-name="T245">[4]</text:span><text:bookmark-end text:name="references-4"/> ResponseFactory <text:line-break/><text:a xlink:type="simple" xlink:href="https://github.com/Viperey/upMoodle/blob/master/dev/backend/upmoodle/routers/response/factory.py" text:style-name="Internet_20_link" text:visited-style-name="Visited_20_Internet_20_Link"><text:span text:style-name="T238">https://github.com/Viperey/upMoodle/blob/master/dev/backend/upmoodle/routers/response/factory.py</text:span></text:a></text:p>
      <text:p text:style-name="P332"/>
      <text:p text:style-name="P357"><text:bookmark-start text:name="references-5"/><text:span text:style-name="T236">[5]</text:span><text:bookmark-end text:name="references-5"/><text:span text:style-name="T236"> Angular loading bar<text:line-break/></text:span><text:a xlink:type="simple" xlink:href="https://github.com/chieffancypants/angular-loading-bar" text:style-name="Internet_20_link" text:visited-style-name="Visited_20_Internet_20_Link"><text:span text:style-name="T236">https://github.com/chieffancypants/angular-loading-bar</text:span></text:a></text:p>
      <text:p text:style-name="P351"/>
      <text:p text:style-name="P358"><text:bookmark-start text:name="references-6"/><text:span text:style-name="T237">[6]</text:span><text:bookmark-end text:name="references-6"/><text:span text:style-name="T237"> Angular file upload <text:line-break/></text:span><text:a xlink:type="simple" xlink:href="https://github.com/danialfarid/ng-file-upload" text:style-name="Internet_20_link" text:visited-style-name="Visited_20_Internet_20_Link"><text:span text:style-name="T237">https://github.com/danialfarid/ng-file-upload</text:span></text:a></text:p>
      <text:p text:style-name="P358"><text:span text:style-name="T237"/></text:p>
      <text:p text:style-name="P359"><text:bookmark-start text:name="references-7"/><text:span text:style-name="T237">[</text:span><text:span text:style-name="T235">7]</text:span><text:bookmark-end text:name="references-7"/><text:span text:style-name="T235"> Angular snackbars <text:line-break/></text:span><text:a xlink:type="simple" xlink:href="https://github.com/eu81273/angular.snackbar" text:style-name="Internet_20_link" text:visited-style-name="Visited_20_Internet_20_Link"><text:span text:style-name="T235">https://github.com/eu81273/angular.snackbar</text:span></text:a></text:p>
      <text:p text:style-name="P359"><text:span text:style-name="T2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2" svg:font-family="'Ubuntu Light'" style:font-pitch="variable"/>
    <style:font-face style:name="Ubuntu Light" svg:font-family="'Ubuntu Light'" style:font-adornments="Bold" style:font-pitch="variable"/>
    <style:font-face style:name="Ubuntu Light1"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top="0.0972in" fo:margin-bottom="0.0835in" loext:contextual-spacing="false" style:page-number="auto" style:shadow="none">
        <style:tab-stops/>
      </style:paragraph-properties>
      <style:text-properties fo:font-size="101%" fo:font-weight="bold" style:font-size-asian="101%" style:font-weight-asian="bold" style:font-size-complex="101%"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 Light" fo:font-family="'Ubuntu Light'" style:font-style-name="Bold" style:font-pitch="variable" fo:font-size="20pt" fo:font-weight="bold" style:font-size-asian="16pt" style:font-weight-asian="bold" style:font-size-complex="16pt" style:font-weight-complex="600"/>
    </style:style>
    <style:style style:name="Contents_20_1" style:display-name="Contents 1" style:family="paragraph" style:parent-style-name="Index" style:list-style-name="List_20_1" style:class="index" style:master-page-name="">
      <style:paragraph-properties fo:margin-top="0.0402in" fo:margin-bottom="0in" loext:contextual-spacing="false" fo:line-height="150%" fo:text-align="end" style:justify-single-word="false" style:page-number="auto">
        <style:tab-stops>
          <style:tab-stop style:position="6.6929in" style:type="right" style:leader-style="dotted" style:leader-text="."/>
        </style:tab-stops>
      </style:paragraph-properties>
      <style:text-properties style:font-name="Ubuntu Light1" fo:font-family="'Ubuntu Light'" style:font-style-name="Light" style:font-pitch="variable" fo:font-size="12pt" fo:language="es" fo:country="ES" fo:font-weight="bold"/>
    </style:style>
    <style:style style:name="Contents_20_2" style:display-name="Contents 2" style:family="paragraph" style:parent-style-name="Index" style:list-style-name="List_20_1" style:class="index">
      <style:paragraph-properties fo:margin-left="0.3201in" fo:margin-right="0in" fo:margin-top="0in" fo:margin-bottom="0.0201in" loext:contextual-spacing="true" fo:line-height="150%" fo:text-indent="-0.1201in" style:auto-text-indent="false">
        <style:tab-stops>
          <style:tab-stop style:position="6.4965in" style:type="right" style:leader-style="dotted" style:leader-text="."/>
        </style:tab-stops>
      </style:paragraph-properties>
      <style:text-properties style:font-name="Ubuntu Light1" fo:font-family="'Ubuntu Light'" style:font-style-name="Light" style:font-pitch="variable" fo:font-size="12pt" fo:language="es" fo:country="ES" fo:font-weight="250"/>
    </style:style>
    <style:style style:name="Contents_20_3" style:display-name="Contents 3" style:family="paragraph" style:parent-style-name="Index" style:list-style-name="List_20_2" style:class="index" style:master-page-name="">
      <style:paragraph-properties fo:margin-left="0.5in" fo:margin-right="0in" fo:margin-top="0in" fo:margin-bottom="0in" loext:contextual-spacing="true" fo:text-indent="-0.1201in" style:auto-text-indent="false" style:page-number="auto">
        <style:tab-stops>
          <style:tab-stop style:position="6.3in" style:type="right" style:leader-style="dotted" style:leader-text="."/>
        </style:tab-stops>
      </style:paragraph-properties>
      <style:text-properties style:font-name="Ubuntu Light1"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18T10:43:19.708268108</dc:date>
    <dc:creator>victor perez</dc:creator>
    <meta:editing-duration>P5DT10H51M1S</meta:editing-duration>
    <meta:editing-cycles>473</meta:editing-cycles>
    <meta:generator>LibreOffice/4.4.6.3$Linux_X86_64 LibreOffice_project/40m0$Build-3</meta:generator>
    <meta:document-statistic meta:table-count="0" meta:image-count="2" meta:object-count="0" meta:page-count="75" meta:paragraph-count="731" meta:word-count="17778" meta:character-count="115730" meta:non-whitespace-character-count="98604"/>
  </office:meta>
</office:document-meta>
</file>